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5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2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Based_20_style">
      <style:text-properties fo:font-weight="bold" officeooo:rsid="0129efd1" officeooo:paragraph-rsid="0129efd1" style:font-weight-asian="bold" style:font-weight-complex="bold"/>
    </style:style>
    <style:style style:name="P2" style:family="paragraph" style:parent-style-name="Based_20_style">
      <style:text-properties fo:font-weight="bold" officeooo:rsid="015017f0" officeooo:paragraph-rsid="015017f0" style:font-weight-asian="bold" style:font-weight-complex="bold"/>
    </style:style>
    <style:style style:name="P3" style:family="paragraph" style:parent-style-name="Based_20_style">
      <style:text-properties fo:font-weight="bold" officeooo:rsid="01269af8" officeooo:paragraph-rsid="0259206b" style:font-weight-asian="bold" style:font-weight-complex="bold"/>
    </style:style>
    <style:style style:name="P4" style:family="paragraph" style:parent-style-name="Based_20_style">
      <style:text-properties fo:font-weight="bold" officeooo:rsid="01269af8" officeooo:paragraph-rsid="025b0e43" style:font-weight-asian="bold" style:font-weight-complex="bold"/>
    </style:style>
    <style:style style:name="P5" style:family="paragraph" style:parent-style-name="Based_20_style">
      <style:text-properties fo:font-weight="bold" officeooo:rsid="01309044" officeooo:paragraph-rsid="025cc0cc" style:font-weight-asian="bold" style:font-weight-complex="bold"/>
    </style:style>
    <style:style style:name="P6" style:family="paragraph" style:parent-style-name="Based_20_style">
      <style:text-properties fo:font-weight="bold" officeooo:rsid="014e718a" officeooo:paragraph-rsid="02645b41" style:font-weight-asian="bold" style:font-weight-complex="bold"/>
    </style:style>
    <style:style style:name="P7" style:family="paragraph" style:parent-style-name="Based_20_style">
      <style:text-properties fo:font-weight="bold" officeooo:rsid="0156b1f9" officeooo:paragraph-rsid="026bf617" style:font-weight-asian="bold" style:font-weight-complex="bold"/>
    </style:style>
    <style:style style:name="P8" style:family="paragraph" style:parent-style-name="Based_20_style">
      <style:text-properties fo:font-weight="bold" officeooo:rsid="01913633" officeooo:paragraph-rsid="02859512" style:font-weight-asian="bold" style:font-weight-complex="bold"/>
    </style:style>
    <style:style style:name="P9" style:family="paragraph" style:parent-style-name="Based_20_style">
      <style:text-properties fo:font-weight="bold" officeooo:rsid="01913633" officeooo:paragraph-rsid="0285d48b" style:font-weight-asian="bold" style:font-weight-complex="bold"/>
    </style:style>
    <style:style style:name="P10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fo:font-weight="bold" officeooo:rsid="013fb4ae" officeooo:paragraph-rsid="025d76f9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fo:font-weight="bold" officeooo:paragraph-rsid="0282edfc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fo:font-weight="bold" officeooo:paragraph-rsid="02833690" style:font-weight-asian="bold" style:font-weight-complex="bold"/>
    </style:style>
    <style:style style:name="P13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font-weight="normal" officeooo:paragraph-rsid="0002ab80" style:font-weight-asian="normal" style:font-weight-complex="normal"/>
    </style:style>
    <style:style style:name="P14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font-weight="normal" officeooo:rsid="00063787" officeooo:paragraph-rsid="0002ab80" style:font-weight-asian="normal" style:font-weight-complex="normal"/>
    </style:style>
    <style:style style:name="P15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font-weight="normal" officeooo:rsid="00063787" officeooo:paragraph-rsid="000b8663" style:font-weight-asian="normal" style:font-weight-complex="normal"/>
    </style:style>
    <style:style style:name="P16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font-weight="normal" officeooo:rsid="00063787" officeooo:paragraph-rsid="001937f4" style:font-weight-asian="normal" style:font-weight-complex="normal"/>
    </style:style>
    <style:style style:name="P17" style:family="paragraph" style:parent-style-name="Based_20_style">
      <style:text-properties fo:font-weight="normal" officeooo:rsid="0156b1f9" officeooo:paragraph-rsid="026bab2c" style:font-weight-asian="normal" style:font-weight-complex="normal"/>
    </style:style>
    <style:style style:name="P18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font-style="italic" fo:font-weight="normal" officeooo:rsid="00063787" officeooo:paragraph-rsid="025b0e43" style:font-style-asian="italic" style:font-weight-asian="normal" style:font-style-complex="italic" style:font-weight-complex="normal"/>
    </style:style>
    <style:style style:name="P19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font-style="italic" fo:font-weight="normal" officeooo:rsid="00063787" officeooo:paragraph-rsid="02645b41" style:font-style-asian="italic" style:font-weight-asian="normal" style:font-style-complex="italic" style:font-weight-complex="normal"/>
    </style:style>
    <style:style style:name="P20" style:family="paragraph" style:parent-style-name="Based_20_style">
      <style:text-properties officeooo:rsid="012d947e" officeooo:paragraph-rsid="012d947e"/>
    </style:style>
    <style:style style:name="P21" style:family="paragraph" style:parent-style-name="Based_20_style">
      <style:text-properties officeooo:rsid="012f481f" officeooo:paragraph-rsid="012f481f"/>
    </style:style>
    <style:style style:name="P22" style:family="paragraph" style:parent-style-name="Based_20_style">
      <style:text-properties style:font-name="Times New Roman" fo:font-size="14pt" fo:font-style="normal" style:text-underline-style="none" fo:font-weight="normal" officeooo:rsid="01269418" officeooo:paragraph-rsid="0130904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style:font-name="Times New Roman" fo:font-size="14pt" fo:font-style="normal" style:text-underline-style="none" fo:font-weight="normal" officeooo:rsid="01269418" officeooo:paragraph-rsid="0130904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style:font-name="Times New Roman" fo:font-size="14pt" fo:font-style="normal" style:text-underline-style="none" fo:font-weight="normal" officeooo:rsid="01269418" officeooo:paragraph-rsid="0132c391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style:font-name="Times New Roman" fo:font-size="14pt" fo:font-style="normal" style:text-underline-style="none" fo:font-weight="normal" officeooo:rsid="01269418" officeooo:paragraph-rsid="025cc0c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ize="14pt" fo:font-style="normal" style:text-underline-style="none" fo:font-weight="normal" officeooo:rsid="011af06e" officeooo:paragraph-rsid="0130904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style:font-name="Times New Roman" fo:font-size="14pt" fo:font-style="normal" style:text-underline-style="none" fo:font-weight="normal" officeooo:rsid="011af06e" officeooo:paragraph-rsid="01309044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Based_20_style">
      <style:text-properties style:font-name="Times New Roman" fo:font-size="14pt" fo:font-style="normal" style:text-underline-style="none" fo:font-weight="normal" officeooo:rsid="0123cd58" officeooo:paragraph-rsid="025b0e43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style:font-name="Times New Roman" fo:font-size="14pt" fo:font-style="normal" style:text-underline-style="none" fo:font-weight="normal" officeooo:rsid="0139acea" officeooo:paragraph-rsid="025cc0c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ize="14pt" fo:font-style="normal" fo:font-weight="normal" officeooo:rsid="002d1107" officeooo:paragraph-rsid="012c31ba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line-height="150%" fo:text-align="justify" style:justify-single-word="false" fo:break-before="page"/>
      <style:text-properties style:font-name="Times New Roman" fo:font-size="14pt" fo:font-style="normal" fo:font-weight="normal" officeooo:rsid="002d1107" officeooo:paragraph-rsid="012c31ba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ize="14pt" fo:font-style="normal" fo:font-weight="normal" officeooo:rsid="00d8f78c" officeooo:paragraph-rsid="012c31ba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ize="14pt" fo:font-style="normal" fo:font-weight="normal" officeooo:rsid="00dba5f1" officeooo:paragraph-rsid="012c31ba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ize="14pt" fo:font-style="normal" fo:font-weight="normal" officeooo:rsid="00dd5bb3" officeooo:paragraph-rsid="012c31ba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style:font-name="Times New Roman" fo:font-style="italic" fo:font-weight="normal" officeooo:rsid="002d1107" officeooo:paragraph-rsid="012c31ba" style:font-style-asian="italic" style:font-weight-asian="normal" style:font-style-complex="italic" style:font-weight-complex="normal"/>
    </style:style>
    <style:style style:name="P36" style:family="paragraph" style:parent-style-name="Based_20_style">
      <style:text-properties officeooo:rsid="01320762" officeooo:paragraph-rsid="01320762"/>
    </style:style>
    <style:style style:name="P37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officeooo:paragraph-rsid="016f39fa"/>
    </style:style>
    <style:style style:name="P38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officeooo:paragraph-rsid="0172a0bf"/>
    </style:style>
    <style:style style:name="P39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officeooo:paragraph-rsid="01772715"/>
    </style:style>
    <style:style style:name="P40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officeooo:paragraph-rsid="017920b5"/>
    </style:style>
    <style:style style:name="P41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style:writing-mode="lr-tb"/>
      <style:text-properties officeooo:paragraph-rsid="01842cb4"/>
    </style:style>
    <style:style style:name="P42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officeooo:paragraph-rsid="0271ba03"/>
    </style:style>
    <style:style style:name="P43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officeooo:paragraph-rsid="0271e6cd"/>
    </style:style>
    <style:style style:name="P4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  <style:text-properties officeooo:paragraph-rsid="0002ab80"/>
    </style:style>
    <style:style style:name="P45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style:font-name="Times New Roman1" fo:font-size="14pt" officeooo:paragraph-rsid="0165d4db" style:font-name-asian="Times New Roman2" style:font-size-asian="14pt" style:font-name-complex="Times New Roman2" style:font-size-complex="14pt"/>
    </style:style>
    <style:style style:name="P46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style:font-name="Times New Roman1" fo:font-size="14pt" officeooo:paragraph-rsid="016c1a48" style:font-name-asian="Times New Roman2" style:font-size-asian="14pt" style:font-name-complex="Times New Roman2" style:font-size-complex="14pt"/>
    </style:style>
    <style:style style:name="P47" style:family="paragraph" style:parent-style-name="Based_20_style">
      <style:paragraph-properties fo:margin-left="0cm" fo:margin-right="0cm" fo:text-indent="0cm" style:auto-text-indent="false"/>
      <style:text-properties style:font-name="Times New Roman1" fo:font-size="14pt" officeooo:paragraph-rsid="0160b830" style:font-name-asian="Times New Roman2" style:font-size-asian="14pt" style:font-name-complex="Times New Roman2" style:font-size-complex="14pt"/>
    </style:style>
    <style:style style:name="P48" style:family="paragraph" style:parent-style-name="Standard">
      <loext:graphic-properties draw:fill-hatch-name="hatch"/>
      <style:paragraph-properties fo:line-height="100%" fo:text-align="justify" style:justify-single-word="false" fo:padding="0.049cm" fo:border="0.06pt solid #000000"/>
      <style:text-properties style:font-name="Courier New" fo:font-size="11pt" fo:font-style="normal" fo:font-weight="normal" officeooo:rsid="002d1107" officeooo:paragraph-rsid="012c31ba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line-height="100%" fo:text-align="justify" style:justify-single-word="false" fo:padding="0.049cm" fo:border="0.06pt solid #000000"/>
      <style:text-properties style:font-name="Courier New" fo:font-size="11pt" fo:font-style="normal" fo:font-weight="normal" officeooo:rsid="002d1107" officeooo:paragraph-rsid="012c31ba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loext:graphic-properties draw:fill-hatch-name="hatch"/>
      <style:paragraph-properties fo:line-height="100%" fo:text-align="justify" style:justify-single-word="false" fo:padding="0.049cm" fo:border="0.06pt solid #000000"/>
      <style:text-properties style:font-name="Courier New" fo:font-size="11pt" fo:font-style="normal" fo:font-weight="normal" officeooo:rsid="002d1107" officeooo:paragraph-rsid="012c31ba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loext:graphic-properties draw:fill-hatch-name="hatch"/>
      <style:paragraph-properties fo:line-height="100%" fo:text-align="justify" style:justify-single-word="false" fo:padding="0.049cm" fo:border="0.06pt solid #000000"/>
      <style:text-properties style:font-name="Courier New" fo:font-size="11pt" fo:font-style="normal" style:text-underline-style="none" fo:font-weight="normal" officeooo:rsid="011af06e" officeooo:paragraph-rsid="01309044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loext:graphic-properties draw:fill-hatch-name="hatch"/>
      <style:paragraph-properties fo:line-height="100%" fo:text-align="justify" style:justify-single-word="false" fo:padding="0.049cm" fo:border="0.06pt solid #000000"/>
      <style:text-properties style:font-name="Courier New" fo:font-size="11pt" fo:font-style="normal" style:text-underline-style="none" fo:font-weight="normal" officeooo:rsid="01269418" officeooo:paragraph-rsid="01309044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_20__28_user_29_">
      <style:paragraph-properties fo:text-align="center" style:justify-single-word="false"/>
      <style:text-properties fo:text-transform="uppercase" fo:color="#000000" loext:opacity="100%" fo:font-weight="bold" officeooo:paragraph-rsid="0002ab80" style:language-asian="ru" style:country-asian="RU" style:font-weight-asian="bold" style:font-size-complex="14pt" style:language-complex="ar" style:country-complex="SA"/>
    </style:style>
    <style:style style:name="P54" style:family="paragraph" style:parent-style-name="Standard_20__28_user_29_">
      <style:paragraph-properties fo:text-align="center" style:justify-single-word="false"/>
      <style:text-properties fo:color="#000000" loext:opacity="100%" officeooo:paragraph-rsid="0002ab80" style:language-asian="ru" style:country-asian="RU" style:font-size-complex="14pt" style:language-complex="ar" style:country-complex="SA"/>
    </style:style>
    <style:style style:name="P55" style:family="paragraph" style:parent-style-name="Standard_20__28_user_29_">
      <style:paragraph-properties fo:text-align="center" style:justify-single-word="false"/>
      <style:text-properties fo:color="#000000" loext:opacity="100%" officeooo:paragraph-rsid="0002ab80" style:language-asian="ru" style:country-asian="RU" style:font-size-complex="14pt" style:language-complex="ar" style:country-complex="SA" style:font-weight-complex="bold"/>
    </style:style>
    <style:style style:name="P5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officeooo:paragraph-rsid="0002ab80" style:language-asian="ru" style:country-asian="RU" style:font-size-complex="14pt" style:language-complex="ar" style:country-complex="SA" style:font-weight-complex="bold"/>
    </style:style>
    <style:style style:name="P57" style:family="paragraph" style:parent-style-name="Standard_20__28_user_29_">
      <style:paragraph-properties fo:margin-left="0cm" fo:margin-right="0cm" fo:orphans="0" fo:widows="0" fo:text-indent="0cm" style:auto-text-indent="false"/>
      <style:text-properties fo:color="#000000" loext:opacity="100%" officeooo:paragraph-rsid="0002ab80" style:font-size-complex="14pt"/>
    </style:style>
    <style:style style:name="P58" style:family="paragraph" style:parent-style-name="Standard_20__28_user_29_">
      <style:paragraph-properties fo:orphans="0" fo:widows="0"/>
      <style:text-properties fo:color="#000000" loext:opacity="100%" officeooo:paragraph-rsid="0002ab80" style:font-size-complex="14pt"/>
    </style:style>
    <style:style style:name="P59" style:family="paragraph" style:parent-style-name="Standard_20__28_user_29_">
      <style:paragraph-properties fo:text-align="center" style:justify-single-word="false" fo:orphans="0" fo:widows="0"/>
      <style:text-properties fo:color="#000000" loext:opacity="100%" officeooo:paragraph-rsid="0002ab80" style:font-size-complex="14pt"/>
    </style:style>
    <style:style style:name="P60" style:family="paragraph" style:parent-style-name="Standard_20__28_user_29_">
      <style:paragraph-properties fo:text-align="center" style:justify-single-word="false"/>
      <style:text-properties fo:color="#000000" loext:opacity="100%" fo:font-weight="bold" officeooo:paragraph-rsid="0002ab80" style:language-asian="ru" style:country-asian="RU" style:font-weight-asian="bold" style:font-size-complex="14pt" style:language-complex="ar" style:country-complex="SA"/>
    </style:style>
    <style:style style:name="P61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color="#000000" loext:opacity="100%" fo:font-weight="normal" officeooo:rsid="00039904" officeooo:paragraph-rsid="0002ab80" style:language-asian="ru" style:country-asian="RU" style:font-weight-asian="normal" style:font-size-complex="14pt" style:language-complex="ar" style:country-complex="SA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style:writing-mode="lr-tb"/>
      <style:text-properties fo:color="#000000" loext:opacity="100%" style:font-name="Times New Roman1" fo:font-size="14pt" fo:language="ru" fo:country="RU" officeooo:rsid="01a4dcd2" officeooo:paragraph-rsid="01a601a7" style:font-name-asian="Times New Roman2" style:font-size-asian="14pt" style:font-name-complex="Times New Roman2" style:font-size-complex="14pt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fo:color="#000000" loext:opacity="100%" style:font-name="Times New Roman1" fo:font-size="14pt" fo:language="ru" fo:country="RU" officeooo:rsid="01aa8428" officeooo:paragraph-rsid="01ac4a25" style:font-name-asian="Times New Roman2" style:font-size-asian="14pt" style:font-name-complex="Times New Roman2" style:font-size-complex="14pt"/>
    </style:style>
    <style:style style:name="P64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paragraph-rsid="0002ab80"/>
    </style:style>
    <style:style style:name="P65" style:family="paragraph" style:parent-style-name="Standard_20__28_user_29_">
      <style:paragraph-properties fo:margin-left="0cm" fo:margin-right="0cm" fo:text-align="justify" style:justify-single-word="false" fo:text-indent="0cm" style:auto-text-indent="false" fo:break-before="page"/>
      <style:text-properties officeooo:paragraph-rsid="0002ab80"/>
    </style:style>
    <style:style style:name="P66" style:family="paragraph" style:parent-style-name="Standard_20__28_user_29_">
      <style:paragraph-properties fo:text-align="center" style:justify-single-word="false"/>
      <style:text-properties officeooo:paragraph-rsid="0137cf92"/>
    </style:style>
    <style:style style:name="P67" style:family="paragraph" style:parent-style-name="Based_20_style">
      <style:paragraph-properties fo:margin-left="0cm" fo:margin-right="0cm" fo:text-indent="0cm" style:auto-text-indent="false"/>
      <style:text-properties officeooo:paragraph-rsid="0143f82a"/>
    </style:style>
    <style:style style:name="P68" style:family="paragraph" style:parent-style-name="Based_20_style">
      <style:text-properties officeooo:rsid="014d0a10" officeooo:paragraph-rsid="014d0a10"/>
    </style:style>
    <style:style style:name="P69" style:family="paragraph" style:parent-style-name="Based_20_style">
      <style:text-properties officeooo:rsid="014dbf41" officeooo:paragraph-rsid="014dbf41"/>
    </style:style>
    <style:style style:name="P70" style:family="paragraph" style:parent-style-name="Based_20_style">
      <style:text-properties officeooo:rsid="01543397" officeooo:paragraph-rsid="01543397"/>
    </style:style>
    <style:style style:name="P71" style:family="paragraph" style:parent-style-name="Based_20_style">
      <style:text-properties officeooo:rsid="01589593" officeooo:paragraph-rsid="01589593"/>
    </style:style>
    <style:style style:name="P72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f17d5" officeooo:paragraph-rsid="01464a43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73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fd360" officeooo:paragraph-rsid="01472ff2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74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fd360" officeooo:paragraph-rsid="014a56dc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75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e1cbc" officeooo:paragraph-rsid="013e853c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76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bold" officeooo:rsid="014a9e5b" officeooo:paragraph-rsid="02631aae" fo:background-color="transparent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77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82b8d" officeooo:paragraph-rsid="015017f0" style:letter-kerning="false" fo:background-color="transparent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P78" style:family="paragraph" style:parent-style-name="Standard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82b8d" officeooo:paragraph-rsid="01520029" style:letter-kerning="false" fo:background-color="transparent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P79" style:family="paragraph" style:parent-style-name="LO-normal">
      <style:paragraph-properties fo:margin-top="0.058cm" fo:margin-bottom="0cm" style:contextual-spacing="false" fo:line-height="143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82b8d" officeooo:paragraph-rsid="01524618" style:letter-kerning="false" fo:background-color="transparent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P80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5017f0" officeooo:paragraph-rsid="015017f0" style:letter-kerning="false" fo:background-color="transparent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P81" style:family="paragraph" style:parent-style-name="Based_20_style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82b8d" officeooo:paragraph-rsid="02645b41" style:letter-kerning="false" fo:background-color="transparent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weight-complex="normal"/>
    </style:style>
    <style:style style:name="P82" style:family="paragraph" style:parent-style-name="LO-normal">
      <style:paragraph-properties fo:margin-top="0.058cm" fo:margin-bottom="0cm" style:contextual-spacing="false" fo:line-height="143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bold" officeooo:rsid="01526a0f" officeooo:paragraph-rsid="0269ad51" style:letter-kerning="false" fo:background-color="transparent" style:font-name-asian="Times New Roman2" style:font-size-asian="14pt" style:language-asian="zh" style:country-asian="CN" style:font-style-asian="normal" style:font-weight-asian="bold" style:font-name-complex="Times New Roman2" style:font-size-complex="14pt" style:language-complex="hi" style:country-complex="IN" style:font-weight-complex="bold"/>
    </style:style>
    <style:style style:name="P83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italic" style:text-underline-style="none" fo:font-weight="normal" officeooo:rsid="00063787" officeooo:paragraph-rsid="025d76f9" fo:background-color="transparent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P84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fo:font-variant="normal" fo:text-transform="none" style:font-name="Times New Roman1" fo:font-size="14pt" fo:language="ru" fo:country="RU" fo:font-style="normal" fo:font-weight="normal" officeooo:paragraph-rsid="016f39fa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fo:font-variant="normal" fo:text-transform="none" style:font-name="Times New Roman1" fo:font-size="14pt" fo:language="ru" fo:country="RU" fo:font-style="normal" fo:font-weight="normal" officeooo:paragraph-rsid="0172a0bf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fo:font-variant="normal" fo:text-transform="none" style:font-name="Times New Roman1" fo:font-size="14pt" fo:language="ru" fo:country="RU" fo:font-style="normal" fo:font-weight="normal" officeooo:paragraph-rsid="017af9e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87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fo:font-variant="normal" fo:text-transform="none" style:font-name="Times New Roman1" fo:font-size="14pt" fo:language="ru" fo:country="RU" fo:font-style="normal" fo:font-weight="normal" officeooo:paragraph-rsid="01842cb4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88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style:writing-mode="lr-tb"/>
      <style:text-properties fo:font-variant="normal" fo:text-transform="none" style:font-name="Times New Roman1" fo:font-size="14pt" fo:language="ru" fo:country="RU" fo:font-style="normal" fo:font-weight="normal" officeooo:paragraph-rsid="01842cb4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fo:font-variant="normal" fo:text-transform="none" style:font-name="Times New Roman1" fo:font-size="14pt" fo:language="ru" fo:country="RU" fo:font-style="normal" fo:font-weight="normal" officeooo:rsid="01747a3c" officeooo:paragraph-rsid="01772715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style:writing-mode="lr-tb"/>
      <style:text-properties fo:font-variant="normal" fo:text-transform="none" style:font-name="Times New Roman1" fo:font-size="14pt" fo:language="ru" fo:country="RU" fo:font-style="normal" fo:font-weight="normal" officeooo:rsid="0186f054" officeooo:paragraph-rsid="01842cb4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fo:font-variant="normal" fo:text-transform="none" style:font-name="Times New Roman1" fo:font-size="14pt" fo:language="ru" fo:country="RU" fo:font-style="normal" fo:font-weight="normal" officeooo:rsid="0180a940" officeooo:paragraph-rsid="0283369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2" style:family="paragraph" style:parent-style-name="Based_20_style">
      <style:text-properties officeooo:rsid="015b69a5" officeooo:paragraph-rsid="015b69a5"/>
    </style:style>
    <style:style style:name="P93" style:family="paragraph" style:parent-style-name="Based_20_style">
      <style:paragraph-properties fo:margin-left="0cm" fo:margin-right="0cm" fo:text-indent="0cm" style:auto-text-indent="false"/>
      <style:text-properties officeooo:paragraph-rsid="0160b830"/>
    </style:style>
    <style:style style:name="P94" style:family="paragraph" style:parent-style-name="Based_20_style">
      <style:text-properties officeooo:rsid="0163269b" officeooo:paragraph-rsid="0163269b"/>
    </style:style>
    <style:style style:name="P95" style:family="paragraph" style:parent-style-name="Based_20_style">
      <style:text-properties officeooo:rsid="016b3046" officeooo:paragraph-rsid="016b3046"/>
    </style:style>
    <style:style style:name="P96" style:family="paragraph" style:parent-style-name="Based_20_style">
      <style:text-properties officeooo:rsid="016d4dbf" officeooo:paragraph-rsid="016d4dbf"/>
    </style:style>
    <style:style style:name="P97" style:family="paragraph" style:parent-style-name="Based_20_style">
      <style:text-properties officeooo:rsid="0186f054" officeooo:paragraph-rsid="0186f054"/>
    </style:style>
    <style:style style:name="P98" style:family="paragraph" style:parent-style-name="Based_20_style">
      <style:text-properties officeooo:rsid="01873d44" officeooo:paragraph-rsid="01873d44"/>
    </style:style>
    <style:style style:name="P99" style:family="paragraph" style:parent-style-name="Based_20_style">
      <style:text-properties officeooo:rsid="0188dc9b" officeooo:paragraph-rsid="0188dc9b"/>
    </style:style>
    <style:style style:name="P100" style:family="paragraph" style:parent-style-name="Based_20_style">
      <style:text-properties officeooo:rsid="018a7d6c" officeooo:paragraph-rsid="018a7d6c"/>
    </style:style>
    <style:style style:name="P101" style:family="paragraph" style:parent-style-name="Based_20_style">
      <style:text-properties officeooo:rsid="0197b40f" officeooo:paragraph-rsid="0197b40f"/>
    </style:style>
    <style:style style:name="P102" style:family="paragraph" style:parent-style-name="Based_20_style">
      <style:text-properties officeooo:rsid="01a1131c" officeooo:paragraph-rsid="01a1131c"/>
    </style:style>
    <style:style style:name="P103" style:family="paragraph" style:parent-style-name="Based_20_style">
      <style:text-properties officeooo:rsid="01a2f2c1" officeooo:paragraph-rsid="01a2f2c1"/>
    </style:style>
    <style:style style:name="P104" style:family="paragraph" style:parent-style-name="Based_20_style">
      <style:text-properties officeooo:rsid="01a4dcd2" officeooo:paragraph-rsid="01a4dcd2"/>
    </style:style>
    <style:style style:name="P105" style:family="paragraph" style:parent-style-name="Based_20_style">
      <style:text-properties officeooo:rsid="01a89cea" officeooo:paragraph-rsid="01a89cea"/>
    </style:style>
    <style:style style:name="P106" style:family="paragraph" style:parent-style-name="Based_20_style">
      <style:paragraph-properties fo:margin-left="0cm" fo:margin-right="0cm" fo:text-indent="0cm" style:auto-text-indent="false"/>
      <style:text-properties officeooo:paragraph-rsid="026e6ed9"/>
    </style:style>
    <style:style style:name="P107" style:family="paragraph" style:parent-style-name="Based_20_style">
      <style:paragraph-properties fo:margin-left="0cm" fo:margin-right="0cm" fo:text-indent="0cm" style:auto-text-indent="false"/>
      <style:text-properties officeooo:paragraph-rsid="026eb4b5"/>
    </style:style>
    <style:style style:name="P108" style:family="paragraph" style:parent-style-name="Based_20_style">
      <style:text-properties officeooo:rsid="01999776" officeooo:paragraph-rsid="028d6f4e"/>
    </style:style>
    <style:style style:name="P109" style:family="paragraph" style:parent-style-name="Based_20_style">
      <style:text-properties officeooo:rsid="01a19999" officeooo:paragraph-rsid="01a19999"/>
    </style:style>
    <style:style style:name="P110" style:family="paragraph" style:parent-style-name="Based_20_style">
      <style:text-properties officeooo:rsid="028f1006" officeooo:paragraph-rsid="028f1006"/>
    </style:style>
    <style:style style:name="P111" style:family="paragraph" style:parent-style-name="LO-normal">
      <style:paragraph-properties fo:margin-top="0.058cm" fo:margin-bottom="0cm" style:contextual-spacing="false" fo:line-height="143%" fo:text-align="start" style:justify-single-word="false" fo:orphans="0" fo:widows="0"/>
      <style:text-properties officeooo:paragraph-rsid="02664e64"/>
    </style:style>
    <style:style style:name="P112" style:family="paragraph" style:parent-style-name="LO-normal">
      <style:paragraph-properties fo:margin-top="0.058cm" fo:margin-bottom="0cm" style:contextual-spacing="false" fo:line-height="143%" fo:text-align="start" style:justify-single-word="false" fo:orphans="0" fo:widows="0"/>
      <style:text-properties officeooo:paragraph-rsid="0269ad51"/>
    </style:style>
    <style:style style:name="P113" style:family="paragraph" style:parent-style-name="Source_20_code">
      <style:text-properties officeooo:paragraph-rsid="0262038a"/>
    </style:style>
    <style:style style:name="P114" style:family="paragraph" style:parent-style-name="Source_20_code">
      <style:text-properties officeooo:paragraph-rsid="0262a34d"/>
    </style:style>
    <style:style style:name="P115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officeooo:rsid="0166d43f" officeooo:paragraph-rsid="026f25f8"/>
    </style:style>
    <style:style style:name="P116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  <style:text-properties officeooo:rsid="0166d43f" officeooo:paragraph-rsid="02702f5b"/>
    </style:style>
    <style:style style:name="P117" style:family="paragraph" style:parent-style-name="Based_20_style">
      <style:text-properties officeooo:rsid="029cff31" officeooo:paragraph-rsid="029cff31"/>
    </style:style>
    <style:style style:name="P118" style:family="paragraph" style:parent-style-name="Based_20_style">
      <style:text-properties officeooo:rsid="01464a43" officeooo:paragraph-rsid="01464a43"/>
    </style:style>
    <style:style style:name="P119" style:family="paragraph" style:parent-style-name="Based_20_style">
      <style:text-properties officeooo:rsid="02b73086" officeooo:paragraph-rsid="02b73086"/>
    </style:style>
    <style:style style:name="P120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officeooo:rsid="002d2867" officeooo:paragraph-rsid="013e853c"/>
    </style:style>
    <style:style style:name="P121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officeooo:rsid="02a6aeff" officeooo:paragraph-rsid="02a6aeff"/>
    </style:style>
    <style:style style:name="P122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officeooo:rsid="02ba47b3" officeooo:paragraph-rsid="02ba47b3"/>
    </style:style>
    <style:style style:name="P123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color="#000000" loext:opacity="100%" fo:font-weight="bold" officeooo:paragraph-rsid="0002ab80" style:language-asian="ru" style:country-asian="RU" style:font-weight-asian="bold" style:font-size-complex="14pt" style:language-complex="ar" style:country-complex="SA"/>
    </style:style>
    <style:style style:name="P124" style:family="paragraph" style:parent-style-name="Based_20_style">
      <style:text-properties officeooo:rsid="02d94c14" officeooo:paragraph-rsid="02d94c14"/>
    </style:style>
    <style:style style:name="P125" style:family="paragraph" style:parent-style-name="Based_20_style">
      <style:text-properties officeooo:rsid="02db42e7" officeooo:paragraph-rsid="02db42e7"/>
    </style:style>
    <style:style style:name="P126" style:family="paragraph" style:parent-style-name="Based_20_style">
      <style:text-properties officeooo:rsid="02e2846f" officeooo:paragraph-rsid="02e2846f"/>
    </style:style>
    <style:style style:name="P127" style:family="paragraph" style:parent-style-name="Based_20_style">
      <style:text-properties officeooo:rsid="01a19999" officeooo:paragraph-rsid="01a19999"/>
    </style:style>
    <style:style style:name="P128" style:family="paragraph" style:parent-style-name="Based_20_style">
      <style:text-properties officeooo:rsid="02e767f6" officeooo:paragraph-rsid="02e767f6"/>
    </style:style>
    <style:style style:name="P129" style:family="paragraph" style:parent-style-name="LO-normal" style:list-style-name="L2">
      <style:paragraph-properties fo:margin-top="0.058cm" fo:margin-bottom="0cm" style:contextual-spacing="false" fo:line-height="143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82b8d" officeooo:paragraph-rsid="01524618" style:letter-kerning="false" fo:background-color="transparent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P130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fd360" officeooo:paragraph-rsid="014a56dc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31" style:family="paragraph" style:parent-style-name="LO-normal">
      <style:paragraph-properties fo:margin-left="0.347cm" fo:margin-right="0.4cm" fo:margin-top="0.058cm" fo:margin-bottom="0cm" style:contextual-spacing="false" fo:line-height="143%" fo:text-align="start" style:justify-single-word="false" fo:orphans="0" fo:widows="0" fo:text-indent="1.3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d4ca74" officeooo:paragraph-rsid="02d4ca74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32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25d76f9"/>
    </style:style>
    <style:style style:name="P133" style:family="paragraph" style:parent-style-name="Standard" style:list-style-name="L1">
      <style:paragraph-properties fo:margin-top="0.058cm" fo:margin-bottom="0cm" style:contextual-spacing="false" fo:line-height="143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82b8d" officeooo:paragraph-rsid="01520029" style:letter-kerning="false" fo:background-color="transparent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P134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fo:color="#000000" loext:opacity="100%" style:font-name="Times New Roman1" fo:font-size="14pt" fo:language="ru" fo:country="RU" officeooo:rsid="01aa8428" officeooo:paragraph-rsid="01ac4a25" style:font-name-asian="Times New Roman2" style:font-size-asian="14pt" style:font-name-complex="Times New Roman2" style:font-size-complex="14pt"/>
    </style:style>
    <style:style style:name="P135" style:family="paragraph" style:parent-style-name="Standard">
      <style:paragraph-properties fo:margin-top="0cm" fo:margin-bottom="0cm" style:contextual-spacing="false" fo:line-height="150%" fo:text-align="center" style:justify-single-word="false" fo:break-before="page" style:writing-mode="lr-tb"/>
      <style:text-properties fo:color="#000000" loext:opacity="100%" style:font-name="Times New Roman1" fo:font-size="14pt" fo:language="ru" fo:country="RU" fo:font-weight="bold" officeooo:rsid="02f475a9" officeooo:paragraph-rsid="02f475a9" style:font-name-asian="Times New Roman2" style:font-size-asian="14pt" style:font-weight-asian="bold" style:font-name-complex="Times New Roman2" style:font-size-complex="14pt" style:font-weight-complex="bold"/>
    </style:style>
    <style:style style:name="P136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fo:color="#000000" loext:opacity="100%" style:font-name="Times New Roman1" fo:font-size="14pt" fo:language="ru" fo:country="RU" fo:font-weight="bold" officeooo:rsid="02f475a9" officeooo:paragraph-rsid="02f475a9" style:font-name-asian="Times New Roman2" style:font-size-asian="14pt" style:font-weight-asian="bold" style:font-name-complex="Times New Roman2" style:font-size-complex="14pt" style:font-weight-complex="bold"/>
    </style:style>
    <style:style style:name="P137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fo:color="#000000" loext:opacity="100%" style:font-name="Times New Roman1" fo:font-size="14pt" fo:language="ru" fo:country="RU" fo:font-weight="normal" officeooo:rsid="02f475a9" officeooo:paragraph-rsid="02f475a9" style:font-name-asian="Times New Roman2" style:font-size-asian="14pt" style:font-weight-asian="normal" style:font-name-complex="Times New Roman2" style:font-size-complex="14pt" style:font-weight-complex="normal"/>
    </style:style>
    <style:style style:name="T1" style:family="text">
      <style:text-properties fo:color="#000000" loext:opacity="100%" style:language-asian="ru" style:country-asian="RU" style:font-size-complex="14pt" style:language-complex="ar" style:country-complex="SA" style:font-weight-complex="bold"/>
    </style:style>
    <style:style style:name="T2" style:family="text">
      <style:text-properties fo:color="#000000" loext:opacity="100%" fo:font-weight="bold" officeooo:rsid="00039904" style:language-asian="ru" style:country-asian="RU" style:font-weight-asian="bold" style:font-size-complex="14pt" style:language-complex="ar" style:country-complex="SA" style:font-weight-complex="bold"/>
    </style:style>
    <style:style style:name="T3" style:family="text">
      <style:text-properties fo:color="#000000" loext:opacity="100%" style:font-name="Times New Roman1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fo:color="#000000" loext:opacity="100%" style:font-name="Times New Roman1" fo:font-size="14pt" fo:language="ru" fo:country="RU" fo:font-weight="normal" officeooo:rsid="01967499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fo:color="#000000" loext:opacity="100%" style:font-name="Times New Roman1" fo:font-size="14pt" fo:language="ru" fo:country="RU" fo:font-weight="normal" officeooo:rsid="028c98bb" style:font-name-asian="Times New Roman2" style:font-size-asian="14pt" style:font-weight-asian="normal" style:font-name-complex="Times New Roman2" style:font-size-complex="14pt" style:font-weight-complex="normal"/>
    </style:style>
    <style:style style:name="T6" style:family="text">
      <style:text-properties fo:color="#000000" loext:opacity="100%" style:font-name="Times New Roman1"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7" style:family="text">
      <style:text-properties fo:color="#000000" loext:opacity="100%" style:font-name="Times New Roman" fo:font-size="14pt" fo:language="ru" fo:country="RU" style:font-name-asian="Courier New1" style:font-size-asian="14pt" style:font-name-complex="Courier New1" style:font-size-complex="14pt"/>
    </style:style>
    <style:style style:name="T8" style:family="text">
      <style:text-properties fo:color="#000000" loext:opacity="100%" style:font-name="Times New Roman" fo:font-size="14pt" fo:language="en" fo:country="US" style:font-name-asian="Courier New1" style:font-size-asian="14pt" style:font-name-complex="Courier New1" style:font-size-complex="14pt"/>
    </style:style>
    <style:style style:name="T9" style:family="text">
      <style:text-properties fo:color="#000000" loext:opacity="100%" style:font-name="Times New Roman" fo:font-size="14pt" fo:language="en" fo:country="US" officeooo:rsid="01a94636" style:font-name-asian="Courier New1" style:font-size-asian="14pt" style:font-name-complex="Courier New1" style:font-size-complex="14pt"/>
    </style:style>
    <style:style style:name="T10" style:family="text">
      <style:text-properties fo:text-transform="uppercase" fo:color="#000000" loext:opacity="100%" style:font-size-complex="14pt" style:font-weight-complex="bold"/>
    </style:style>
    <style:style style:name="T11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000000" loext:opacity="100%"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loext:opacity="100%" fo:font-size="14pt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2e1cbc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1414e34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13fb4a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c850ed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5ddfce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607c01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a77bde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a93da2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aa84ad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bb2f87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bd007b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2cf4082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officeooo:rsid="002e1cbc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82b8d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543397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562937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282b8d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bold" officeooo:rsid="01526a0f" style:letter-kerning="false" fo:background-color="transparent" loext:char-shading-value="0" style:font-name-asian="Times New Roman2" style:font-size-asian="14pt" style:language-asian="zh" style:country-asian="CN" style:font-style-asian="normal" style:font-weight-asian="bold" style:font-name-complex="Times New Roman2" style:font-size-complex="14pt" style:language-complex="hi" style:country-complex="IN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style:text-underline-style="none" style:letter-kerning="false" fo:background-color="transparent" loext:char-shading-value="0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italic" style:text-underline-style="none" fo:font-weight="normal" officeooo:rsid="00063787" style:letter-kerning="false" fo:background-color="transparent" loext:char-shading-value="0" style:font-name-asian="Times New Roman2" style:font-size-asian="14pt" style:language-asian="zh" style:country-asian="CN" style:font-style-asian="italic" style:font-weight-asian="normal" style:font-name-complex="Times New Roman2" style:font-size-complex="14pt" style:language-complex="hi" style:country-complex="IN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italic" style:text-underline-style="none" fo:font-weight="normal" officeooo:rsid="01526a0f" style:letter-kerning="false" fo:background-color="transparent" loext:char-shading-value="0" style:font-name-asian="Times New Roman2" style:font-size-asian="14pt" style:language-asian="zh" style:country-asian="CN" style:font-style-asian="italic" style:font-weight-asian="normal" style:font-name-complex="Times New Roman2" style:font-size-complex="14pt" style:language-complex="hi" style:country-complex="IN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italic" style:text-underline-style="none" fo:font-weight="normal" officeooo:rsid="00063787" fo:background-color="transparent" loext:char-shading-value="0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italic" style:text-underline-style="none" fo:font-weight="normal" officeooo:rsid="025d76f9" fo:background-color="transparent" loext:char-shading-value="0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41" style:family="text">
      <style:text-properties fo:font-variant="normal" fo:text-transform="none" style:font-name="Times New Roman1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2" style:family="text">
      <style:text-properties fo:font-variant="normal" fo:text-transform="none" style:font-name="Times New Roman1" fo:font-size="14pt" fo:language="ru" fo:country="RU" fo:font-style="normal" fo:font-weight="normal" officeooo:rsid="017203bb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3" style:family="text">
      <style:text-properties fo:font-variant="normal" fo:text-transform="none" style:font-name="Times New Roman1" fo:font-size="14pt" fo:language="ru" fo:country="RU" fo:font-style="normal" fo:font-weight="normal" officeooo:rsid="01738142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4" style:family="text">
      <style:text-properties fo:font-variant="normal" fo:text-transform="none" style:font-name="Times New Roman1" fo:font-size="14pt" fo:language="ru" fo:country="RU" fo:font-style="normal" fo:font-weight="normal" officeooo:rsid="01747a3c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5" style:family="text">
      <style:text-properties fo:font-variant="normal" fo:text-transform="none" style:font-name="Times New Roman1" fo:font-size="14pt" fo:language="ru" fo:country="RU" fo:font-style="normal" fo:font-weight="normal" officeooo:rsid="0178efbc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6" style:family="text">
      <style:text-properties fo:font-variant="normal" fo:text-transform="none" style:font-name="Times New Roman1" fo:font-size="14pt" fo:language="ru" fo:country="RU" fo:font-style="normal" fo:font-weight="normal" officeooo:rsid="017aea6a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7" style:family="text">
      <style:text-properties fo:font-variant="normal" fo:text-transform="none" style:font-name="Times New Roman1" fo:font-size="14pt" fo:language="ru" fo:country="RU" fo:font-style="normal" fo:font-weight="normal" officeooo:rsid="018241a2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8" style:family="text">
      <style:text-properties fo:font-variant="normal" fo:text-transform="none" style:font-name="Times New Roman1" fo:font-size="14pt" fo:language="ru" fo:country="RU" fo:font-style="normal" fo:font-weight="normal" officeooo:rsid="01868514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9" style:family="text">
      <style:text-properties fo:font-variant="normal" fo:text-transform="none" style:font-name="Times New Roman1" fo:font-size="14pt" fo:language="ru" fo:country="RU" fo:font-style="normal" fo:font-weight="normal" officeooo:rsid="0186f054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0" style:family="text">
      <style:text-properties fo:font-variant="normal" fo:text-transform="none" style:font-name="Times New Roman1" fo:font-size="14pt" fo:language="ru" fo:country="RU" fo:font-style="normal" fo:font-weight="normal" officeooo:rsid="0275a91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1" style:family="text">
      <style:text-properties fo:font-variant="normal" fo:text-transform="none" style:font-name="Times New Roman1" fo:font-size="14pt" fo:language="ru" fo:country="RU" fo:font-style="normal" fo:font-weight="normal" officeooo:rsid="0276ae1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2" style:family="text">
      <style:text-properties fo:font-variant="normal" fo:text-transform="none" style:font-name="Times New Roman1" fo:font-size="14pt" fo:language="ru" fo:country="RU" fo:font-style="normal" fo:font-weight="normal" officeooo:rsid="02786f7f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3" style:family="text">
      <style:text-properties fo:font-variant="normal" fo:text-transform="none" style:font-name="Times New Roman1" fo:font-size="14pt" fo:language="ru" fo:country="RU" fo:font-style="normal" fo:font-weight="normal" officeooo:rsid="0279dbb3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4" style:family="text">
      <style:text-properties fo:font-variant="normal" fo:text-transform="none" style:font-name="Times New Roman1" fo:font-size="14pt" fo:language="ru" fo:country="RU" fo:font-style="normal" fo:font-weight="normal" officeooo:rsid="027e32e6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5" style:family="text">
      <style:text-properties fo:font-variant="normal" fo:text-transform="none" style:font-name="Times New Roman1" fo:font-size="14pt" fo:language="ru" fo:country="RU" fo:font-style="normal" fo:font-weight="normal" officeooo:rsid="0180a94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6" style:family="text">
      <style:text-properties fo:font-variant="normal" fo:text-transform="none" style:font-name="Times New Roman1" fo:font-size="14pt" fo:language="ru" fo:country="RU" fo:font-style="normal" officeooo:rsid="0180a940" style:font-name-asian="Times New Roman2" style:font-size-asian="14pt" style:font-style-asian="normal" style:font-name-complex="Times New Roman2" style:font-size-complex="14pt" style:font-style-complex="normal"/>
    </style:style>
    <style:style style:name="T57" style:family="text">
      <style:text-properties fo:font-variant="normal" fo:text-transform="none" style:font-name="Times New Roman1" fo:font-size="14pt" fo:language="ru" fo:country="RU" fo:font-style="italic" fo:font-weight="normal" officeooo:rsid="00063787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58" style:family="text">
      <style:text-properties fo:font-weight="bold" officeooo:rsid="00063787" style:font-weight-asian="bold" style:font-weight-complex="bold"/>
    </style:style>
    <style:style style:name="T59" style:family="text">
      <style:text-properties fo:font-weight="bold" officeooo:rsid="001d750b" style:font-weight-asian="bold" style:font-weight-complex="bold"/>
    </style:style>
    <style:style style:name="T60" style:family="text">
      <style:text-properties fo:font-weight="bold" officeooo:rsid="001eb80a" style:font-weight-asian="bold" style:font-weight-complex="bold"/>
    </style:style>
    <style:style style:name="T61" style:family="text">
      <style:text-properties fo:font-weight="bold" officeooo:rsid="01348c6b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14c01f5" style:font-weight-asian="normal" style:font-weight-complex="normal"/>
    </style:style>
    <style:style style:name="T64" style:family="text">
      <style:text-properties fo:font-weight="normal" officeooo:rsid="002fd360" style:font-weight-asian="normal" style:font-weight-complex="normal"/>
    </style:style>
    <style:style style:name="T65" style:family="text">
      <style:text-properties officeooo:rsid="00063787"/>
    </style:style>
    <style:style style:name="T66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7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68" style:family="text">
      <style:text-properties style:font-name="Times New Roman1" fo:font-size="14pt" fo:font-weight="bold" officeooo:rsid="01620350" style:font-name-asian="Times New Roman2" style:font-size-asian="14pt" style:font-weight-asian="bold" style:font-name-complex="Times New Roman2" style:font-size-complex="14pt" style:font-weight-complex="bold"/>
    </style:style>
    <style:style style:name="T69" style:family="text">
      <style:text-properties style:font-name="Times New Roman1" fo:font-size="14pt" fo:font-weight="bold" officeooo:rsid="016c1a48" style:font-name-asian="Times New Roman2" style:font-size-asian="14pt" style:font-weight-asian="bold" style:font-name-complex="Times New Roman2" style:font-size-complex="14pt" style:font-weight-complex="bold"/>
    </style:style>
    <style:style style:name="T70" style:family="text">
      <style:text-properties style:font-name="Times New Roman1" fo:font-size="14pt" fo:font-weight="bold" officeooo:rsid="01682576" style:font-name-asian="Times New Roman2" style:font-size-asian="14pt" style:font-weight-asian="bold" style:font-name-complex="Times New Roman2" style:font-size-complex="14pt" style:font-weight-complex="bold"/>
    </style:style>
    <style:style style:name="T71" style:family="text">
      <style:text-properties style:font-name="Times New Roman1" fo:font-size="14pt" fo:font-weight="normal" officeooo:rsid="01620350" style:font-name-asian="Times New Roman2" style:font-size-asian="14pt" style:font-weight-asian="normal" style:font-name-complex="Times New Roman2" style:font-size-complex="14pt" style:font-weight-complex="normal"/>
    </style:style>
    <style:style style:name="T72" style:family="text">
      <style:text-properties style:font-name="Times New Roman1" fo:font-size="14pt" fo:font-weight="normal" officeooo:rsid="01629ea9" style:font-name-asian="Times New Roman2" style:font-size-asian="14pt" style:font-weight-asian="normal" style:font-name-complex="Times New Roman2" style:font-size-complex="14pt" style:font-weight-complex="normal"/>
    </style:style>
    <style:style style:name="T73" style:family="text">
      <style:text-properties style:font-name="Times New Roman1" fo:font-size="14pt" fo:font-weight="normal" officeooo:rsid="01682576" style:font-name-asian="Times New Roman2" style:font-size-asian="14pt" style:font-weight-asian="normal" style:font-name-complex="Times New Roman2" style:font-size-complex="14pt" style:font-weight-complex="normal"/>
    </style:style>
    <style:style style:name="T74" style:family="text">
      <style:text-properties style:font-name="Times New Roman1" fo:font-size="14pt" fo:font-weight="normal" officeooo:rsid="016c1a48" style:font-name-asian="Times New Roman2" style:font-size-asian="14pt" style:font-weight-asian="normal" style:font-name-complex="Times New Roman2" style:font-size-complex="14pt" style:font-weight-complex="normal"/>
    </style:style>
    <style:style style:name="T75" style:family="text">
      <style:text-properties style:font-name="Times New Roman1" fo:font-size="14pt" fo:font-weight="normal" officeooo:rsid="0275363e" style:font-name-asian="Times New Roman2" style:font-size-asian="14pt" style:font-weight-asian="normal" style:font-name-complex="Times New Roman2" style:font-size-complex="14pt" style:font-weight-complex="normal"/>
    </style:style>
    <style:style style:name="T76" style:family="text">
      <style:text-properties style:font-name="Times New Roman1" fo:font-size="14pt" fo:font-style="italic" fo:font-weight="normal" officeooo:rsid="00063787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77" style:family="text">
      <style:text-properties style:text-line-through-style="none" style:text-line-through-type="none" fo:font-size="14pt" fo:font-style="normal" officeooo:rsid="00b7ac83" style:font-size-asian="12.25pt" style:font-style-asian="normal" style:font-size-complex="14pt" style:font-style-complex="normal"/>
    </style:style>
    <style:style style:name="T78" style:family="text">
      <style:text-properties style:text-line-through-style="none" style:text-line-through-type="none" fo:font-size="14pt" fo:font-style="normal" officeooo:rsid="00b806f3" style:font-size-asian="12.25pt" style:font-style-asian="normal" style:font-size-complex="14pt" style:font-style-complex="normal"/>
    </style:style>
    <style:style style:name="T79" style:family="text">
      <style:text-properties style:text-line-through-style="none" style:text-line-through-type="none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text-line-through-style="none" style:text-line-through-type="none" style:font-name="Times New Roman" fo:font-size="14pt" fo:font-style="normal" fo:font-weight="normal" officeooo:rsid="00caff70" style:font-size-asian="12.25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text-line-through-style="none" style:text-line-through-type="none" style:font-name="Times New Roman" fo:font-size="14pt" fo:font-style="normal" fo:font-weight="normal" officeooo:rsid="00cbbd83" style:font-size-asian="12.25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text-line-through-style="none" style:text-line-through-type="none" style:font-name="Times New Roman" fo:font-size="14pt" fo:font-style="normal" fo:font-weight="normal" officeooo:rsid="00cc8f72" style:font-size-asian="12.25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text-line-through-style="none" style:text-line-through-type="none" style:font-name="Times New Roman" fo:font-size="14pt" fo:font-style="normal" fo:font-weight="normal" officeooo:rsid="00cdf869" style:font-size-asian="12.25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text-line-through-style="none" style:text-line-through-type="none" style:font-name="Times New Roman" fo:font-size="14pt" fo:font-style="normal" fo:font-weight="normal" officeooo:rsid="00cf70f4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officeooo:rsid="00b9d92e"/>
    </style:style>
    <style:style style:name="T86" style:family="text">
      <style:text-properties officeooo:rsid="00d4b79d"/>
    </style:style>
    <style:style style:name="T87" style:family="text">
      <style:text-properties officeooo:rsid="00d6714f"/>
    </style:style>
    <style:style style:name="T88" style:family="text">
      <style:text-properties officeooo:rsid="00d6e45f"/>
    </style:style>
    <style:style style:name="T89" style:family="text">
      <style:text-properties officeooo:rsid="012c31ba"/>
    </style:style>
    <style:style style:name="T90" style:family="text">
      <style:text-properties officeooo:rsid="0123cd58"/>
    </style:style>
    <style:style style:name="T91" style:family="text">
      <style:text-properties officeooo:rsid="013588bd"/>
    </style:style>
    <style:style style:name="T92" style:family="text">
      <style:text-properties officeooo:rsid="01269418"/>
    </style:style>
    <style:style style:name="T93" style:family="text">
      <style:text-properties officeooo:rsid="012bc26f"/>
    </style:style>
    <style:style style:name="T94" style:family="text">
      <style:text-properties officeooo:rsid="012bf681"/>
    </style:style>
    <style:style style:name="T95" style:family="text">
      <style:text-properties officeooo:rsid="012d9f37"/>
    </style:style>
    <style:style style:name="T96" style:family="text">
      <style:text-properties officeooo:rsid="012e6737"/>
    </style:style>
    <style:style style:name="T97" style:family="text">
      <style:text-properties officeooo:rsid="01320762"/>
    </style:style>
    <style:style style:name="T98" style:family="text">
      <style:text-properties officeooo:rsid="012ecb15"/>
    </style:style>
    <style:style style:name="T99" style:family="text">
      <style:text-properties officeooo:rsid="012f0390"/>
    </style:style>
    <style:style style:name="T100" style:family="text">
      <style:text-properties officeooo:rsid="012fedf5"/>
    </style:style>
    <style:style style:name="T101" style:family="text">
      <style:text-properties officeooo:rsid="0130c821"/>
    </style:style>
    <style:style style:name="T102" style:family="text">
      <style:text-properties officeooo:rsid="01316cb4"/>
    </style:style>
    <style:style style:name="T103" style:family="text">
      <style:text-properties officeooo:rsid="01464a43"/>
    </style:style>
    <style:style style:name="T104" style:family="text">
      <style:text-properties officeooo:rsid="018d49e4"/>
    </style:style>
    <style:style style:name="T105" style:family="text">
      <style:text-properties officeooo:rsid="019a2928"/>
    </style:style>
    <style:style style:name="T106" style:family="text">
      <style:text-properties officeooo:rsid="019c116e"/>
    </style:style>
    <style:style style:name="T107" style:family="text">
      <style:text-properties officeooo:rsid="01a6feca"/>
    </style:style>
    <style:style style:name="T108" style:family="text">
      <style:text-properties officeooo:rsid="01a782e2"/>
    </style:style>
    <style:style style:name="T109" style:family="text">
      <style:text-properties fo:font-style="italic" officeooo:rsid="00063787" style:font-style-asian="italic" style:font-style-complex="italic"/>
    </style:style>
    <style:style style:name="T110" style:family="text">
      <style:text-properties fo:font-style="italic" fo:font-weight="normal" officeooo:rsid="00063787" style:font-style-asian="italic" style:font-weight-asian="normal" style:font-style-complex="italic" style:font-weight-complex="normal"/>
    </style:style>
    <style:style style:name="T111" style:family="text">
      <style:text-properties officeooo:rsid="02933d4f"/>
    </style:style>
    <style:style style:name="T112" style:family="text">
      <style:text-properties officeooo:rsid="02b65b01"/>
    </style:style>
    <style:style style:name="T113" style:family="text">
      <style:text-properties officeooo:rsid="02cb80c5"/>
    </style:style>
    <style:style style:name="T114" style:family="text">
      <style:text-properties officeooo:rsid="02ea5c02"/>
    </style:style>
    <style:style style:name="T115" style:family="text">
      <style:text-properties officeooo:rsid="02f0bc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48cm" fo:text-indent="-0.635cm" fo:margin-left="7.94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83cm" fo:text-indent="-0.635cm" fo:margin-left="8.583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text:s/>МИНОБРНАУКИ РОССИИ</text:p>
      <text:p text:style-name="P53">Санкт-Петербургский государственный</text:p>
      <text:p text:style-name="P53">электротехнический университет</text:p>
      <text:p text:style-name="P53">«ЛЭТИ» им. В.И. Ульянова (Ленина)</text:p>
      <text:p text:style-name="P60">Кафедра МО ЭВМ</text:p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44"><text:span text:style-name="Book_20_Title"><text:span text:style-name="T10">отчет</text:span></text:span></text:p>
      <text:p text:style-name="P60">по лабораторной работе №<text:span text:style-name="T111">4</text:span></text:p>
      <text:p text:style-name="P60">по дисциплине «Операционные Системы»</text:p>
      <text:p text:style-name="P66"><text:span text:style-name="Book_20_Title"><text:span text:style-name="T11">Тема: <text:s/></text:span></text:span><text:span text:style-name="Book_20_Title"><text:span text:style-name="T12">Системное программирование в ОС семейства </text:span></text:span><text:span text:style-name="Book_20_Title"><text:span text:style-name="T13">Unix</text:span></text:span></text:p>
      <text:p text:style-name="P54"/>
      <text:p text:style-name="P54"/>
      <text:p text:style-name="P54"/>
      <text:p text:style-name="P54"/>
      <text:p text:style-name="P54"/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8">Студент гр. 2303</text:p>
          </table:table-cell>
          <table:table-cell table:style-name="Таблица1.B1" office:value-type="string">
            <text:p text:style-name="P57"/>
          </table:table-cell>
          <table:table-cell table:style-name="Таблица1.A1" office:value-type="string">
            <text:p text:style-name="P59">Карнаухов В.В.</text:p>
          </table:table-cell>
        </table:table-row>
        <table:table-row table:style-name="Таблица1.1">
          <table:table-cell table:style-name="Таблица1.A1" office:value-type="string">
            <text:p text:style-name="P58">Преподаватель</text:p>
          </table:table-cell>
          <table:table-cell table:style-name="Таблица1.B2" office:value-type="string">
            <text:p text:style-name="P57"/>
          </table:table-cell>
          <table:table-cell table:style-name="Таблица1.A1" office:value-type="string">
            <text:p text:style-name="P59">Душутина Е.В.</text:p>
          </table:table-cell>
        </table:table-row>
      </table:table>
      <text:p text:style-name="P55"/>
      <text:p text:style-name="P55"/>
      <text:p text:style-name="P56"/>
      <text:p text:style-name="P55">Санкт-Петербург</text:p>
      <text:p text:style-name="P55">2024</text:p>
      <text:p text:style-name="P64"><text:soft-page-break/><text:span text:style-name="T1"><text:tab/></text:span><text:span text:style-name="T2">Цель работы.</text:span></text:p>
      <text:p text:style-name="P61"><text:tab/>Изучить систему процессов в операционной системе Linux, провести некоторые исследования на эту тему.</text:p>
      <text:p text:style-name="P61"><text:tab/></text:p>
      <text:p text:style-name="P13"><text:tab/><text:span text:style-name="T58">Задание.</text:span></text:p>
      <text:p text:style-name="P14"><text:tab/>13.1. С помощью команды kill -l ознакомьтесь с перечнем сигналов, поддерживаемых процессами. Ознакомьтесь с системными вызовами kill(2), signal(2). Подготовьте программы следующего содержания:</text:p>
      <text:p text:style-name="P14"><text:tab/><text:tab/>а.) процесс father порождает процессы son1, son2, son3 и запускает на исполнение программные коды из соответствующих исполнительных</text:p>
      <text:p text:style-name="P14">файлов;</text:p>
      <text:p text:style-name="P14"><text:tab/><text:tab/>б.) далее родительский процесс осуществляет управление потомками, для этого он генерирует сигнал каждому пользовательскому процессу;</text:p>
      <text:p text:style-name="P14"><text:tab/><text:tab/>в.) в пользовательских процессах-потомках необходимо обеспечить:</text:p>
      <text:p text:style-name="P14"><text:tab/><text:tab/><text:tab/>для son1 - реакцию на сигнал по умолчанию;</text:p>
      <text:p text:style-name="P14"><text:tab/><text:tab/><text:tab/>для son2 - реакцию игнорирования;</text:p>
      <text:p text:style-name="P15"><text:tab/><text:tab/><text:tab/>для son3 - перехватывание и обработку сигнала.</text:p>
      <text:p text:style-name="P15"><text:tab/><text:tab/>Сформируйте файл-проект из четырех файлов, откомпилируйте,</text:p>
      <text:p text:style-name="P14">запустите программу. Проанализируйте таблицу процессов до и после посылки сигналов с помощью системного вызова system("ps -s &gt;&gt; file"). Обратите внимание на реакцию, устанавливаемую для последнего</text:p>
      <text:p text:style-name="P14">потомка.</text:p>
      <text:p text:style-name="P14"><text:tab/>13.2. Организуйте посылку сигналов любым двум процессам, находящимся в разных состояниях: активном и пассивном, фиксируя моменты посылки и приема каждого сигнала с точностью до секунды. Приведите результаты в файле результатов.</text:p>
      <text:p text:style-name="P13"><text:span text:style-name="T65"><text:tab/>14. Запустите в фоновом режиме несколько утилит, например: cat *.c &gt; myprog &amp; lpr myprog &amp; lpr intro&amp;. Воспользуйтесь командой jobs для анализа списка заданий и очередности их выполнения. Позаботьтесь об уведомлении о </text:span><text:soft-page-break/><text:span text:style-name="T65">завершении одного из заданий с помощью команды notify. Аргументом команды является номер задания. Верните невыполненные задания в приоритетный режим командой fg. Например: fg %3. Отмените одно из невыполненных заданий.</text:span></text:p>
      <text:p text:style-name="P14"><text:tab/>15. Ознакомьтесь с выполнением команды и системного вызова nice(1)</text:p>
      <text:p text:style-name="P14">и getpriority(2). Приведите примеры их использования в приложении. Определите границы приоритетов (создайте для этого программу). Есть ли разница в приоритетах для системных и пользовательских процессов, используются ли приоритеты реального времени? Каков пользовательский приоритет для запуска приложений из shell? Все ответы подкрепляйте экспериментально.</text:p>
      <text:p text:style-name="P14"><text:tab/>16. Ознакомьтесь с командой nohup(1). Запустите длительный процесс по nohup(1). Завершите сеанс работы. Снова войдите в систему и проверьте таблицу процессов. Поясните результат.</text:p>
      <text:p text:style-name="P14"><text:tab/>17. Определите uid процесса, каково минимальное значение и кому оно</text:p>
      <text:p text:style-name="P14">принадлежит. Каково минимальное и максимальное значение pid, каким</text:p>
      <text:p text:style-name="P14">процессам принадлежат? Проанализируйте множество системных</text:p>
      <text:p text:style-name="P14">процессов, как их отличить от прочих, перечислите назначение самых</text:p>
      <text:p text:style-name="P14">важных из них.</text:p>
      <text:p text:style-name="P14"><text:tab/>18. Подготовьте программу, формирующую несколько нитей. Нити для эксперимента могут быть практически идентичны. Например, каждая нить в цикле: выводит на печать собственное имя и инкрементирует переменную времени, после чего "засыпает" (sleep(5); sleep(1); - для первой и второй нитей соответственно), на экран (в файл) должно выводиться имя нити и количество</text:p>
      <text:p text:style-name="P14">пятисекундных (для первой) и секундных (для второй) интервалов функционирования каждой нити.</text:p>
      <text:p text:style-name="P14"><text:tab/>19. После запуска программы проанализируйте выполнение нитей, распределение во времени. Используйте для этого вывод таблицы процессов командой ps -axhf. Попробуйте удалить нить, зная ее идентификатор, командой kill. Приведите и объясните результат.</text:p>
      <text:p text:style-name="P14"><text:soft-page-break/><text:tab/>20. Модифицируйте программу так, чтобы управление второй нитью осуществлялось посредством сигнала SIGUSR1 из первой нити. На пятой секунде работы приложения удалите вторую нить. Для этого воспользуйтесь функцией pthread_kill(t2, SIGUSR); (t2 - дескриптор второй нити). В остальном программу можно не изменять. Проанализируйте полученные результаты.</text:p>
      <text:p text:style-name="P14"><text:tab/>21. Последняя модификация предполагает создание собственного обработчика сигнала, содержащего уведомление о начале его работы и возврат посредством функции pthread_exit(NULL); Сравните результаты, полученные после запуска этой модификации программы с результатами предыдущей.</text:p>
      <text:p text:style-name="P14"><text:tab/>22. Перехватите сигнал «CTRL C» для процесса и потока однократно, а также многократно с восстановлением исходного обработчика после нескольких раз срабатывания. Проделайте аналогичную работу для переназначения другой комбинации клавиш<text:tab/>.</text:p>
      <text:p text:style-name="P14"><text:tab/>23. С помощью утилиты kill выведите список всех сигналов и дайте их краткую характеристику на основе документации ОС. Для чего предназначены сигналы с 32 по 64-й. Приведите пример их применения.</text:p>
      <text:p text:style-name="P16"><text:tab/>24. Проанализируйте процедуру планирования для процессов и потоков одного процесса.</text:p>
      <text:p text:style-name="P16"><text:tab/><text:tab/>24.1. Обоснуйте результат экспериментально.</text:p>
      <text:p text:style-name="P16"><text:tab/><text:tab/>24.2. Попробуйте процедуру планирования изменить. Подтвердите</text:p>
      <text:p text:style-name="P16">экспериментально, если изменение возможно. </text:p>
      <text:p text:style-name="P16"><text:tab/><text:tab/>24.3. Задайте нитям разные приоритеты программно и извне (объясните результат).</text:p>
      <text:p text:style-name="P65"><text:span text:style-name="T62"><text:tab/></text:span><text:span text:style-name="T60">Ход </text:span><text:span text:style-name="T59">работы.</text:span></text:p>
      <text:p text:style-name="P4">13.1) <text:span text:style-name="T110">С помощью команды kill -l ознакомьтесь с перечнем сигналов, поддерживаемых процессами. Ознакомьтесь с системными вызовами kill(2), signal(2). Подготовьте программы следующего содержания:</text:span></text:p>
      <text:p text:style-name="P18"><text:tab/><text:tab/>а.) процесс father порождает процессы son1, son2, son3 и запускает на исполнение программные коды из соответствующих исполнительных</text:p>
      <text:p text:style-name="P18">файлов;</text:p>
      <text:p text:style-name="P18"><text:tab/><text:tab/>б.) далее родительский процесс осуществляет управление потомками, для этого он генерирует сигнал каждому пользовательскому процессу;</text:p>
      <text:p text:style-name="P18"><text:tab/><text:tab/>в.) в пользовательских процессах-потомках необходимо обеспечить:</text:p>
      <text:p text:style-name="P18"><text:tab/><text:tab/><text:tab/>для son1 - реакцию на сигнал по умолчанию;</text:p>
      <text:p text:style-name="P18"><text:tab/><text:tab/><text:tab/>для son2 - реакцию игнорирования;</text:p>
      <text:p text:style-name="P18"><text:tab/><text:tab/><text:tab/>для son3 - перехватывание и обработку сигнала.</text:p>
      <text:p text:style-name="P18"><text:tab/><text:tab/>Сформируйте файл-проект из четырех файлов, откомпилируйте,</text:p>
      <text:p text:style-name="P18">запустите программу. Проанализируйте таблицу процессов до и после посылки сигналов с помощью системного вызова system("ps -s &gt;&gt; file"). Обратите внимание на реакцию, устанавливаемую для последнего потомка.</text:p>
      <text:p text:style-name="P3"><text:span text:style-name="T80">Команда kill позволяет отправить сигнал конкретному процессу. </text:span><text:span text:style-name="T81">По умолчанию посылается сигнал SIGTERM, то есть сигнал на завершение работы. </text:span><text:span text:style-name="T82">В качестве аргумента принимает PID процесса. </text:span><text:span text:style-name="T83">Если PID &gt; 0, то сигнал посылается </text:span><text:span text:style-name="T84">процессу по указанному ID. Если PID = 0, то сигнал посылается всем процессам, принадлежащим пользователю. Если PID &lt; 0, то сигнал отправляется группе процессов по входящему идентификатору.</text:span></text:p>
      <text:p text:style-name="P1"><text:span text:style-name="T84">П</text:span><text:span text:style-name="T79">еречень сигналов:</text:span></text:p>
      <text:p text:style-name="Source_20_code">b4ll3r1um@b4ll3r1um-MaiBook-X-series:~/Labs_OS/LR3-4/10/12$ kill -l</text:p>
      <text:p text:style-name="Source_20_code"><text:s/>1) SIGHUP<text:tab/> 2) SIGINT<text:tab/> 3) SIGQUIT<text:tab/> 4) SIGILL<text:tab/> 5) SIGTRAP</text:p>
      <text:p text:style-name="Source_20_code"><text:s/>6) SIGABRT<text:tab/> 7) SIGBUS<text:tab/> 8) SIGFPE<text:tab/> 9) SIGKILL<text:tab/>10) SIGUSR1</text:p>
      <text:p text:style-name="Source_20_code">11) SIGSEGV<text:tab/>12) SIGUSR2<text:tab/>13) SIGPIPE<text:tab/>14) SIGALRM<text:tab/>15) SIGTERM</text:p>
      <text:p text:style-name="Source_20_code">16) SIGSTKFLT<text:tab/>17) SIGCHLD<text:tab/>18) SIGCONT<text:tab/>19) SIGSTOP<text:tab/>20) SIGTSTP</text:p>
      <text:p text:style-name="Source_20_code"><text:soft-page-break/>21) SIGTTIN<text:tab/>22) SIGTTOU<text:tab/>23) SIGURG<text:tab/>24) SIGXCPU<text:tab/>25) SIGXFSZ</text:p>
      <text:p text:style-name="Source_20_code">26) SIGVTALRM<text:tab/>27) SIGPROF<text:tab/>28) SIGWINCH<text:tab/>29) SIGIO<text:tab/>30) SIGPWR</text:p>
      <text:p text:style-name="Source_20_code">31) SIGSYS<text:tab/>34) SIGRTMIN<text:tab/>35) SIGRTMIN+1<text:tab/>36) SIGRTMIN+2<text:tab/>37) SIGRTMIN+3</text:p>
      <text:p text:style-name="Source_20_code">38) SIGRTMIN+4<text:tab/>39) SIGRTMIN+5<text:tab/>40) SIGRTMIN+6<text:tab/>41) SIGRTMIN+7<text:tab/>42) SIGRTMIN+8</text:p>
      <text:p text:style-name="Source_20_code">43) SIGRTMIN+9<text:tab/>44) SIGRTMIN+10<text:tab/>45) SIGRTMIN+11<text:tab/>46) SIGRTMIN+12<text:tab/>47) SIGRTMIN+13</text:p>
      <text:p text:style-name="Source_20_code">48) SIGRTMIN+14<text:tab/>49) SIGRTMIN+15<text:tab/>50) SIGRTMAX-14<text:tab/>51) SIGRTMAX-13<text:tab/>52) SIGRTMAX-12</text:p>
      <text:p text:style-name="Source_20_code">53) SIGRTMAX-11<text:tab/>54) SIGRTMAX-10<text:tab/>55) SIGRTMAX-9<text:tab/>56) SIGRTMAX-8<text:tab/>57) SIGRTMAX-7</text:p>
      <text:p text:style-name="Source_20_code">58) SIGRTMAX-6<text:tab/>59) SIGRTMAX-5<text:tab/>60) SIGRTMAX-4<text:tab/>61) SIGRTMAX-3<text:tab/>62) SIGRTMAX-2</text:p>
      <text:p text:style-name="Source_20_code">63) SIGRTMAX-1<text:tab/>64) SIGRTMAX</text:p>
      <text:p text:style-name="P35"><text:span text:style-name="T77">Опишем несколько </text:span><text:span text:style-name="T78">сигналов:</text:span></text:p>
      <text:p text:style-name="P30"><text:tab/>1) SIGHUP предназначен для того, чтобы информировать программу о потере связи с управляющим терминалом, так же и в том случае, если процесс-лидер сессии завершил свою работу. Многие программы-демоны, у которых нет лидера сессии, так же обрабатывают этот сигнал. В ответ на получение SIGHUP демон обычно перезапускается. По умолчанию программа, получившая этот сигнал, завершается.</text:p>
      <text:p text:style-name="P30"><text:tab/>2) SIGINT посылается процессу, если пользователь с консоли отправил команду прервать процесс комбинацией клавиш (Ctrl+C).</text:p>
      <text:p text:style-name="P30"><text:tab/>6) SIGABRT посылается программе в результате вызова функции abort(3). В результате программа завершается с сохранением на диске образа памяти.</text:p>
      <text:p text:style-name="P30"><text:tab/>9) SIGKILL завершает работу программы. Программа не может ни обработать, ни игнорировать этот сигнал.</text:p>
      <text:p text:style-name="P30"><text:tab/>11) SIGSEGV посылается процессу, который пытается обратиться к не принадлежащей ему области памяти. Если обработчик сигнала не установлен, программа завершается с сохранением на диске образа памяти.</text:p>
      <text:p text:style-name="P30"><text:tab/>15) SIGTERM вызывает «вежливое» завершение программы. Получив этот сигнал, программа может выполнить необходимые перед завершением операции (например, высвободить занятые ресурсы). Получение SIGTERM свидетельствует не об ошибке в программе, а о желании ОС или пользователя завершить ее.</text:p>
      <text:p text:style-name="P30"><text:soft-page-break/><text:tab/>17) SIGCHLD посылается процессу в том случае, если его дочерний процесс завершился или был приостановлен. Родительский процесс также получит этот сигнал, если он установил режим отслеживания сигналов дочернего процесса и дочерний процесс получил какой-либо сигнал. По умолчанию сигнал SIGCHLD игнорируется.</text:p>
      <text:p text:style-name="P30"><text:tab/>18) SIGCONT возобновляет выполнение процесса, остановленного сигналом SIGSTOP.</text:p>
      <text:p text:style-name="P30"><text:tab/>19) SIGSTOP приостанавливает выполнение процесса. Как и SIGKILL, этот сигнал не возможно перехватить или игнорировать.</text:p>
      <text:p text:style-name="P30"><text:tab/>20) SIGTSTP приостанавливает процесс по команде пользователя (Ctrl+Z).</text:p>
      <text:p text:style-name="P30"><text:tab/>29) SIGIO сообщает процессу, что на одном из дескрипторов, открытых асинхронно, появились данные. По умолчанию этот сигнал завершает работу программы.</text:p>
      <text:p text:style-name="P30"><text:tab/>10) и 12) SIGUSR1 и SIGUSR2 предназначены для прикладных задач и передачи ими произвольной ин<text:span text:style-name="T85">формации</text:span></text:p>
      <text:p text:style-name="P31"><text:span text:style-name="T86"><text:tab/></text:span><text:span text:style-name="T89">Т</text:span><text:span text:style-name="T86">еперь напишем </text:span><text:span text:style-name="T87">четыре программы для исследования:</text:span></text:p>
      <text:p text:style-name="P30"><text:tab/><text:span text:style-name="T88">father.c:</text:span></text:p>
      <text:p text:style-name="P48">#include &lt;stdio.h&gt;</text:p>
      <text:p text:style-name="P48">#include &lt;sys/types.h&gt;</text:p>
      <text:p text:style-name="P48">#include &lt;unistd.h&gt;</text:p>
      <text:p text:style-name="P48">#include &lt;stdlib.h&gt;</text:p>
      <text:p text:style-name="P48">#include &lt;signal.h&gt;</text:p>
      <text:p text:style-name="P48">#include &lt;sys/wait.h&gt;</text:p>
      <text:p text:style-name="P48"/>
      <text:p text:style-name="P48">int main(int argc, char *argv[]){ </text:p>
      <text:p text:style-name="P48"><text:s text:c="4"/>if(argc &lt; 2){ <text:s text:c="10"/>// Проверка на наличие аргумента при вызове программы</text:p>
      <text:p text:style-name="P48"><text:s text:c="8"/>puts("failed"); <text:s text:c="4"/>// Выход из программы в случае недостаточного кол-ва аргументов</text:p>
      <text:p text:style-name="P48"><text:s text:c="8"/>return -1;</text:p>
      <text:p text:style-name="P48"><text:s text:c="4"/>}</text:p>
      <text:p text:style-name="P48"/>
      <text:p text:style-name="P48"><text:s text:c="4"/>pid_t pid1, pid2, pid3; // PID процессов-сыновей</text:p>
      <text:p text:style-name="P48"><text:s text:c="4"/>int status; <text:s text:c="12"/></text:p>
      <text:p text:style-name="P48"><text:s text:c="4"/>char command[128]; <text:s text:c="5"/>// Команда для исполнения в терминале</text:p>
      <text:p text:style-name="P48"/>
      <text:p text:style-name="P48"><text:s text:c="4"/>if((pid1 = fork()) == 0){ <text:s text:c="10"/>// Последовательное формирование процессов-сыновей</text:p>
      <text:p text:style-name="P48"><text:s text:c="8"/>execl("son1", "son1", NULL);</text:p>
      <text:p text:style-name="P48"><text:s text:c="4"/>}</text:p>
      <text:p text:style-name="P48"><text:s text:c="4"/>if((pid2 = fork()) == 0){</text:p>
      <text:p text:style-name="P48"><text:s text:c="8"/>execl("son2", "son2", NULL);</text:p>
      <text:p text:style-name="P48"><text:s text:c="4"/>}</text:p>
      <text:p text:style-name="P48"><text:s text:c="4"/>if((pid3 = fork()) == 0){</text:p>
      <text:p text:style-name="P48"><text:s text:c="8"/>execl("son3", "son3", argv[1], NULL);</text:p>
      <text:p text:style-name="P48"><text:s text:c="4"/>}</text:p>
      <text:p text:style-name="P48"/>
      <text:p text:style-name="P48"><text:s text:c="4"/>sprintf(command, "echo Active processes: &gt; %s &amp;&amp; ps -l &gt;&gt; %s", argv[1], argv[1]); <text:s text:c="2"/>// Формирование команды для вывода команды ps -l в отдельный файл</text:p>
      <text:p text:style-name="P48"><text:s text:c="4"/>system(command); <text:s text:c="3"/>// Исполнение получившейся команды</text:p>
      <text:p text:style-name="P48"/>
      <text:p text:style-name="P48"><text:s text:c="4"/>kill(pid1, SIGUSR1); <text:s text:c="3"/>// Посыл пользовательского сигнала SIGUSR1 трем сыновьям</text:p>
      <text:p text:style-name="P48"><text:s text:c="4"/>kill(pid2, SIGUSR1);</text:p>
      <text:p text:style-name="P48"><text:s text:c="4"/>kill(pid3, SIGUSR1);</text:p>
      <text:p text:style-name="P48"><text:s text:c="4"/></text:p>
      <text:p text:style-name="P48"><text:s text:c="4"/>sprintf(command, "echo &gt;&gt; %s &amp;&amp; echo Proceses after sending signal: &gt;&gt; %s &amp;&amp; ps -l &gt;&gt; %s", argv[1], argv[1], argv[1]); <text:s/>// Формирование команды</text:p>
      <text:p text:style-name="P48"><text:s text:c="4"/>system(command); <text:s text:c="3"/>// Исполнение получившейнся команды</text:p>
      <text:p text:style-name="P48">}</text:p>
      <text:p text:style-name="P32"><text:tab/>son1.c:</text:p>
      <text:p text:style-name="P50">#include &lt;stdio.h&gt;</text:p>
      <text:p text:style-name="P50">#include &lt;unistd.h&gt;</text:p>
      <text:p text:style-name="P50">#include &lt;signal.h&gt;</text:p>
      <text:p text:style-name="P50"/>
      <text:p text:style-name="P50">int main(){</text:p>
      <text:p text:style-name="P50"><text:s text:c="4"/>signal(SIGUSR1, SIG_DFL); <text:s text:c="2"/>// Действие при получение сигнала SIGUSR1: действовать по-умолчанию (обусловлено SIG_DFL)</text:p>
      <text:p text:style-name="P50"><text:soft-page-break/><text:s text:c="4"/>sleep(5); <text:s text:c="2"/>// Задержка, чтобы процесс не закончился быстрее отца</text:p>
      <text:p text:style-name="P50"><text:s text:c="4"/>return 0;</text:p>
      <text:p text:style-name="P50">}</text:p>
      <text:p text:style-name="P33"><text:tab/></text:p>
      <text:p text:style-name="P33"><text:tab/>Файл son2.c:</text:p>
      <text:p text:style-name="P48">#include &lt;stdio.h&gt;</text:p>
      <text:p text:style-name="P48">#include &lt;unistd.h&gt;</text:p>
      <text:p text:style-name="P48">#include &lt;signal.h&gt;</text:p>
      <text:p text:style-name="P48"/>
      <text:p text:style-name="P48">int main(){</text:p>
      <text:p text:style-name="P48"><text:s text:c="4"/>signal(SIGUSR1, SIG_IGN); <text:s text:c="2"/>// Действие при получение сигнала SIGUSR1: игнорировать данный сигнал</text:p>
      <text:p text:style-name="P48"><text:s text:c="4"/>sleep(5); <text:s text:c="2"/>// Задержка, чтобы процесс не закончился быстрее отца</text:p>
      <text:p text:style-name="P48"><text:s text:c="4"/>return 0;</text:p>
      <text:p text:style-name="P48">}</text:p>
      <text:p text:style-name="P30"/>
      <text:p text:style-name="P34"><text:tab/>Файл son3.c:</text:p>
      <text:p text:style-name="P48">#include &lt;stdio.h&gt;</text:p>
      <text:p text:style-name="P48">#include &lt;unistd.h&gt;</text:p>
      <text:p text:style-name="P48">#include &lt;signal.h&gt;</text:p>
      <text:p text:style-name="P48"/>
      <text:p text:style-name="P48">void signalActions(){</text:p>
      <text:p text:style-name="P48"><text:s text:c="4"/>puts("Signal SIGUSR1 appears!"); <text:s text:c="3"/>// Вывод простого сообщения в терминал</text:p>
      <text:p text:style-name="P48">}</text:p>
      <text:p text:style-name="P48"/>
      <text:p text:style-name="P48">int main(){</text:p>
      <text:p text:style-name="P48"><text:s text:c="4"/>signal(SIGUSR1, signalActions); <text:s text:c="4"/>// Действие при получение сигнала SIGUSR1: вызвать функцию signalActions()</text:p>
      <text:p text:style-name="P48"><text:s text:c="4"/>sleep(5); <text:s text:c="2"/>// Задержка, чтобы процесс не закончился быстрее отца</text:p>
      <text:p text:style-name="P48"><text:s text:c="4"/>return 0;</text:p>
      <text:p text:style-name="P49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Результат:</text:p>
      <text:p text:style-name="Source_20_code">b4ll3r1um@Linex:~/Labs_OS/LR4/13_2 (Сигналы, команда kill)/13_2.1$ ./father res.txt</text:p>
      <text:p text:style-name="Source_20_code">Signal SIGUSR1 appears!</text:p>
      <text:p text:style-name="P117">Состояние дочерних процессов до сигнала и после:</text:p>
      <text:p text:style-name="Source_20_code">Active processes:</text:p>
      <text:p text:style-name="Source_20_code">F S <text:s text:c="2"/>UID <text:s text:c="4"/>PID <text:s text:c="3"/>PPID <text:s/>C PRI <text:s/>NI ADDR SZ WCHAN <text:s/>TTY <text:s text:c="9"/>TIME CMD</text:p>
      <text:p text:style-name="Source_20_code">0 S <text:s/>1000 <text:s text:c="3"/>3794 <text:s text:c="3"/>3763 <text:s/>0 <text:s/>80 <text:s text:c="2"/>0 - <text:s/>2958 do_wai pts/0 <text:s text:c="3"/>00:00:00 bash</text:p>
      <text:p text:style-name="Source_20_code">0 S <text:s/>1000 <text:s text:c="3"/>4737 <text:s text:c="3"/>3794 <text:s/>0 <text:s/>80 <text:s text:c="2"/>0 - <text:s text:c="2"/>661 do_wai pts/0 <text:s text:c="3"/>00:00:00 father</text:p>
      <text:p text:style-name="Source_20_code">0 S <text:s/>1000 <text:s text:c="3"/>4738 <text:s text:c="3"/>4737 <text:s/>0 <text:s/>80 <text:s text:c="2"/>0 - <text:s text:c="2"/>661 hrtime pts/0 <text:s text:c="3"/>00:00:00 son1</text:p>
      <text:p text:style-name="Source_20_code">0 S <text:s/>1000 <text:s text:c="3"/>4739 <text:s text:c="3"/>4737 <text:s/>0 <text:s/>80 <text:s text:c="2"/>0 - <text:s text:c="2"/>661 hrtime pts/0 <text:s text:c="3"/>00:00:00 son2</text:p>
      <text:p text:style-name="Source_20_code">0 S <text:s/>1000 <text:s text:c="3"/>4740 <text:s text:c="3"/>4737 <text:s/>0 <text:s/>80 <text:s text:c="2"/>0 - <text:s text:c="2"/>661 hrtime pts/0 <text:s text:c="3"/>00:00:00 son3</text:p>
      <text:p text:style-name="Source_20_code">0 S <text:s/>1000 <text:s text:c="3"/>4741 <text:s text:c="3"/>4737 <text:s/>0 <text:s/>80 <text:s text:c="2"/>0 - <text:s text:c="2"/>723 do_wai pts/0 <text:s text:c="3"/>00:00:00 sh</text:p>
      <text:p text:style-name="Source_20_code">0 R <text:s/>1000 <text:s text:c="3"/>4742 <text:s text:c="3"/>4741 <text:s/>0 <text:s/>80 <text:s text:c="2"/>0 - <text:s/>3178 - <text:s text:c="5"/>pts/0 <text:s text:c="3"/>00:00:00 ps</text:p>
      <text:p text:style-name="Source_20_code"/>
      <text:p text:style-name="Source_20_code">Proceses after sending signal:</text:p>
      <text:p text:style-name="Source_20_code">F S <text:s text:c="2"/>UID <text:s text:c="4"/>PID <text:s text:c="3"/>PPID <text:s/>C PRI <text:s/>NI ADDR SZ WCHAN <text:s/>TTY <text:s text:c="9"/>TIME CMD</text:p>
      <text:p text:style-name="Source_20_code">0 S <text:s/>1000 <text:s text:c="3"/>3794 <text:s text:c="3"/>3763 <text:s/>0 <text:s/>80 <text:s text:c="2"/>0 - <text:s/>2958 do_wai pts/0 <text:s text:c="3"/>00:00:00 bash</text:p>
      <text:p text:style-name="Source_20_code">0 S <text:s/>1000 <text:s text:c="3"/>4737 <text:s text:c="3"/>3794 <text:s/>0 <text:s/>80 <text:s text:c="2"/>0 - <text:s text:c="2"/>661 do_wai pts/0 <text:s text:c="3"/>00:00:00 father</text:p>
      <text:p text:style-name="Source_20_code">0 Z <text:s/>1000 <text:s text:c="3"/>4738 <text:s text:c="3"/>4737 <text:s/>0 <text:s/>80 <text:s text:c="2"/>0 - <text:s text:c="4"/>0 - <text:s text:c="5"/>pts/0 <text:s text:c="3"/>00:00:00 son1 &lt;defunct&gt;</text:p>
      <text:p text:style-name="Source_20_code">0 S <text:s/>1000 <text:s text:c="3"/>4739 <text:s text:c="3"/>4737 <text:s/>0 <text:s/>80 <text:s text:c="2"/>0 - <text:s text:c="2"/>661 hrtime pts/0 <text:s text:c="3"/>00:00:00 son2</text:p>
      <text:p text:style-name="Source_20_code">0 Z <text:s/>1000 <text:s text:c="3"/>4740 <text:s text:c="3"/>4737 <text:s/>0 <text:s/>80 <text:s text:c="2"/>0 - <text:s text:c="4"/>0 - <text:s text:c="5"/>pts/0 <text:s text:c="3"/>00:00:00 son3 &lt;defunct&gt;</text:p>
      <text:p text:style-name="Source_20_code">0 S <text:s/>1000 <text:s text:c="3"/>4743 <text:s text:c="3"/>4737 <text:s/>0 <text:s/>80 <text:s text:c="2"/>0 - <text:s text:c="2"/>723 do_wai pts/0 <text:s text:c="3"/>00:00:00 sh</text:p>
      <text:p text:style-name="Source_20_code">0 R <text:s/>1000 <text:s text:c="3"/>4744 <text:s text:c="3"/>4743 <text:s/>0 <text:s/>80 <text:s text:c="2"/>0 - <text:s/>3178 - <text:s text:c="5"/>pts/0 <text:s text:c="3"/>00:00:00 ps</text:p>
      <text:p text:style-name="P21">2 процесса завершили свою работу раньше, чем родительский процесс.</text:p>
      <text:p text:style-name="P21"/>
      <text:p text:style-name="P5">13.2) <text:span text:style-name="T110">Организуйте посылку сигналов любым двум процессам, находящимся в разных состояниях: активном и пассивном, фиксируя моменты посылки и приема каждого сигнала с точностью до секунды. Приведите результаты в файле результатов.</text:span></text:p>
      <text:p text:style-name="P28">Напишем три программы:</text:p>
      <text:p text:style-name="P26"><text:tab/><text:span text:style-name="T90">Файл father.c</text:span></text:p>
      <text:p text:style-name="P51">#include &lt;stdio.h&gt;</text:p>
      <text:p text:style-name="P51">#include &lt;sys/types.h&gt;</text:p>
      <text:p text:style-name="P51">#include &lt;unistd.h&gt;</text:p>
      <text:p text:style-name="P51">#include &lt;stdlib.h&gt;</text:p>
      <text:p text:style-name="P51"><text:soft-page-break/>#include &lt;signal.h&gt;</text:p>
      <text:p text:style-name="P51">#include &lt;sys/wait.h&gt;</text:p>
      <text:p text:style-name="P51">#include &lt;time.h&gt;</text:p>
      <text:p text:style-name="P51"/>
      <text:p text:style-name="P51">int main(int argc, char *argv[]){ </text:p>
      <text:p text:style-name="P51"><text:s text:c="4"/>if(argc &lt; 2){ <text:s text:c="10"/>// Проверка на наличие аргумента при вызове программы</text:p>
      <text:p text:style-name="P51"><text:s text:c="8"/>puts("failed"); <text:s text:c="4"/>// Выход из программы в случае недостаточного кол-ва аргументов</text:p>
      <text:p text:style-name="P51"><text:s text:c="8"/>return -1;</text:p>
      <text:p text:style-name="P51"><text:s text:c="4"/>}</text:p>
      <text:p text:style-name="P51"/>
      <text:p text:style-name="P51"><text:s text:c="4"/>pid_t pid1, pid2; // PID процессов-сыновей</text:p>
      <text:p text:style-name="P51"><text:s text:c="4"/>int status; <text:s text:c="12"/></text:p>
      <text:p text:style-name="P51"><text:s text:c="4"/>char command[128]; <text:s text:c="5"/>// Команда для исполнения в терминале</text:p>
      <text:p text:style-name="P51"/>
      <text:p text:style-name="P51"><text:s text:c="4"/>if((pid1 = fork()) == 0){ <text:s text:c="10"/>// Последовательное формирование процессов-сыновей</text:p>
      <text:p text:style-name="P51"><text:s text:c="8"/>execl("son1", "son1", NULL);</text:p>
      <text:p text:style-name="P51"><text:s text:c="4"/>}</text:p>
      <text:p text:style-name="P51"><text:s text:c="4"/>if((pid2 = fork()) == 0){</text:p>
      <text:p text:style-name="P51"><text:s text:c="8"/>execl("son2", "son2", NULL);</text:p>
      <text:p text:style-name="P51"><text:s text:c="4"/>}</text:p>
      <text:p text:style-name="P51"/>
      <text:p text:style-name="P51"><text:s text:c="4"/>sprintf(command, "ps &gt; %s", argv[1]);</text:p>
      <text:p text:style-name="P51"><text:s text:c="4"/>system(command);</text:p>
      <text:p text:style-name="P51"/>
      <text:p text:style-name="P51"><text:s text:c="4"/>kill(pid1, SIGUSR1);</text:p>
      <text:p text:style-name="P51"><text:s text:c="4"/>kill(pid2, SIGUSR1);</text:p>
      <text:p text:style-name="P51"/>
      <text:p text:style-name="P51"><text:s text:c="4"/>time_t s = time(NULL); <text:s text:c="9"/>// Замер времени когда посланы все сигналы</text:p>
      <text:p text:style-name="P51"><text:s text:c="4"/>printf("Signals sent at %s", ctime(&amp;s));</text:p>
      <text:p text:style-name="P51"><text:s text:c="4"/>sleep(2);</text:p>
      <text:p text:style-name="P51"><text:s text:c="4"/>sprintf(command, "echo &gt;&gt; %s &amp;&amp; ps &gt;&gt; %s", argv[1], argv[1]);</text:p>
      <text:p text:style-name="P51"><text:s text:c="4"/>system(command);</text:p>
      <text:p text:style-name="P51"/>
      <text:p text:style-name="P51"><text:s text:c="4"/>return 0;</text:p>
      <text:p text:style-name="P51">}<text:line-break/></text:p>
      <text:p text:style-name="P27"><text:span text:style-name="T90"><text:tab/>Файл </text:span><text:span text:style-name="T92">son1</text:span><text:span text:style-name="T90">.c</text:span></text:p>
      <text:p text:style-name="P52">#include &lt;signal.h&gt;</text:p>
      <text:p text:style-name="P52">#include &lt;stdio.h&gt;</text:p>
      <text:p text:style-name="P52">#include &lt;sched.h&gt;</text:p>
      <text:p text:style-name="P52">#include &lt;sys/mman.h&gt;</text:p>
      <text:p text:style-name="P52">#include &lt;fcntl.h&gt;</text:p>
      <text:p text:style-name="P52">#include &lt;stdlib.h&gt;</text:p>
      <text:p text:style-name="P52">#include &lt;unistd.h&gt;</text:p>
      <text:p text:style-name="P52">#include &lt;time.h&gt;</text:p>
      <text:p text:style-name="P52"/>
      <text:p text:style-name="P52"/>
      <text:p text:style-name="P52">void signalActions(int sig_no){ <text:s text:c="4"/>// Действия при обработке полученного сигнала</text:p>
      <text:p text:style-name="P52"><text:s text:c="4"/>time_t s = time(NULL);</text:p>
      <text:p text:style-name="P52"><text:s text:c="4"/>printf("Passive son1 received signal at %s\n", ctime(&amp;s));</text:p>
      <text:p text:style-name="P52"><text:s text:c="4"/>exit(0);</text:p>
      <text:p text:style-name="P52"><text:soft-page-break/>}</text:p>
      <text:p text:style-name="P52"/>
      <text:p text:style-name="P52">int main() {</text:p>
      <text:p text:style-name="P52"><text:s text:c="4"/>signal(SIGUSR1, signalActions); // Вызов функции signalActions()</text:p>
      <text:p text:style-name="P52"><text:s text:c="4"/>printf("son1 running\n");</text:p>
      <text:p text:style-name="P52"><text:s text:c="4"/>sleep(3);</text:p>
      <text:p text:style-name="P52"><text:s text:c="4"/>return 0;</text:p>
      <text:p text:style-name="P52">}</text:p>
      <text:p text:style-name="P23"><text:tab/><text:span text:style-name="T90">Файл </text:span>son2<text:span text:style-name="T90">.c</text:span></text:p>
      <text:p text:style-name="P52">#include &lt;signal.h&gt;</text:p>
      <text:p text:style-name="P52">#include &lt;stdio.h&gt;</text:p>
      <text:p text:style-name="P52">#include &lt;sched.h&gt;</text:p>
      <text:p text:style-name="P52">#include &lt;sys/mman.h&gt;</text:p>
      <text:p text:style-name="P52">#include &lt;fcntl.h&gt;</text:p>
      <text:p text:style-name="P52">#include &lt;stdlib.h&gt;</text:p>
      <text:p text:style-name="P52">#include &lt;unistd.h&gt;</text:p>
      <text:p text:style-name="P52">#include &lt;time.h&gt;</text:p>
      <text:p text:style-name="P52"/>
      <text:p text:style-name="P52"/>
      <text:p text:style-name="P52">void signalActions(int sig_no){</text:p>
      <text:p text:style-name="P52"><text:s text:c="4"/>time_t s = time(NULL);</text:p>
      <text:p text:style-name="P52"><text:s text:c="4"/>printf("Active son2 received signal at time %s\n", ctime(&amp;s));</text:p>
      <text:p text:style-name="P52"><text:s text:c="4"/>exit(0);</text:p>
      <text:p text:style-name="P52">}</text:p>
      <text:p text:style-name="P52"/>
      <text:p text:style-name="P52"/>
      <text:p text:style-name="P52">int main() {</text:p>
      <text:p text:style-name="P52"><text:s text:c="4"/>signal(SIGUSR1, signalActions);</text:p>
      <text:p text:style-name="P52"><text:s text:c="4"/>printf("son2 running\n");</text:p>
      <text:p text:style-name="P52"><text:s text:c="4"/>while(1);</text:p>
      <text:p text:style-name="P52"><text:s text:c="4"/>return 0;</text:p>
      <text:p text:style-name="P52">}</text:p>
      <text:p text:style-name="P23"><text:tab/><text:span text:style-name="T93">В файле father.c формируются два процесса-сына. Затем им посылаются сигналы. </text:span><text:span text:style-name="T94">Перед посылкой и после в отдельный файл выводится таблица процессов для сравнения.</text:span></text:p>
      <text:p text:style-name="P23"><text:tab/><text:span text:style-name="T95">В son1.c реализован пассивный процесс: программа входит в сон на 3 секунды, тем самым становясь пассивным.</text:span></text:p>
      <text:p text:style-name="P23"><text:tab/><text:span text:style-name="T96">В son2.c реализован активный процесс: программа входит в бесконечный цикл.</text:span></text:p>
      <text:p text:style-name="P22"><text:span text:style-name="T91">Результаты </text:span><text:span text:style-name="T97">в файле</text:span><text:span text:style-name="T91">:</text:span></text:p>
      <text:p text:style-name="Source_20_code"><text:s text:c="4"/>PID TTY <text:s text:c="9"/>TIME CMD</text:p>
      <text:p text:style-name="Source_20_code"><text:s text:c="3"/>7873 pts/0 <text:s text:c="3"/>00:00:00 bash</text:p>
      <text:p text:style-name="Source_20_code"><text:s text:c="2"/>12165 pts/0 <text:s text:c="3"/>00:00:00 father</text:p>
      <text:p text:style-name="Source_20_code"><text:s text:c="2"/>12166 pts/0 <text:s text:c="3"/>00:00:00 son1</text:p>
      <text:p text:style-name="Source_20_code"><text:s text:c="2"/>12167 pts/0 <text:s text:c="3"/>00:00:00 son2</text:p>
      <text:p text:style-name="Source_20_code"><text:s text:c="2"/>12168 pts/0 <text:s text:c="3"/>00:00:00 sh</text:p>
      <text:p text:style-name="Source_20_code"><text:s text:c="2"/>12169 pts/0 <text:s text:c="3"/>00:00:00 ps</text:p>
      <text:p text:style-name="Source_20_code"/>
      <text:p text:style-name="Source_20_code"><text:soft-page-break/><text:s text:c="4"/>PID TTY <text:s text:c="9"/>TIME CMD</text:p>
      <text:p text:style-name="Source_20_code"><text:s text:c="3"/>7873 pts/0 <text:s text:c="3"/>00:00:00 bash</text:p>
      <text:p text:style-name="Source_20_code"><text:s text:c="2"/>12165 pts/0 <text:s text:c="3"/>00:00:00 father</text:p>
      <text:p text:style-name="Source_20_code"><text:s text:c="2"/>12166 pts/0 <text:s text:c="3"/>00:00:00 son1 &lt;defunct&gt;</text:p>
      <text:p text:style-name="Source_20_code"><text:s text:c="2"/>12167 pts/0 <text:s text:c="3"/>00:00:00 son2 &lt;defunct&gt;</text:p>
      <text:p text:style-name="Source_20_code"><text:s text:c="2"/>12170 pts/0 <text:s text:c="3"/>00:00:00 sh</text:p>
      <text:p text:style-name="Source_20_code"><text:s text:c="2"/>12171 pts/0 <text:s text:c="3"/>00:00:00 ps</text:p>
      <text:p text:style-name="P36">Результаты в терминале:</text:p>
      <text:p text:style-name="Source_20_code">b4ll3r1um@b4ll3r1um-MaiBook-X-series:~/Labs_OS/LR3-4/13_2/13_2.2$ ./father res.txt</text:p>
      <text:p text:style-name="Source_20_code">son1 running</text:p>
      <text:p text:style-name="Source_20_code">son2 running</text:p>
      <text:p text:style-name="Source_20_code">Active son2 received signal at time Mon Apr <text:s/>1 01:39:55 2024</text:p>
      <text:p text:style-name="Source_20_code"/>
      <text:p text:style-name="Source_20_code">Signals sent at Mon Apr <text:s/>1 01:39:55 2024</text:p>
      <text:p text:style-name="Source_20_code">Passive son1 received signal at Mon Apr <text:s/>1 01:39:55 2024</text:p>
      <text:p text:style-name="P24"><text:span text:style-name="T98"><text:tab/>В терминал попутно выводится информация о времени отправки сигналов и времени принятия. В точности до секунды время отправки и получения одинаково, но порядок вывода сообщений от каждого процесса будет следующим: son2 (пассивный), father (родитель), son1 (активный). </text:span><text:span text:style-name="T99">Первым оказался son2, так как сигнал </text:span><text:span text:style-name="T100">был обработан </text:span><text:span text:style-name="T101">до вывода сообщения father. Второй — father, выводящий сообщение после посылки всех сигналов. </text:span><text:span text:style-name="T102">Третий — son1, обработавший сигнал последним. Отсюда можно сказать, что активный процесс обработает сигнал быстрее, чем пассивный.</text:span></text:p>
      <text:p text:style-name="P24"/>
      <text:p text:style-name="P25"><text:span text:style-name="T61"><text:tab/>14) </text:span><text:span text:style-name="T109">Запустите в фоновом режиме несколько утилит, например: cat *.c &gt; myprog &amp; lpr myprog &amp; lpr intro&amp;. Воспользуйтесь командой jobs для анализа списка заданий и очередности их выполнения. Позаботьтесь об уведомлении о завершении одного из заданий с помощью команды notify. Аргументом команды является номер задания. Верните невыполненные задания в приоритетный режим командой fg. Например: fg %3. Отмените одно из невыполненных заданий.</text:span></text:p>
      <text:p text:style-name="P29"><text:tab/>Выполнение первой команды:</text:p>
      <text:p text:style-name="Source_20_code">b4ll3r1um@Linex:~/Labs_OS/LR4/13_2 (Сигналы, команда kill)/13_2.2$ cat *.c &gt; file.txt &amp; sleep 50 &amp; ps -s &amp;</text:p>
      <text:p text:style-name="Source_20_code">[1] 6924</text:p>
      <text:p text:style-name="Source_20_code">[2] 6925</text:p>
      <text:p text:style-name="Source_20_code">[3] 6926</text:p>
      <text:p text:style-name="Source_20_code">b4ll3r1um@Linex:~/Labs_OS/LR4/13_2 (Сигналы, команда kill)/13_2.2$ <text:s text:c="2"/>UID <text:s text:c="4"/>PID <text:s text:c="2"/>PENDING <text:s text:c="2"/>BLOCKED <text:s text:c="2"/>IGNORED <text:s text:c="3"/>CAUGHT STAT TTY <text:s text:c="7"/>TIME COMMAND</text:p>
      <text:p text:style-name="Source_20_code"><text:soft-page-break/><text:s/>1000 <text:s text:c="3"/>3227 <text:s/>00000000 <text:s/>00000000 <text:s/>00001000 &lt;00014000 Ssl+ tty2 <text:s text:c="6"/>0:00 /usr/</text:p>
      <text:p text:style-name="Source_20_code"><text:s/>1000 <text:s text:c="3"/>3236 <text:s/>00000000 <text:s/>00000000 <text:s/>00001000 &lt;00004002 Sl+ <text:s/>tty2 <text:s text:c="6"/>0:00 /usr/</text:p>
      <text:p text:style-name="Source_20_code"><text:s/>1000 <text:s text:c="3"/>4571 <text:s/>00000000 <text:s/>00000000 <text:s/>00384004 <text:s/>4b813efb Ss+ <text:s/>pts/0 <text:s text:c="5"/>0:00 bash</text:p>
      <text:p text:style-name="Source_20_code"><text:s/>1000 <text:s text:c="3"/>6925 <text:s/>00000000 <text:s/>00000000 <text:s/>00000000 <text:s/>00000000 S <text:s text:c="3"/>pts/0 <text:s text:c="5"/>0:00 sleep</text:p>
      <text:p text:style-name="Source_20_code"><text:s/>1000 <text:s text:c="3"/>6926 <text:s/>00000000 <text:s/>00000000 <text:s/>00000000 <text:s/>73d1fef9 R <text:s text:c="3"/>pts/0 <text:s text:c="5"/>0:00 ps -s</text:p>
      <text:p text:style-name="Source_20_code">jobs</text:p>
      <text:p text:style-name="Source_20_code">[1] <text:s text:c="2"/>Done <text:s text:c="19"/>cat *.c &gt; file.txt</text:p>
      <text:p text:style-name="Source_20_code">[2]- <text:s/>Running <text:s text:c="16"/>sleep 50 &amp;</text:p>
      <text:p text:style-name="Source_20_code">[3]+ <text:s/>Done <text:s text:c="19"/>ps -s</text:p>
      <text:p text:style-name="Source_20_code">b4ll3r1um@Linex:~/Labs_OS/LR4/13_2 (Сигналы, команда kill)/13_2.2$ notify %2</text:p>
      <text:p text:style-name="Source_20_code">b4ll3r1um@Linex:~/Labs_OS/LR4/13_2 (Сигналы, команда kill)/13_2.2$ jobs</text:p>
      <text:p text:style-name="Source_20_code">[2]+ <text:s/>Running <text:s text:c="16"/>sleep 50 &amp;</text:p>
      <text:p text:style-name="Source_20_code">b4ll3r1um@Linex:~/Labs_OS/LR4/13_2 (Сигналы, команда kill)/13_2.2$ fg %2</text:p>
      <text:p text:style-name="Source_20_code">sleep 50</text:p>
      <text:p text:style-name="Source_20_code"><text:s text:c="6"/></text:p>
      <text:p text:style-name="Source_20_code">kill %2</text:p>
      <text:p text:style-name="Source_20_code">b4ll3r1um@Linex:~/Labs_OS/LR4/13_2 (Сигналы, команда kill)/13_2.2$ </text:p>
      <text:p text:style-name="Source_20_code">b4ll3r1um@Linex:~/Labs_OS/LR4/13_2 (Сигналы, команда kill)/13_2.2$ kill %2</text:p>
      <text:p text:style-name="Source_20_code">bash: kill: %2: no such job</text:p>
      <text:p text:style-name="Source_20_code">b4ll3r1um@Linex:~/Labs_OS/LR4/13_2 (Сигналы, команда kill)/13_2.2$ </text:p>
      <text:p text:style-name="Source_20_code"/>
      <text:p text:style-name="P120"><text:span text:style-name="T14">При запуске программы она начинает работать в фоновом режиме, в это время можно ввести jobs — чтобы увидеть статус фоновых процессов, notify %i — чтобы получить уведомление при окончании работы процесса (i — номер процесса, можно посмотреть через jobs). </text:span><text:span text:style-name="T15">fg %i — вернуть выполнение задания в приоритетный режим. kill %i — завершить процесс. </text:span></text:p>
      <text:p text:style-name="P121"><text:span text:style-name="T14">Сначала вызывается notify, от чего в ОС возникает уведомление «notify %2». </text:span><text:span text:style-name="T22">Затем </text:span><text:span text:style-name="T23">процесс 2 возвращается в приоритетный режим, </text:span><text:span text:style-name="T24">терминал занят этим процессом.</text:span></text:p>
      <text:p text:style-name="P75"/>
      <text:p text:style-name="P10"><text:span text:style-name="T29"><text:tab/>1</text:span><text:span text:style-name="T28">5)</text:span><text:span text:style-name="T16"> </text:span><text:span text:style-name="T40">О</text:span><text:span text:style-name="T39">знакомьтесь с выполнением команды и системного вызова nice(1)</text:span></text:p>
      <text:p text:style-name="P83">и getpriority(2). Приведите примеры их использования в приложении. Определите границы приоритетов (создайте для этого программу). Есть ли разница в приоритетах для системных и пользовательских процессов, используются ли приоритеты реального времени? Каков пользовательский приоритет для запуска приложений из shell? Все ответы подкрепляйте экспериментально.</text:p>
      <text:p text:style-name="P132"><text:soft-page-break/><text:span text:style-name="T18"><text:tab/>Команда nice и системный вызов getpriority используются для управления приоритетами процессов в Unix-подобных системах. Приоритеты могут варьироваться от -20 (самый высокий приоритет) до 19 </text:span><text:span text:style-name="T17">(самый низкий).</text:span></text:p>
      <text:p text:style-name="P132"><text:span text:style-name="T17"><text:tab/></text:span><text:span text:style-name="T19">Проверить диапазон приоритетов можно через следующую программу.</text:span></text:p>
      <text:p text:style-name="P67"><text:span text:style-name="T14"><text:tab/></text:span><text:span text:style-name="T21">code.c:</text:span></text:p>
      <text:p text:style-name="Source_20_code">#include &lt;stdio.h&gt;</text:p>
      <text:p text:style-name="Source_20_code">#include &lt;sys/resource.h&gt;</text:p>
      <text:p text:style-name="Source_20_code"/>
      <text:p text:style-name="Source_20_code">int main() {</text:p>
      <text:p text:style-name="Source_20_code"><text:s text:c="4"/>printf("Минимальный приоритет: %d\n", PRIO_MIN);</text:p>
      <text:p text:style-name="Source_20_code"><text:s text:c="4"/>printf("Максимальный приоритет: %d\n", PRIO_MAX);</text:p>
      <text:p text:style-name="Source_20_code"><text:s text:c="4"/>return 0;</text:p>
      <text:p text:style-name="Source_20_code">}</text:p>
      <text:p text:style-name="P67"><text:span text:style-name="T14"><text:tab/></text:span><text:span text:style-name="T20">Вывод:</text:span></text:p>
      <text:p text:style-name="Source_20_code">b4ll3r1um@b4ll3r1um-MaiBook-X-series:~/Labs_OS/LR3-4/15$ gcc -o src code.c</text:p>
      <text:p text:style-name="Source_20_code">b4ll3r1um@b4ll3r1um-MaiBook-X-series:~/Labs_OS/LR3-4/15$ ./src</text:p>
      <text:p text:style-name="Source_20_code">Минимальный приоритет: -20</text:p>
      <text:p text:style-name="Source_20_code">Максимальный приоритет: 20</text:p>
      <text:p text:style-name="P72">Для понимания различий между пользовательскими приоритетами и системными используем код <text:span text:style-name="T112">process1</text:span><text:span text:style-name="T103">.c </text:span><text:span text:style-name="T113">и process2.c</text:span>:</text:p>
      <text:p text:style-name="Source_20_code">#include &lt;stdio.h&gt;</text:p>
      <text:p text:style-name="Source_20_code">#include &lt;unistd.h&gt;</text:p>
      <text:p text:style-name="Source_20_code">#include &lt;stdlib.h&gt;</text:p>
      <text:p text:style-name="Source_20_code">#include &lt;sys/resource.h&gt;</text:p>
      <text:p text:style-name="Source_20_code"/>
      <text:p text:style-name="Source_20_code">void aahh(){</text:p>
      <text:p text:style-name="Source_20_code"><text:s text:c="4"/>for(int i = 0; i &lt; 1000000000; i++);</text:p>
      <text:p text:style-name="Source_20_code">}</text:p>
      <text:p text:style-name="Source_20_code"/>
      <text:p text:style-name="Source_20_code">int main() {</text:p>
      <text:p text:style-name="Source_20_code"><text:s text:c="4"/>char command[100];</text:p>
      <text:p text:style-name="Source_20_code"><text:s text:c="4"/>sprintf(command, "taskset -p 0x1 %d &gt; /dev/null", getpid());</text:p>
      <text:p text:style-name="Source_20_code"><text:s text:c="4"/>system(command);</text:p>
      <text:p text:style-name="Source_20_code"><text:s text:c="4"/>printf("Process 1 priority: %d\n", getpriority(PRIO_PROCESS, 0));</text:p>
      <text:p text:style-name="Source_20_code"><text:s text:c="4"/>for(int i = 0; i &lt; 5; ++i) {</text:p>
      <text:p text:style-name="Source_20_code"><text:s text:c="8"/>printf("Process 1: iteration %d\n", i);</text:p>
      <text:p text:style-name="Source_20_code"><text:tab/>aahh();</text:p>
      <text:p text:style-name="Source_20_code"><text:s text:c="4"/>}</text:p>
      <text:p text:style-name="Source_20_code"><text:s text:c="4"/>return 0;</text:p>
      <text:p text:style-name="Source_20_code">}</text:p>
      <text:p text:style-name="P119">Второй процесс, созданный для сравнения, идентичен программе выше, разве что обозначается в терминале своим образом.</text:p>
      <text:p text:style-name="P118">Вывод:</text:p>
      <text:p text:style-name="Source_20_code">b4ll3r1um@Linex:~/Labs_OS/LR4/15$ sudo nice -n -10 ./process1 &amp; sudo nice -n 10 ./process2 &amp;</text:p>
      <text:p text:style-name="Source_20_code">[5] 6061</text:p>
      <text:p text:style-name="Source_20_code"><text:soft-page-break/>[6] 6062</text:p>
      <text:p text:style-name="Source_20_code">b4ll3r1um@Linex:~/Labs_OS/LR4/15$ sudo: /etc/sudoers: Not a directory</text:p>
      <text:p text:style-name="Source_20_code">sudo: /etc/sudoers: Not a directory</text:p>
      <text:p text:style-name="Source_20_code">Process 1 priority: -10</text:p>
      <text:p text:style-name="Source_20_code">Process 1: iteration 0</text:p>
      <text:p text:style-name="Source_20_code">Process 2 priority: 10</text:p>
      <text:p text:style-name="Source_20_code"><text:tab/>Process 2: iteration 0</text:p>
      <text:p text:style-name="Source_20_code">Process 1: iteration 1</text:p>
      <text:p text:style-name="Source_20_code">Process 1: iteration 2</text:p>
      <text:p text:style-name="Source_20_code">Process 1: iteration 3</text:p>
      <text:p text:style-name="Source_20_code">Process 1: iteration 4</text:p>
      <text:p text:style-name="Source_20_code"><text:tab/>Process 2: iteration 1</text:p>
      <text:p text:style-name="Source_20_code"><text:tab/>Process 2: iteration 2</text:p>
      <text:p text:style-name="Source_20_code"><text:tab/>Process 2: iteration 3</text:p>
      <text:p text:style-name="Source_20_code"><text:tab/>Process 2: iteration 4</text:p>
      <text:p text:style-name="Source_20_code"/>
      <text:p text:style-name="Source_20_code">[5] <text:s text:c="2"/>Done <text:s text:c="19"/>sudo nice -n -10 ./process1</text:p>
      <text:p text:style-name="Source_20_code">[6] <text:s text:c="2"/>Done <text:s text:c="19"/>sudo nice -n 10 ./process2</text:p>
      <text:p text:style-name="Source_20_code">b4ll3r1um@Linex:~/Labs_OS/LR4/15$ </text:p>
      <text:p text:style-name="Source_20_code"/>
      <text:p text:style-name="P122"><text:span text:style-name="T14">Как можно заметить, с учетом </text:span><text:span text:style-name="T25">применения taskset </text:span><text:span text:style-name="T26">процесс с меньшим </text:span><text:span text:style-name="T27">значением приоритета</text:span><text:span text:style-name="T26"> обрабатывался первее, чем процесс с высшим </text:span><text:span text:style-name="T27">значением</text:span><text:span text:style-name="T26">, </text:span><text:span text:style-name="T27">учитывая, что чем меньше число приоритета, тем приоритетнее процесс. Также для каждого процесса вывелось текущее значение приоритета: -10 и 10 для 1 и 2 процесса соответственно.</text:span></text:p>
      <text:p text:style-name="P73">Обычно системные процессы имеют более высокий приоритет по сравнению с пользовательскими, чтобы обеспечить эффективную работу системы.</text:p>
      <text:p text:style-name="P113">b4ll3r1um@b4ll3r1um-MaiBook-X-series:~/Labs_OS/LR3-4/15$ ./user_process &amp; ps &amp;</text:p>
      <text:p text:style-name="Source_20_code">[1] 10823</text:p>
      <text:p text:style-name="Source_20_code">[2] 10824</text:p>
      <text:p text:style-name="P114">b4ll3r1um@b4ll3r1um-MaiBook-X-series:~/Labs_OS/LR3-4/15$ Iteration 0</text:p>
      <text:p text:style-name="Source_20_code"><text:s text:c="4"/>PID TTY <text:s text:c="9"/>TIME CMD</text:p>
      <text:p text:style-name="Source_20_code"><text:s text:c="3"/>6412 pts/0 <text:s text:c="3"/>00:00:00 bash</text:p>
      <text:p text:style-name="Source_20_code"><text:s text:c="2"/>10823 pts/0 <text:s text:c="3"/>00:00:00 user_process</text:p>
      <text:p text:style-name="Source_20_code"><text:s text:c="2"/>10824 pts/0 <text:s text:c="3"/>00:00:00 ps</text:p>
      <text:p text:style-name="Source_20_code">Iteration 1</text:p>
      <text:p text:style-name="Source_20_code">Iteration 2</text:p>
      <text:p text:style-name="Source_20_code">Iteration 3</text:p>
      <text:p text:style-name="Source_20_code">Iteration 4</text:p>
      <text:p text:style-name="Source_20_code">^C</text:p>
      <text:p text:style-name="Source_20_code">[1]- <text:s/>Завершён <text:s text:c="7"/>./user_process</text:p>
      <text:p text:style-name="Source_20_code">[2]+ <text:s/>Завершён <text:s text:c="7"/>ps</text:p>
      <text:p text:style-name="P74">Для использования приоритетов реального времени нужны определенные привилегии и настройки, и их следует использовать осторожно, так как они могут привести к голоданию ресурсов для других процессов.</text:p>
      <text:p text:style-name="P131"><text:soft-page-break/>Чтобы проверить какой пользовательский приоритет для запуска приложений из shell, проверим стандартный приоритет следующей программой:</text:p>
      <text:p text:style-name="P131">my_program.c:</text:p>
      <text:p text:style-name="Source_20_code">#include &lt;stdio.h&gt;</text:p>
      <text:p text:style-name="Source_20_code">#include &lt;sys/resource.h&gt;</text:p>
      <text:p text:style-name="Source_20_code"/>
      <text:p text:style-name="Source_20_code">int main() {</text:p>
      <text:p text:style-name="Source_20_code"><text:s text:c="4"/>int priority = getpriority(PRIO_PROCESS, 0);</text:p>
      <text:p text:style-name="Source_20_code"><text:s text:c="4"/>printf("Current priority: %d\n", priority);</text:p>
      <text:p text:style-name="Source_20_code"><text:s text:c="4"/>return 0;</text:p>
      <text:p text:style-name="Source_20_code">}</text:p>
      <text:p text:style-name="P124">Вывод:</text:p>
      <text:p text:style-name="Source_20_code">b4ll3r1um@Linex:~/Labs_OS/LR4/15$ ./checkPriority </text:p>
      <text:p text:style-name="Source_20_code">Current priority: 0</text:p>
      <text:p text:style-name="P125">Текущий приоритет равен 0.</text:p>
      <text:p text:style-name="P74"/>
      <text:p text:style-name="P76">16)<text:span text:style-name="T62"> </text:span><text:span text:style-name="T110">Ознакомьтесь с командой nohup(1). Запустите длительный процесс по nohup(1). Завершите сеанс работы. Снова войдите в систему и проверьте таблицу процессов. Поясните результат.</text:span></text:p>
      <text:p text:style-name="P76"><text:span text:style-name="T62">Команда nohup используется в Unix-подобных системах для запуска процесса таким образом, чтобы он продолжал выполняться после завершения текущего сеанса работы пользователя. Это полезно, когда вы хотите запустить длительный процесс и не хотите, чтобы он завершился, когда вы выйдете из системы или закроете терминал. </text:span><text:span text:style-name="T63">Выполним команду:</text:span></text:p>
      <text:p text:style-name="Source_20_code"><text:span text:style-name="T63">nohup </text:span><text:span text:style-name="T64">sleep 40</text:span><text:span text:style-name="T63"> &amp;</text:span></text:p>
      <text:p text:style-name="P68">Затем закроем текущий терминал и откроем новый, проверим наличие процесса:</text:p>
      <text:p text:style-name="Source_20_code">b4ll3r1um@b4ll3r1um-MaiBook-X-series:~$ nohup sleep 40 &amp;</text:p>
      <text:p text:style-name="Source_20_code">[1] 9544</text:p>
      <text:p text:style-name="Source_20_code">b4ll3r1um@b4ll3r1um-MaiBook-X-series:~$ nohup: ввод игнорируется, вывод добавляется в 'nohup.out'</text:p>
      <text:p text:style-name="Source_20_code">ps xa | grep sleep</text:p>
      <text:p text:style-name="Source_20_code"><text:s text:c="3"/>9544 pts/0 <text:s text:c="3"/>S <text:s text:c="5"/>0:00 sleep 40</text:p>
      <text:p text:style-name="Source_20_code"><text:s text:c="3"/>9546 pts/0 <text:s text:c="3"/>S+ <text:s text:c="4"/>0:00 grep --color=auto sleep</text:p>
      <text:p text:style-name="P68">После открытия нового терминала:</text:p>
      <text:p text:style-name="Source_20_code">b4ll3r1um@b4ll3r1um-MaiBook-X-series:~$ ps xa | grep sleep</text:p>
      <text:p text:style-name="Source_20_code"><text:s text:c="3"/>9544 ? <text:s text:c="7"/>S <text:s text:c="5"/>0:00 sleep 40</text:p>
      <text:p text:style-name="Source_20_code"><text:s text:c="3"/>9603 pts/0 <text:s text:c="3"/>S+ <text:s text:c="4"/>0:00 grep --color=auto sleep</text:p>
      <text:p text:style-name="P69">Процесс остался.</text:p>
      <text:p text:style-name="P69"><text:soft-page-break/></text:p>
      <text:p text:style-name="P6">17)<text:span text:style-name="T62"> </text:span><text:span text:style-name="T110">Определите uid процесса, каково минимальное значение и кому оно</text:span></text:p>
      <text:p text:style-name="P19">принадлежит. Каково минимальное и максимальное значение pid, каким процессам принадлежат? Проанализируйте множество системных процессов, как их отличить от прочих, перечислите назначение самых <text:span text:style-name="T36">важных из них.</text:span></text:p>
      <text:p text:style-name="P81">Чтобы определить UID процесса в Unix-подобных системах, можно использовать команду ps или top. UID (User Identifier) - это идентификатор пользователя, которому принадлежит процесс. Минимальное значение UID обычно равно 0 и принадлежит суперпользователю, также известному как root.</text:p>
      <text:p text:style-name="P2"><text:span text:style-name="T31">И</text:span><text:span text:style-name="T30">спользуем следующую команду:</text:span></text:p>
      <text:p text:style-name="Source_20_code">ps -eo pid,uid,cmd</text:p>
      <text:p text:style-name="P77">Эта команда отобразит список процессов с их PID, UID и командой, запущенной процессом.</text:p>
      <text:p text:style-name="P80">Частичный вывод:</text:p>
      <text:p text:style-name="Source_20_code">b4ll3r1um@b4ll3r1um-MaiBook-X-series:~$ ps -eo pid,uid,cmd</text:p>
      <text:p text:style-name="Source_20_code"><text:s text:c="4"/>PID <text:s text:c="2"/>UID CMD</text:p>
      <text:p text:style-name="Source_20_code"><text:s text:c="6"/>1 <text:s text:c="4"/>0 /sbin/init splash</text:p>
      <text:p text:style-name="Source_20_code"><text:s text:c="6"/>2 <text:s text:c="4"/>0 [kthreadd]</text:p>
      <text:p text:style-name="Source_20_code"><text:s text:c="6"/>3 <text:s text:c="4"/>0 [rcu_gp]</text:p>
      <text:p text:style-name="Source_20_code"><text:s text:c="6"/>4 <text:s text:c="4"/>0 [rcu_par_gp]</text:p>
      <text:p text:style-name="Source_20_code"><text:s text:c="6"/>5 <text:s text:c="4"/>0 [slub_flushwq]</text:p>
      <text:p text:style-name="Source_20_code"><text:s text:c="6"/>6 <text:s text:c="4"/>0 [netns]</text:p>
      <text:p text:style-name="Source_20_code"><text:s text:c="6"/>8 <text:s text:c="4"/>0 [kworker/0:0H-events_highpri]</text:p>
      <text:p text:style-name="Source_20_code"><text:s text:c="5"/>11 <text:s text:c="4"/>0 [mm_percpu_wq]</text:p>
      <text:p text:style-name="Source_20_code"><text:s text:c="5"/>12 <text:s text:c="4"/>0 [rcu_tasks_kthread]</text:p>
      <text:p text:style-name="Source_20_code"><text:s text:c="5"/>13 <text:s text:c="4"/>0 [rcu_tasks_rude_kthread]</text:p>
      <text:p text:style-name="Source_20_code"><text:s text:c="5"/>14 <text:s text:c="4"/>0 [rcu_tasks_trace_kthread]</text:p>
      <text:p text:style-name="Source_20_code"><text:s text:c="5"/>15 <text:s text:c="4"/>0 [ksoftirqd/0]</text:p>
      <text:p text:style-name="Source_20_code"><text:s text:c="5"/>16 <text:s text:c="4"/>0 [rcu_preempt]</text:p>
      <text:p text:style-name="Source_20_code"><text:s text:c="5"/>17 <text:s text:c="4"/>0 [migration/0]</text:p>
      <text:p text:style-name="Source_20_code"><text:s text:c="5"/>18 <text:s text:c="4"/>0 [idle_inject/0]</text:p>
      <text:p text:style-name="Source_20_code"><text:s text:c="5"/>19 <text:s text:c="4"/>0 [cpuhp/0]</text:p>
      <text:p text:style-name="Source_20_code"><text:s text:c="5"/>20 <text:s text:c="4"/>0 [cpuhp/2]</text:p>
      <text:p text:style-name="Source_20_code"><text:s text:c="5"/>21 <text:s text:c="4"/>0 [idle_inject/2]</text:p>
      <text:p text:style-name="Source_20_code"><text:s text:c="5"/>22 <text:s text:c="4"/>0 [migration/2]</text:p>
      <text:p text:style-name="Source_20_code"><text:s text:c="5"/>23 <text:s text:c="4"/>0 [ksoftirqd/2]</text:p>
      <text:p text:style-name="Source_20_code"><text:s text:c="5"/>25 <text:s text:c="4"/>0 [kworker/2:0H-ttm]</text:p>
      <text:p text:style-name="Source_20_code"><text:s text:c="5"/>26 <text:s text:c="4"/>0 [cpuhp/4]</text:p>
      <text:p text:style-name="Source_20_code"><text:s text:c="5"/>27 <text:s text:c="4"/>0 [idle_inject/4]</text:p>
      <text:p text:style-name="Source_20_code"><text:s text:c="5"/>28 <text:s text:c="4"/>0 [migration/4]</text:p>
      <text:p text:style-name="Source_20_code"><text:s text:c="5"/>29 <text:s text:c="4"/>0 [ksoftirqd/4]</text:p>
      <text:p text:style-name="Source_20_code"><text:s text:c="5"/>31 <text:s text:c="4"/>0 [kworker/4:0H-events_highpri]</text:p>
      <text:p text:style-name="Source_20_code"><text:s text:c="5"/>32 <text:s text:c="4"/>0 [cpuhp/6]</text:p>
      <text:p text:style-name="Source_20_code"><text:s text:c="5"/>33 <text:s text:c="4"/>0 [idle_inject/6]</text:p>
      <text:p text:style-name="Source_20_code"><text:s text:c="5"/>34 <text:s text:c="4"/>0 [migration/6]</text:p>
      <text:p text:style-name="Source_20_code"><text:soft-page-break/><text:s text:c="5"/>35 <text:s text:c="4"/>0 [ksoftirqd/6]</text:p>
      <text:p text:style-name="Source_20_code"><text:s text:c="5"/>37 <text:s text:c="4"/>0 [kworker/6:0H-events_highpri]</text:p>
      <text:p text:style-name="Source_20_code"><text:s text:c="5"/>38 <text:s text:c="4"/>0 [cpuhp/8]</text:p>
      <text:p text:style-name="Source_20_code"><text:s text:c="5"/>39 <text:s text:c="4"/>0 [idle_inject/8]</text:p>
      <text:p text:style-name="Source_20_code"><text:s text:c="5"/>40 <text:s text:c="4"/>0 [migration/8]</text:p>
      <text:p text:style-name="P77">Минимальное и максимальное значение PID зависит от реализации операционной системы. Обычно минимальное значение PID равно 1 и принадлежит процессу init или его эквиваленту, а максимальное значение зависит от разрядности системы. Например, для 32-битной системы максимальное значение PID будет около 32768, а для 64-битной системы - значительно больше.</text:p>
      <text:p text:style-name="P78"><text:tab/>Вот некоторые из наиболее важных системных процессов:</text:p>
      <text:list xml:id="list1479073085" text:style-name="L1">
        <text:list-item>
          <text:p text:style-name="P133">init (PID 1): Это первый процесс, запускаемый ядром операционной системы. Он отвечает за инициализацию системы и управление другими процессами.</text:p>
        </text:list-item>
        <text:list-item>
          <text:p text:style-name="P133">kthreadd (PID 2): Это процесс ядра Linux, который создает и управляет потоками ядра.</text:p>
        </text:list-item>
        <text:list-item>
          <text:p text:style-name="P133">kswapd0: Этот процесс отвечает за обмен страницами в памяти и управление пространством подкачки.</text:p>
        </text:list-item>
        <text:list-item>
          <text:p text:style-name="P133">kworker: Это процессы, связанные с различными асинхронными задачами в ядре Linux.</text:p>
        </text:list-item>
        <text:list-item>
          <text:p text:style-name="P133">systemd (или другой менеджер системных служб): В современных дистрибутивах Linux это процесс, отвечающий за управление системными службами.</text:p>
        </text:list-item>
      </text:list>
      <text:p text:style-name="P79"><text:tab/>Системные процессы, как правило, можно отличить от обычных пользовательских процессов по ряду характеристик. Вот некоторые признаки, которые могут помочь отличить системные процессы от обычных:</text:p>
      <text:list xml:id="list1355548487" text:style-name="L2">
        <text:list-item>
          <text:p text:style-name="P129">Низкие значения PID: Многие системные процессы имеют низкие значения PID, часто менее 1000. Это связано с тем, что они создаются раньше пользовательских процессов.</text:p>
        </text:list-item>
        <text:list-item>
          <text:p text:style-name="P129">Имя процесса в квадратных скобках: В выводе команды ps, имя процесса системного процесса обычно заключено в квадратные скобки, например, [kthreadd], [kswapd0], [systemd], что помогает <text:soft-page-break/>отличить их от обычных процессов.</text:p>
        </text:list-item>
        <text:list-item>
          <text:p text:style-name="P129">Владелец процесса: Многие системные процессы имеют владельцем пользователя root или другого привилегированного пользователя.</text:p>
        </text:list-item>
        <text:list-item>
          <text:p text:style-name="P129">Путь к исполняемому файлу: Путь к исполняемому файлу системных процессов часто указывает на директории, связанные с ядром или системными службами, такими как /sbin, /usr/sbin или /lib/systemd.</text:p>
        </text:list-item>
        <text:list-item>
          <text:p text:style-name="P129">Потоки и родительский процесс: Некоторые системные процессы могут иметь множество потоков выполнения или родительский процесс, который указывает на ядро операционной системы или другие системные процессы.</text:p>
        </text:list-item>
        <text:list-item>
          <text:p text:style-name="P129">Использование ресурсов: Системные процессы могут использовать значительные ресурсы системы, такие как процессорное время, память или дисковое пространство.</text:p>
        </text:list-item>
      </text:list>
      <text:p text:style-name="P79"/>
      <text:p text:style-name="P111"><text:span text:style-name="T34"><text:tab/></text:span><text:span text:style-name="T35">18) </text:span><text:span text:style-name="T37">Подготовьте программу, формирующую несколько нитей. Нити для эксперимента могут быть практически идентичны. Например, каждая нить в цикле: выводит на печать собственное имя и инкрементирует переменную времени, после чего "засыпает" (sleep(5); sleep(1); - для первой и второй нитей соответственно), на экран (в файл) должно выводиться имя нити и количество </text:span><text:span text:style-name="T38">пятисекундных (для первой) и секундных (для второй) интервалов функционирования каждой нити.</text:span></text:p>
      <text:p text:style-name="P82"><text:tab/></text:p>
      <text:p text:style-name="P112"><text:span text:style-name="T35"><text:tab/></text:span><text:span text:style-name="T32">Напишем программу code.c, </text:span><text:span text:style-name="T33">создающую 5 нитей</text:span><text:span text:style-name="T32">:</text:span></text:p>
      <text:p text:style-name="Source_20_code">#include "stdio.h"</text:p>
      <text:p text:style-name="Source_20_code">#include "unistd.h"</text:p>
      <text:p text:style-name="Source_20_code">#include "pthread.h"</text:p>
      <text:p text:style-name="Source_20_code"><text:s/></text:p>
      <text:p text:style-name="Source_20_code">const int STOP_AT = 10;</text:p>
      <text:p text:style-name="Source_20_code">const int THREADS_COUNT = 5;</text:p>
      <text:p text:style-name="Source_20_code"><text:s/></text:p>
      <text:p text:style-name="Source_20_code">void* thread(void* args) {</text:p>
      <text:p text:style-name="Source_20_code"><text:s text:c="2"/>int n = *(int*)args;</text:p>
      <text:p text:style-name="Source_20_code"><text:s text:c="2"/></text:p>
      <text:p text:style-name="Source_20_code"><text:s text:c="2"/>printf("Started thread with pause %d\n", n);</text:p>
      <text:p text:style-name="Source_20_code"><text:soft-page-break/><text:s text:c="2"/></text:p>
      <text:p text:style-name="Source_20_code"><text:s text:c="2"/>for (int i = 0; i &lt; STOP_AT; i++) {</text:p>
      <text:p text:style-name="Source_20_code"><text:s text:c="4"/>printf("Thread %d: counted to %d...\n", n, i);</text:p>
      <text:p text:style-name="Source_20_code"><text:s text:c="4"/>sleep(n);</text:p>
      <text:p text:style-name="Source_20_code"><text:s text:c="2"/>}</text:p>
      <text:p text:style-name="Source_20_code"><text:s text:c="2"/></text:p>
      <text:p text:style-name="Source_20_code"><text:s text:c="2"/>printf("Finished thread with pause %d\n", n);</text:p>
      <text:p text:style-name="Source_20_code"><text:s text:c="2"/></text:p>
      <text:p text:style-name="Source_20_code"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2"/>}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return 0;</text:p>
      <text:p text:style-name="Source_20_code">}</text:p>
      <text:p text:style-name="P70">Вывод:</text:p>
      <text:p text:style-name="Source_20_code">b4ll3r1um@b4ll3r1um-MaiBook-X-series:~/Labs_OS/LR3-4/18$ ./src</text:p>
      <text:p text:style-name="Source_20_code">Started thread with pause 1</text:p>
      <text:p text:style-name="Source_20_code">Thread 1: counted to 0...</text:p>
      <text:p text:style-name="Source_20_code">Started thread with pause 3</text:p>
      <text:p text:style-name="Source_20_code">Thread 3: counted to 0...</text:p>
      <text:p text:style-name="Source_20_code">Started thread with pause 4</text:p>
      <text:p text:style-name="Source_20_code">Thread 4: counted to 0...</text:p>
      <text:p text:style-name="Source_20_code">Started thread with pause 2</text:p>
      <text:p text:style-name="Source_20_code">Thread 2: counted to 0...</text:p>
      <text:p text:style-name="Source_20_code">Started thread with pause 5</text:p>
      <text:p text:style-name="Source_20_code">Thread 5: counted to 0...</text:p>
      <text:p text:style-name="Source_20_code">Thread 1: counted to 1...</text:p>
      <text:p text:style-name="Source_20_code">Thread 1: counted to 2...</text:p>
      <text:p text:style-name="Source_20_code">Thread 2: counted to 1...</text:p>
      <text:p text:style-name="Source_20_code">Thread 3: counted to 1...</text:p>
      <text:p text:style-name="Source_20_code">Thread 1: counted to 3...</text:p>
      <text:p text:style-name="Source_20_code">Thread 4: counted to 1...</text:p>
      <text:p text:style-name="Source_20_code">Thread 2: counted to 2...</text:p>
      <text:p text:style-name="Source_20_code">Thread 1: counted to 4...</text:p>
      <text:p text:style-name="Source_20_code">Thread 5: counted to 1...</text:p>
      <text:p text:style-name="Source_20_code">Thread 1: counted to 5...</text:p>
      <text:p text:style-name="Source_20_code">Thread 2: counted to 3...</text:p>
      <text:p text:style-name="Source_20_code">Thread 3: counted to 2...</text:p>
      <text:p text:style-name="Source_20_code">Thread 1: counted to 6...</text:p>
      <text:p text:style-name="Source_20_code">Thread 1: counted to 7...</text:p>
      <text:p text:style-name="Source_20_code">Thread 4: counted to 2...</text:p>
      <text:p text:style-name="Source_20_code">Thread 2: counted to 4...</text:p>
      <text:p text:style-name="Source_20_code"><text:soft-page-break/>Thread 1: counted to 8...</text:p>
      <text:p text:style-name="Source_20_code">Thread 3: counted to 3...</text:p>
      <text:p text:style-name="Source_20_code">Thread 1: counted to 9...</text:p>
      <text:p text:style-name="Source_20_code">Thread 5: counted to 2...</text:p>
      <text:p text:style-name="Source_20_code">Thread 2: counted to 5...</text:p>
      <text:p text:style-name="Source_20_code">Finished thread with pause 1</text:p>
      <text:p text:style-name="Source_20_code">Thread 4: counted to 3...</text:p>
      <text:p text:style-name="Source_20_code">Thread 3: counted to 4...</text:p>
      <text:p text:style-name="Source_20_code">Thread 2: counted to 6...</text:p>
      <text:p text:style-name="Source_20_code">Thread 2: counted to 7...</text:p>
      <text:p text:style-name="Source_20_code">Thread 5: counted to 3...</text:p>
      <text:p text:style-name="Source_20_code">Thread 3: counted to 5...</text:p>
      <text:p text:style-name="Source_20_code">Thread 4: counted to 4...</text:p>
      <text:p text:style-name="Source_20_code">Thread 2: counted to 8...</text:p>
      <text:p text:style-name="Source_20_code">Thread 3: counted to 6...</text:p>
      <text:p text:style-name="Source_20_code">Thread 2: counted to 9...</text:p>
      <text:p text:style-name="Source_20_code">Thread 4: counted to 5...</text:p>
      <text:p text:style-name="Source_20_code">Thread 5: counted to 4...</text:p>
      <text:p text:style-name="Source_20_code">Finished thread with pause 2</text:p>
      <text:p text:style-name="Source_20_code">Thread 3: counted to 7...</text:p>
      <text:p text:style-name="Source_20_code">Thread 4: counted to 6...</text:p>
      <text:p text:style-name="Source_20_code">Thread 3: counted to 8...</text:p>
      <text:p text:style-name="Source_20_code">Thread 5: counted to 5...</text:p>
      <text:p text:style-name="Source_20_code">Thread 3: counted to 9...</text:p>
      <text:p text:style-name="Source_20_code">Thread 4: counted to 7...</text:p>
      <text:p text:style-name="Source_20_code">Thread 5: counted to 6...</text:p>
      <text:p text:style-name="Source_20_code">Finished thread with pause 3</text:p>
      <text:p text:style-name="Source_20_code">Thread 4: counted to 8...</text:p>
      <text:p text:style-name="Source_20_code">Thread 5: counted to 7...</text:p>
      <text:p text:style-name="Source_20_code">Thread 4: counted to 9...</text:p>
      <text:p text:style-name="Source_20_code">Finished thread with pause 4</text:p>
      <text:p text:style-name="Source_20_code">Thread 5: counted to 8...</text:p>
      <text:p text:style-name="Source_20_code">Thread 5: counted to 9...</text:p>
      <text:p text:style-name="Source_20_code">Finished thread with pause 5</text:p>
      <text:p text:style-name="Based_20_style"/>
      <text:p text:style-name="P7">19) <text:span text:style-name="T110">После запуска программы проанализируйте выполнение нитей, распределение во времени. Используйте для этого вывод таблицы процессов командой ps -axhf. Попробуйте удалить нить, зная ее идентификатор, командой kill. Приведите и объясните результат.</text:span></text:p>
      <text:p text:style-name="P17"/>
      <text:p text:style-name="P17">Для данного задания напишем другую программу code.c:</text:p>
      <text:p text:style-name="Source_20_code">#include "stdlib.h"</text:p>
      <text:p text:style-name="Source_20_code">#include "stdio.h"</text:p>
      <text:p text:style-name="Source_20_code">#include "signal.h"</text:p>
      <text:p text:style-name="Source_20_code">#include "unistd.h"</text:p>
      <text:p text:style-name="Source_20_code">#include "pthread.h"</text:p>
      <text:p text:style-name="Source_20_code">#include "sys/syscall.h"</text:p>
      <text:p text:style-name="Source_20_code"><text:s/></text:p>
      <text:p text:style-name="Source_20_code">const int STOP_AT = 10;</text:p>
      <text:p text:style-name="Source_20_code">const int THREADS_COUNT = 5;</text:p>
      <text:p text:style-name="Source_20_code"><text:s/></text:p>
      <text:p text:style-name="Source_20_code"><text:soft-page-break/>void* thread(void* args) {</text:p>
      <text:p text:style-name="Source_20_code"><text:s text:c="2"/>int n = *(int*)args;</text:p>
      <text:p text:style-name="Source_20_code"><text:s text:c="2"/>char ps_cmd1[128];</text:p>
      <text:p text:style-name="Source_20_code"><text:s text:c="2"/>char ps_cmd2[128];</text:p>
      <text:p text:style-name="Source_20_code"><text:s text:c="2"/></text:p>
      <text:p text:style-name="Source_20_code"><text:s text:c="2"/>sprintf(ps_cmd1, "ps -axhf &gt;thread%d.txt", n);</text:p>
      <text:p text:style-name="Source_20_code"><text:s text:c="2"/>sprintf(ps_cmd2, "ps -axhf &gt;&gt;thread%d.txt", n);</text:p>
      <text:p text:style-name="Source_20_code"><text:s text:c="2"/>system(ps_cmd1);</text:p>
      <text:p text:style-name="Source_20_code"><text:s text:c="2"/></text:p>
      <text:p text:style-name="Source_20_code"><text:s text:c="2"/>int pid = getpid();</text:p>
      <text:p text:style-name="Source_20_code"><text:s text:c="2"/>int tid = syscall(SYS_gettid);</text:p>
      <text:p text:style-name="Source_20_code"><text:s text:c="2"/></text:p>
      <text:p text:style-name="Source_20_code"><text:s text:c="2"/>printf("Started thread with pause %d; process id: %d, thread id: %d\n", n, pid, tid);</text:p>
      <text:p text:style-name="Source_20_code"><text:s text:c="2"/></text:p>
      <text:p text:style-name="Source_20_code"><text:s text:c="2"/>for (int i = 0; i &lt; STOP_AT; i++) {</text:p>
      <text:p text:style-name="Source_20_code"><text:s text:c="4"/>printf("Thread %d: counted to %d...\n", n, i);</text:p>
      <text:p text:style-name="Source_20_code"><text:s text:c="4"/>sleep(n);</text:p>
      <text:p text:style-name="Source_20_code"><text:s text:c="2"/>}</text:p>
      <text:p text:style-name="Source_20_code"><text:s text:c="2"/></text:p>
      <text:p text:style-name="Source_20_code"><text:s text:c="2"/>printf("Finished thread with pause %d\n", n);</text:p>
      <text:p text:style-name="Source_20_code"><text:s text:c="2"/>system(ps_cmd2);</text:p>
      <text:p text:style-name="Source_20_code"><text:s text:c="2"/></text:p>
      <text:p text:style-name="Source_20_code"><text:s text:c="2"/>// Trying to kill the thread</text:p>
      <text:p text:style-name="Source_20_code"><text:s text:c="2"/>kill(tid, SIGKILL);</text:p>
      <text:p text:style-name="Source_20_code"><text:s text:c="2"/></text:p>
      <text:p text:style-name="Source_20_code"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system("ps -axhf &gt;file.txt")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2"/>}</text:p>
      <text:p text:style-name="Source_20_code"><text:s text:c="2"/></text:p>
      <text:p text:style-name="Source_20_code"><text:s text:c="2"/>system("ps -axhf &gt;&gt;file.txt");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system("ps -axhf &gt;&gt;file.txt");</text:p>
      <text:p text:style-name="Source_20_code"><text:s text:c="2"/></text:p>
      <text:p text:style-name="Source_20_code"><text:s text:c="2"/>return 0;</text:p>
      <text:p text:style-name="Source_20_code">}</text:p>
      <text:p text:style-name="P71">Вывод осуществляется в отдельные файлы:</text:p>
      <text:p text:style-name="Source_20_code">b4ll3r1um@b4ll3r1um-MaiBook-X-series:~/Labs_OS/LR3-4/19$ ./src</text:p>
      <text:p text:style-name="Source_20_code">Started thread with pause 2; process id: 12882, thread id: 12886</text:p>
      <text:p text:style-name="Source_20_code">Thread 2: counted to 0...</text:p>
      <text:p text:style-name="Source_20_code"><text:soft-page-break/>Started thread with pause 1; process id: 12882, thread id: 12885</text:p>
      <text:p text:style-name="Source_20_code">Thread 1: counted to 0...</text:p>
      <text:p text:style-name="Source_20_code">Started thread with pause 5; process id: 12882, thread id: 12892</text:p>
      <text:p text:style-name="Source_20_code">Thread 5: counted to 0...</text:p>
      <text:p text:style-name="Source_20_code">Started thread with pause 3; process id: 12882, thread id: 12888</text:p>
      <text:p text:style-name="Source_20_code">Thread 3: counted to 0...</text:p>
      <text:p text:style-name="Source_20_code">Started thread with pause 4; process id: 12882, thread id: 12890</text:p>
      <text:p text:style-name="Source_20_code">Thread 4: counted to 0...</text:p>
      <text:p text:style-name="Source_20_code">Thread 1: counted to 1...</text:p>
      <text:p text:style-name="Source_20_code">Thread 2: counted to 1...</text:p>
      <text:p text:style-name="Source_20_code">Thread 1: counted to 2...</text:p>
      <text:p text:style-name="Source_20_code">Thread 1: counted to 3...</text:p>
      <text:p text:style-name="Source_20_code">Thread 3: counted to 1...</text:p>
      <text:p text:style-name="Source_20_code">Thread 2: counted to 2...</text:p>
      <text:p text:style-name="Source_20_code">Thread 4: counted to 1...</text:p>
      <text:p text:style-name="Source_20_code">Thread 1: counted to 4...</text:p>
      <text:p text:style-name="Source_20_code">Thread 5: counted to 1...</text:p>
      <text:p text:style-name="Source_20_code">Thread 1: counted to 5...</text:p>
      <text:p text:style-name="Source_20_code">Thread 2: counted to 3...</text:p>
      <text:p text:style-name="Source_20_code">Thread 3: counted to 2...</text:p>
      <text:p text:style-name="Source_20_code">Thread 1: counted to 6...</text:p>
      <text:p text:style-name="Source_20_code">Thread 1: counted to 7...</text:p>
      <text:p text:style-name="Source_20_code">Thread 4: counted to 2...</text:p>
      <text:p text:style-name="Source_20_code">Thread 2: counted to 4...</text:p>
      <text:p text:style-name="Source_20_code">Thread 1: counted to 8...</text:p>
      <text:p text:style-name="Source_20_code">Thread 3: counted to 3...</text:p>
      <text:p text:style-name="Source_20_code">Thread 1: counted to 9...</text:p>
      <text:p text:style-name="Source_20_code">Thread 5: counted to 2...</text:p>
      <text:p text:style-name="Source_20_code">Thread 2: counted to 5...</text:p>
      <text:p text:style-name="Source_20_code">Finished thread with pause 1</text:p>
      <text:p text:style-name="Source_20_code">Thread 3: counted to 4...</text:p>
      <text:p text:style-name="Source_20_code">Thread 4: counted to 3...</text:p>
      <text:p text:style-name="Source_20_code">Thread 2: counted to 6...</text:p>
      <text:p text:style-name="Source_20_code">Thread 2: counted to 7...</text:p>
      <text:p text:style-name="Source_20_code">Thread 5: counted to 3...</text:p>
      <text:p text:style-name="Source_20_code">Thread 3: counted to 5...</text:p>
      <text:p text:style-name="Source_20_code">Thread 4: counted to 4...</text:p>
      <text:p text:style-name="Source_20_code">Thread 2: counted to 8...</text:p>
      <text:p text:style-name="Source_20_code">Thread 3: counted to 6...</text:p>
      <text:p text:style-name="Source_20_code">Thread 2: counted to 9...</text:p>
      <text:p text:style-name="Source_20_code">Thread 5: counted to 4...</text:p>
      <text:p text:style-name="Source_20_code">Thread 4: counted to 5...</text:p>
      <text:p text:style-name="Source_20_code">Finished thread with pause 2</text:p>
      <text:p text:style-name="Source_20_code">Thread 3: counted to 7...</text:p>
      <text:p text:style-name="Source_20_code">Thread 3: counted to 8...</text:p>
      <text:p text:style-name="Source_20_code">Thread 4: counted to 6...</text:p>
      <text:p text:style-name="Source_20_code">Thread 5: counted to 5...</text:p>
      <text:p text:style-name="Source_20_code">Thread 3: counted to 9...</text:p>
      <text:p text:style-name="Source_20_code">Thread 4: counted to 7...</text:p>
      <text:p text:style-name="Source_20_code">Thread 5: counted to 6...</text:p>
      <text:p text:style-name="Source_20_code">Finished thread with pause 3</text:p>
      <text:p text:style-name="Source_20_code">Thread 4: counted to 8...</text:p>
      <text:p text:style-name="Source_20_code">Thread 5: counted to 7...</text:p>
      <text:p text:style-name="Source_20_code">Thread 4: counted to 9...</text:p>
      <text:p text:style-name="Source_20_code">Thread 5: counted to 8...</text:p>
      <text:p text:style-name="Source_20_code">Finished thread with pause 4</text:p>
      <text:p text:style-name="Source_20_code">Thread 5: counted to 9...</text:p>
      <text:p text:style-name="Source_20_code">Finished thread with pause 5</text:p>
      <text:p text:style-name="P92"><text:soft-page-break/>Теперь добавим в эту же программу команду kill:</text:p>
      <text:p text:style-name="Source_20_code">b4ll3r1um@b4ll3r1um-MaiBook-X-series:~/Labs_OS/LR3-4/19$ ./srckill</text:p>
      <text:p text:style-name="Source_20_code">Started thread with pause 2; process id: 13481, thread id: 13485</text:p>
      <text:p text:style-name="Source_20_code">Thread 2: counted to 0...</text:p>
      <text:p text:style-name="Source_20_code">Started thread with pause 3; process id: 13481, thread id: 13487</text:p>
      <text:p text:style-name="Source_20_code">Thread 3: counted to 0...</text:p>
      <text:p text:style-name="Source_20_code">Started thread with pause 4; process id: 13481, thread id: 13489</text:p>
      <text:p text:style-name="Source_20_code">Thread 4: counted to 0...</text:p>
      <text:p text:style-name="Source_20_code">Started thread with pause 5; process id: 13481, thread id: 13491</text:p>
      <text:p text:style-name="Source_20_code">Thread 5: counted to 0...</text:p>
      <text:p text:style-name="Source_20_code">Started thread with pause 1; process id: 13481, thread id: 13484</text:p>
      <text:p text:style-name="Source_20_code">Thread 1: counted to 0...</text:p>
      <text:p text:style-name="Source_20_code">Thread 1: counted to 1...</text:p>
      <text:p text:style-name="Source_20_code">Thread 2: counted to 1...</text:p>
      <text:p text:style-name="Source_20_code">Thread 1: counted to 2...</text:p>
      <text:p text:style-name="Source_20_code">Thread 3: counted to 1...</text:p>
      <text:p text:style-name="Source_20_code">Thread 1: counted to 3...</text:p>
      <text:p text:style-name="Source_20_code">Thread 4: counted to 1...</text:p>
      <text:p text:style-name="Source_20_code">Thread 2: counted to 2...</text:p>
      <text:p text:style-name="Source_20_code">Thread 1: counted to 4...</text:p>
      <text:p text:style-name="Source_20_code">Thread 5: counted to 1...</text:p>
      <text:p text:style-name="Source_20_code">Thread 1: counted to 5...</text:p>
      <text:p text:style-name="Source_20_code">Thread 2: counted to 3...</text:p>
      <text:p text:style-name="Source_20_code">Thread 3: counted to 2...</text:p>
      <text:p text:style-name="Source_20_code">Thread 1: counted to 6...</text:p>
      <text:p text:style-name="Source_20_code">Thread 1: counted to 7...</text:p>
      <text:p text:style-name="Source_20_code">Thread 4: counted to 2...</text:p>
      <text:p text:style-name="Source_20_code">Thread 2: counted to 4...</text:p>
      <text:p text:style-name="Source_20_code">Thread 1: counted to 8...</text:p>
      <text:p text:style-name="Source_20_code">Thread 3: counted to 3...</text:p>
      <text:p text:style-name="Source_20_code">Thread 1: counted to 9...</text:p>
      <text:p text:style-name="Source_20_code">Thread 5: counted to 2...</text:p>
      <text:p text:style-name="Source_20_code">Thread 2: counted to 5...</text:p>
      <text:p text:style-name="Source_20_code">Finished thread with pause 1</text:p>
      <text:p text:style-name="Source_20_code">Убито</text:p>
      <text:p text:style-name="P93"><text:tab/><text:span text:style-name="T66">Видим, что удаление нити завершает выполнение всей программы. Это связано с тем, что при отправке <text:s/>сигнала <text:s/>потоку посредством команды или функции kill() происходит завершение не только этого потока, но и всего многопоточного приложения в целом. Для завершения отдельной нити необходимо использовать функции, ориентированные на работу с потоками, а также функцию pthread_exit().</text:span></text:p>
      <text:p text:style-name="P47"/>
      <text:p text:style-name="P107"><text:span text:style-name="T68"><text:tab/>20)</text:span><text:span text:style-name="T71"> </text:span><text:span text:style-name="T76">Модифицируйте программу так, чтобы управление второй нитью осуществлялось посредством сигнала SIGUSR1 из первой нити. На пятой секунде работы приложения удалите вторую нить. Для этого воспользуйтесь </text:span><text:soft-page-break/><text:span text:style-name="T76">функцией pthread_kill(t2, SIGUSR); (t2 - дескриптор второй нити). В остальном программу можно не изменять. Проанализируйте полученные результаты.</text:span></text:p>
      <text:p text:style-name="P106"><text:span text:style-name="T71"><text:tab/></text:span><text:span text:style-name="T72">Модифицированная программа code.c:</text:span></text:p>
      <text:p text:style-name="Source_20_code">#include "stdlib.h"</text:p>
      <text:p text:style-name="Source_20_code">#include "stdio.h"</text:p>
      <text:p text:style-name="Source_20_code">#include "signal.h"</text:p>
      <text:p text:style-name="Source_20_code">#include "unistd.h"</text:p>
      <text:p text:style-name="Source_20_code">#include "pthread.h"</text:p>
      <text:p text:style-name="Source_20_code">#include "sys/syscall.h"</text:p>
      <text:p text:style-name="Source_20_code"><text:s/></text:p>
      <text:p text:style-name="Source_20_code">const int STOP_AT = 10;</text:p>
      <text:p text:style-name="Source_20_code">const int THREADS_COUNT = 3;</text:p>
      <text:p text:style-name="Source_20_code"><text:s/></text:p>
      <text:p text:style-name="Source_20_code">pthread_t* g_secondThread;</text:p>
      <text:p text:style-name="Source_20_code">int g_secondThreadId = -1;</text:p>
      <text:p text:style-name="Source_20_code"><text:s/></text:p>
      <text:p text:style-name="Source_20_code">void* thread(void* args) {</text:p>
      <text:p text:style-name="Source_20_code"><text:s text:c="2"/>int n = *(int*)args;</text:p>
      <text:p text:style-name="Source_20_code"><text:s text:c="2"/>char ps_cmd1[128];</text:p>
      <text:p text:style-name="Source_20_code"><text:s text:c="2"/>char ps_cmd2[128];</text:p>
      <text:p text:style-name="Source_20_code"><text:s text:c="2"/></text:p>
      <text:p text:style-name="Source_20_code"><text:s text:c="2"/>int pid = getpid();</text:p>
      <text:p text:style-name="Source_20_code"><text:s text:c="2"/>int tid = syscall(SYS_gettid);</text:p>
      <text:p text:style-name="Source_20_code"><text:s text:c="4"/></text:p>
      <text:p text:style-name="Source_20_code"><text:s text:c="2"/>if (n == 2) {</text:p>
      <text:p text:style-name="Source_20_code"><text:s text:c="4"/>g_secondThreadId = tid;</text:p>
      <text:p text:style-name="Source_20_code"><text:s text:c="2"/>}</text:p>
      <text:p text:style-name="Source_20_code"><text:s text:c="2"/></text:p>
      <text:p text:style-name="Source_20_code"><text:s text:c="2"/>sprintf(ps_cmd1, "ps -axhf &gt;thread%d.txt", n);</text:p>
      <text:p text:style-name="Source_20_code"><text:s text:c="2"/>sprintf(ps_cmd2, "ps -axhf &gt;&gt;thread%d.txt", n);</text:p>
      <text:p text:style-name="Source_20_code"><text:s text:c="2"/>system(ps_cmd1);</text:p>
      <text:p text:style-name="Source_20_code"><text:s text:c="2"/></text:p>
      <text:p text:style-name="Source_20_code"><text:s text:c="2"/>printf("Started thread with pause %d; process id: %d, thread id: %d\n", n, pid, tid);</text:p>
      <text:p text:style-name="Source_20_code"><text:s text:c="2"/></text:p>
      <text:p text:style-name="Source_20_code"><text:s text:c="2"/>for (int i = 0; i &lt; STOP_AT; i++) {</text:p>
      <text:p text:style-name="Source_20_code"><text:s text:c="4"/>if (n == 1 &amp;&amp; i == 5 &amp;&amp; g_secondThreadId != -1) { // Kill the second thread in 5 seconds from the first thread</text:p>
      <text:p text:style-name="Source_20_code"><text:s text:c="6"/>printf("Terminating the second thread from the first one; first thread id: %d, second thread id: %d\n", tid, g_secondThreadId);</text:p>
      <text:p text:style-name="Source_20_code"><text:s text:c="6"/>pthread_kill(*g_secondThread, SIGUSR1);</text:p>
      <text:p text:style-name="Source_20_code"><text:s text:c="4"/>}</text:p>
      <text:p text:style-name="Source_20_code"><text:s text:c="4"/></text:p>
      <text:p text:style-name="Source_20_code"><text:s text:c="4"/>printf("Thread %d: counted to %d...\n", n, i);</text:p>
      <text:p text:style-name="Source_20_code"><text:s text:c="4"/>sleep(n);</text:p>
      <text:p text:style-name="Source_20_code"><text:s text:c="2"/>}</text:p>
      <text:p text:style-name="Source_20_code"><text:s text:c="2"/></text:p>
      <text:p text:style-name="Source_20_code"><text:s text:c="2"/>printf("Finished thread with pause %d\n", n);</text:p>
      <text:p text:style-name="Source_20_code"><text:s text:c="2"/>system(ps_cmd2);</text:p>
      <text:p text:style-name="Source_20_code"><text:s text:c="2"/></text:p>
      <text:p text:style-name="Source_20_code"><text:s text:c="2"/>// Trying to kill the thread</text:p>
      <text:p text:style-name="Source_20_code"><text:s text:c="2"/>// kill(tid, SIGKILL);</text:p>
      <text:p text:style-name="Source_20_code"><text:s text:c="2"/></text:p>
      <text:p text:style-name="Source_20_code"><text:s text:c="2"/>pthread_exit(0);</text:p>
      <text:p text:style-name="Source_20_code">}</text:p>
      <text:p text:style-name="Source_20_code"><text:soft-page-break/><text:s/></text:p>
      <text:p text:style-name="Source_20_code">int main() {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system("ps -axhf &gt;file.txt")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4"/></text:p>
      <text:p text:style-name="Source_20_code"><text:s text:c="4"/>// Saving the second thread id</text:p>
      <text:p text:style-name="Source_20_code"><text:s text:c="4"/>if (n == 1) {</text:p>
      <text:p text:style-name="Source_20_code"><text:s text:c="6"/>g_secondThread = &amp;tid[n];</text:p>
      <text:p text:style-name="Source_20_code"><text:s text:c="4"/>}</text:p>
      <text:p text:style-name="Source_20_code"><text:s text:c="2"/>}</text:p>
      <text:p text:style-name="Source_20_code"><text:s text:c="2"/></text:p>
      <text:p text:style-name="Source_20_code"><text:s text:c="2"/>system("ps -axhf &gt;&gt;file.txt");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system("ps -axhf &gt;&gt;file.txt");</text:p>
      <text:p text:style-name="Source_20_code"><text:s text:c="2"/></text:p>
      <text:p text:style-name="Source_20_code"><text:s text:c="2"/>return 0;</text:p>
      <text:p text:style-name="Source_20_code">}</text:p>
      <text:p text:style-name="Based_20_style"/>
      <text:p text:style-name="P94">Результат:</text:p>
      <text:p text:style-name="Source_20_code">b4ll3r1um@b4ll3r1um-MaiBook-X-series:~/Labs_OS/LR3-4/20$ ./src</text:p>
      <text:p text:style-name="Source_20_code">Started thread with pause 1; process id: 14304, thread id: 14307</text:p>
      <text:p text:style-name="Source_20_code">Thread 1: counted to 0...</text:p>
      <text:p text:style-name="Source_20_code">Started thread with pause 2; process id: 14304, thread id: 14308</text:p>
      <text:p text:style-name="Source_20_code">Thread 2: counted to 0...</text:p>
      <text:p text:style-name="Source_20_code">Started thread with pause 3; process id: 14304, thread id: 14309</text:p>
      <text:p text:style-name="Source_20_code">Thread 3: counted to 0...</text:p>
      <text:p text:style-name="Source_20_code">Thread 1: counted to 1...</text:p>
      <text:p text:style-name="Source_20_code">Thread 2: counted to 1...</text:p>
      <text:p text:style-name="Source_20_code">Thread 1: counted to 2...</text:p>
      <text:p text:style-name="Source_20_code">Thread 3: counted to 1...</text:p>
      <text:p text:style-name="Source_20_code">Thread 1: counted to 3...</text:p>
      <text:p text:style-name="Source_20_code">Thread 2: counted to 2...</text:p>
      <text:p text:style-name="Source_20_code">Thread 1: counted to 4...</text:p>
      <text:p text:style-name="Source_20_code">Terminating the second thread from the first one; first thread id: 14307, second thread id: 14308</text:p>
      <text:p text:style-name="Source_20_code">Определяемый пользователем сигнал 1</text:p>
      <text:p text:style-name="P45"><text:tab/>Видим, что при достижении пятой секунды осуществляется удаление второй нити, при этом управление осуществляется из первой нити. Как и в прошлой программе, удаление нити приводит к завершению программы полностью.</text:p>
      <text:p text:style-name="P116"><text:soft-page-break/><text:span text:style-name="T67"><text:tab/>21) </text:span><text:span text:style-name="T76">Последняя модификация предполагает создание собственного обработчика сигнала, содержащего уведомление о начале его работы и возврат посредством функции pthread_exit(NULL); Сравните результаты, полученные после запуска этой модификации программы с результатами предыдущей.</text:span></text:p>
      <text:p text:style-name="P115"><text:span text:style-name="T70"><text:tab/></text:span><text:span text:style-name="T73">Программа для данного пункта code.c:</text:span></text:p>
      <text:p text:style-name="Source_20_code">#include "stdlib.h"</text:p>
      <text:p text:style-name="Source_20_code">#include "stdio.h"</text:p>
      <text:p text:style-name="Source_20_code">#include "signal.h"</text:p>
      <text:p text:style-name="Source_20_code">#include "unistd.h"</text:p>
      <text:p text:style-name="Source_20_code">#include "pthread.h"</text:p>
      <text:p text:style-name="Source_20_code">#include "sys/syscall.h"</text:p>
      <text:p text:style-name="Source_20_code"><text:s/></text:p>
      <text:p text:style-name="Source_20_code">const int STOP_AT = 10;</text:p>
      <text:p text:style-name="Source_20_code">const int THREADS_COUNT = 3;</text:p>
      <text:p text:style-name="Source_20_code"><text:s/></text:p>
      <text:p text:style-name="Source_20_code">pthread_t* g_secondThread;</text:p>
      <text:p text:style-name="Source_20_code">int g_secondThreadId = -1;</text:p>
      <text:p text:style-name="Source_20_code"><text:s/></text:p>
      <text:p text:style-name="Source_20_code">void handleSigUsr1(int sig) {</text:p>
      <text:p text:style-name="Source_20_code"><text:s text:c="2"/>if (sig == SIGUSR1) {</text:p>
      <text:p text:style-name="Source_20_code"><text:s text:c="4"/>int tid = syscall(SYS_gettid);</text:p>
      <text:p text:style-name="Source_20_code"><text:s text:c="4"/>printf("Terminating thread with id %d with SIGUSR1\n", tid);</text:p>
      <text:p text:style-name="Source_20_code"><text:s text:c="2"/></text:p>
      <text:p text:style-name="Source_20_code"><text:s text:c="4"/>signal(SIGUSR1, SIG_DFL);</text:p>
      <text:p text:style-name="Source_20_code"><text:s text:c="4"/>pthread_exit(0);</text:p>
      <text:p text:style-name="Source_20_code"><text:s text:c="2"/>}</text:p>
      <text:p text:style-name="Source_20_code">}</text:p>
      <text:p text:style-name="Source_20_code"><text:s/></text:p>
      <text:p text:style-name="Source_20_code">void* thread(void* args) {</text:p>
      <text:p text:style-name="Source_20_code"><text:s text:c="2"/>int n = *(int*)args;</text:p>
      <text:p text:style-name="Source_20_code"><text:s text:c="2"/>char ps_cmd1[128];</text:p>
      <text:p text:style-name="Source_20_code"><text:s text:c="2"/>char ps_cmd2[128];</text:p>
      <text:p text:style-name="Source_20_code"><text:s text:c="2"/></text:p>
      <text:p text:style-name="Source_20_code"><text:s text:c="2"/>int pid = getpid();</text:p>
      <text:p text:style-name="Source_20_code"><text:s text:c="2"/>int tid = syscall(SYS_gettid);</text:p>
      <text:p text:style-name="Source_20_code"><text:s text:c="4"/></text:p>
      <text:p text:style-name="Source_20_code"><text:s text:c="2"/>if (n == 2) {</text:p>
      <text:p text:style-name="Source_20_code"><text:s text:c="4"/>signal(SIGUSR1, handleSigUsr1);</text:p>
      <text:p text:style-name="Source_20_code"><text:s text:c="4"/>g_secondThreadId = tid;</text:p>
      <text:p text:style-name="Source_20_code"><text:s text:c="2"/>}</text:p>
      <text:p text:style-name="Source_20_code"><text:s text:c="2"/></text:p>
      <text:p text:style-name="Source_20_code"><text:s text:c="2"/>sprintf(ps_cmd1, "ps -axhf &gt;thread%d.txt", n);</text:p>
      <text:p text:style-name="Source_20_code"><text:s text:c="2"/>sprintf(ps_cmd2, "ps -axhf &gt;&gt;thread%d.txt", n);</text:p>
      <text:p text:style-name="Source_20_code"><text:s text:c="2"/>system(ps_cmd1);</text:p>
      <text:p text:style-name="Source_20_code"><text:s text:c="2"/></text:p>
      <text:p text:style-name="Source_20_code"><text:s text:c="2"/>printf("Started thread with pause %d; process id: %d, thread id: %d\n", n, pid, tid);</text:p>
      <text:p text:style-name="Source_20_code"><text:s text:c="2"/></text:p>
      <text:p text:style-name="Source_20_code"><text:s text:c="2"/>for (int i = 0; i &lt; STOP_AT; i++) {</text:p>
      <text:p text:style-name="Source_20_code"><text:soft-page-break/><text:s text:c="4"/>if (n == 1 &amp;&amp; i == 5 &amp;&amp; g_secondThreadId != -1) { // Kill the second thread in 5 seconds from the first thread</text:p>
      <text:p text:style-name="Source_20_code"><text:s text:c="6"/>printf("Terminating the second thread from the first one; first thread id: %d, second thread id: %d\n", tid, g_secondThreadId);</text:p>
      <text:p text:style-name="Source_20_code"><text:s text:c="6"/>pthread_kill(*g_secondThread, SIGUSR1);</text:p>
      <text:p text:style-name="Source_20_code"><text:s text:c="4"/>}</text:p>
      <text:p text:style-name="Source_20_code"><text:s text:c="4"/></text:p>
      <text:p text:style-name="Source_20_code"><text:s text:c="4"/>printf("Thread %d: counted to %d...\n", n, i);</text:p>
      <text:p text:style-name="Source_20_code"><text:s text:c="4"/>sleep(n);</text:p>
      <text:p text:style-name="Source_20_code"><text:s text:c="2"/>}</text:p>
      <text:p text:style-name="Source_20_code"><text:s text:c="2"/></text:p>
      <text:p text:style-name="Source_20_code"><text:s text:c="2"/>printf("Finished thread with pause %d\n", n);</text:p>
      <text:p text:style-name="Source_20_code"><text:s text:c="2"/>system(ps_cmd2);</text:p>
      <text:p text:style-name="Source_20_code"><text:s text:c="2"/></text:p>
      <text:p text:style-name="Source_20_code"><text:s text:c="2"/>// Trying to kill the thread</text:p>
      <text:p text:style-name="Source_20_code"><text:s text:c="2"/>// kill(tid, SIGKILL);</text:p>
      <text:p text:style-name="Source_20_code"><text:s text:c="2"/></text:p>
      <text:p text:style-name="Source_20_code"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system("ps -axhf &gt;file.txt")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4"/></text:p>
      <text:p text:style-name="Source_20_code"><text:s text:c="4"/>// Saving the second thread id</text:p>
      <text:p text:style-name="Source_20_code"><text:s text:c="4"/>if (n == 1) {</text:p>
      <text:p text:style-name="Source_20_code"><text:s text:c="6"/>g_secondThread = &amp;tid[n];</text:p>
      <text:p text:style-name="Source_20_code"><text:s text:c="4"/>}</text:p>
      <text:p text:style-name="Source_20_code"><text:s text:c="2"/>}</text:p>
      <text:p text:style-name="Source_20_code"><text:s text:c="2"/></text:p>
      <text:p text:style-name="Source_20_code"><text:s text:c="2"/>system("ps -axhf &gt;&gt;file.txt");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system("ps -axhf &gt;&gt;file.txt");</text:p>
      <text:p text:style-name="Source_20_code"><text:s text:c="2"/></text:p>
      <text:p text:style-name="Source_20_code"><text:s text:c="2"/>return 0;</text:p>
      <text:p text:style-name="Source_20_code">}</text:p>
      <text:p text:style-name="P95">Результат:</text:p>
      <text:p text:style-name="Source_20_code">b4ll3r1um@b4ll3r1um-MaiBook-X-series:~/Labs_OS/LR3-4/21$ ./src</text:p>
      <text:p text:style-name="Source_20_code">Started thread with pause 1; process id: 14617, thread id: 14620</text:p>
      <text:p text:style-name="Source_20_code">Thread 1: counted to 0...</text:p>
      <text:p text:style-name="Source_20_code">Started thread with pause 3; process id: 14617, thread id: 14623</text:p>
      <text:p text:style-name="Source_20_code">Thread 3: counted to 0...</text:p>
      <text:p text:style-name="Source_20_code">Started thread with pause 2; process id: 14617, thread id: 14621</text:p>
      <text:p text:style-name="Source_20_code">Thread 2: counted to 0...</text:p>
      <text:p text:style-name="Source_20_code"><text:soft-page-break/>Thread 1: counted to 1...</text:p>
      <text:p text:style-name="Source_20_code">Thread 2: counted to 1...</text:p>
      <text:p text:style-name="Source_20_code">Thread 1: counted to 2...</text:p>
      <text:p text:style-name="Source_20_code">Thread 3: counted to 1...</text:p>
      <text:p text:style-name="Source_20_code">Thread 1: counted to 3...</text:p>
      <text:p text:style-name="Source_20_code">Thread 2: counted to 2...</text:p>
      <text:p text:style-name="Source_20_code">Thread 1: counted to 4...</text:p>
      <text:p text:style-name="Source_20_code">Terminating the second thread from the first one; first thread id: 14620, second thread id: 14621</text:p>
      <text:p text:style-name="Source_20_code">Thread 1: counted to 5...</text:p>
      <text:p text:style-name="Source_20_code">Terminating thread with id 14621 with SIGUSR1</text:p>
      <text:p text:style-name="Source_20_code">Thread 3: counted to 2...</text:p>
      <text:p text:style-name="Source_20_code">Thread 1: counted to 6...</text:p>
      <text:p text:style-name="Source_20_code">Thread 1: counted to 7...</text:p>
      <text:p text:style-name="Source_20_code">Thread 1: counted to 8...</text:p>
      <text:p text:style-name="Source_20_code">Thread 3: counted to 3...</text:p>
      <text:p text:style-name="Source_20_code">Thread 1: counted to 9...</text:p>
      <text:p text:style-name="Source_20_code">Finished thread with pause 1</text:p>
      <text:p text:style-name="Source_20_code">Thread 3: counted to 4...</text:p>
      <text:p text:style-name="Source_20_code">Thread 3: counted to 5...</text:p>
      <text:p text:style-name="Source_20_code">Thread 3: counted to 6...</text:p>
      <text:p text:style-name="Source_20_code">Thread 3: counted to 7...</text:p>
      <text:p text:style-name="Source_20_code">Thread 3: counted to 8...</text:p>
      <text:p text:style-name="Source_20_code">Thread 3: counted to 9...</text:p>
      <text:p text:style-name="Source_20_code">Finished thread with pause 3</text:p>
      <text:p text:style-name="P46"><text:tab/>Видим, что при достижении пятой секунды осуществляется удаление второй нити, при этом управление осуществляется из первой нити. Однако выполнение программы продолжается для нитей 1 и 3. Это связано с наличием обработчика сигнала.</text:p>
      <text:p text:style-name="P43"><text:span text:style-name="T69"><text:tab/>22) </text:span><text:span text:style-name="T76">Перехватите сигнал «CTRL C» для процесса и потока однократно, а также многократно с восстановлением исходного обработчика после нескольких раз срабатывания. Проделайте аналогичную работу для переназначения другой комбинации клавиш.</text:span></text:p>
      <text:p text:style-name="P42"><text:span text:style-name="T69"><text:tab/></text:span><text:span text:style-name="T74">Для перехвата сигнала напишем следующую программу:</text:span></text:p>
      <text:p text:style-name="P42"><text:span text:style-name="T74"><text:tab/></text:span><text:span text:style-name="T75">code.c:</text:span></text:p>
      <text:p text:style-name="Source_20_code">#include "stdlib.h"</text:p>
      <text:p text:style-name="Source_20_code">#include "stdio.h"</text:p>
      <text:p text:style-name="Source_20_code">#include "signal.h"</text:p>
      <text:p text:style-name="Source_20_code">#include "unistd.h"</text:p>
      <text:p text:style-name="Source_20_code">#include "pthread.h"</text:p>
      <text:p text:style-name="Source_20_code">#include "sys/syscall.h"</text:p>
      <text:p text:style-name="Source_20_code"><text:s/></text:p>
      <text:p text:style-name="Source_20_code">const int STOP_AT = 10;</text:p>
      <text:p text:style-name="Source_20_code">const int THREADS_COUNT = 3;</text:p>
      <text:p text:style-name="Source_20_code"><text:s/></text:p>
      <text:p text:style-name="Source_20_code">void handleCtrlC(int sig) {</text:p>
      <text:p text:style-name="Source_20_code"><text:soft-page-break/><text:s text:c="2"/>if (sig == SIGINT) {</text:p>
      <text:p text:style-name="Source_20_code"><text:s text:c="6"/>int tid = syscall(SYS_gettid);</text:p>
      <text:p text:style-name="Source_20_code"><text:s text:c="4"/>printf("Received interruption signal (Ctrl+C) in thread %d\n", tid);</text:p>
      <text:p text:style-name="Source_20_code"><text:s text:c="4"/>signal(SIGINT, SIG_DFL); // Recover default handler</text:p>
      <text:p text:style-name="Source_20_code"><text:s text:c="2"/>}</text:p>
      <text:p text:style-name="Source_20_code">}</text:p>
      <text:p text:style-name="Source_20_code"><text:s/></text:p>
      <text:p text:style-name="Source_20_code">void* thread(void* args) {</text:p>
      <text:p text:style-name="Source_20_code"><text:s text:c="2"/>int n = *(int*)args;</text:p>
      <text:p text:style-name="Source_20_code"><text:s text:c="2"/>char ps_cmd1[128];</text:p>
      <text:p text:style-name="Source_20_code"><text:s text:c="2"/>char ps_cmd2[128];</text:p>
      <text:p text:style-name="Source_20_code"><text:s text:c="2"/></text:p>
      <text:p text:style-name="Source_20_code"><text:s text:c="2"/>int pid = getpid();</text:p>
      <text:p text:style-name="Source_20_code"><text:s text:c="2"/>int tid = syscall(SYS_gettid);</text:p>
      <text:p text:style-name="Source_20_code"><text:s text:c="2"/></text:p>
      <text:p text:style-name="Source_20_code"><text:s text:c="2"/>printf("Started thread with pause %d; process id: %d, thread id: %d\n", n, pid, tid);</text:p>
      <text:p text:style-name="Source_20_code"><text:s text:c="2"/></text:p>
      <text:p text:style-name="Source_20_code"><text:s text:c="2"/>for (int i = 0; i &lt; STOP_AT; i++) {</text:p>
      <text:p text:style-name="Source_20_code"><text:s text:c="4"/>printf("Thread %d: counted to %d...\n", n, i);</text:p>
      <text:p text:style-name="Source_20_code"><text:s text:c="4"/>sleep(n);</text:p>
      <text:p text:style-name="Source_20_code"><text:s text:c="2"/>}</text:p>
      <text:p text:style-name="Source_20_code"><text:s text:c="2"/></text:p>
      <text:p text:style-name="Source_20_code"><text:s text:c="2"/>printf("Finished thread with pause %d\n", n);</text:p>
      <text:p text:style-name="Source_20_code"><text:s text:c="2"/></text:p>
      <text:p text:style-name="Source_20_code"><text:s text:c="2"/>// Trying to kill the thread</text:p>
      <text:p text:style-name="Source_20_code"><text:s text:c="2"/>// kill(tid, SIGKILL);</text:p>
      <text:p text:style-name="Source_20_code"><text:s text:c="2"/></text:p>
      <text:p text:style-name="Source_20_code"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signal(SIGINT, handleCtrlC)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2"/>}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return 0;</text:p>
      <text:p text:style-name="Source_20_code">}</text:p>
      <text:p text:style-name="P96">Результат:</text:p>
      <text:p text:style-name="Source_20_code">b4ll3r1um@b4ll3r1um-MaiBook-X-series:~/Labs_OS/LR3-4/22$ ./src</text:p>
      <text:p text:style-name="Source_20_code">Started thread with pause 2; process id: 14971, thread id: 14973</text:p>
      <text:p text:style-name="Source_20_code">Thread 2: counted to 0...</text:p>
      <text:p text:style-name="Source_20_code">Started thread with pause 1; process id: 14971, thread id: 14972</text:p>
      <text:p text:style-name="Source_20_code">Thread 1: counted to 0...</text:p>
      <text:p text:style-name="Source_20_code"><text:soft-page-break/>Started thread with pause 3; process id: 14971, thread id: 14974</text:p>
      <text:p text:style-name="Source_20_code">Thread 3: counted to 0...</text:p>
      <text:p text:style-name="Source_20_code">Thread 1: counted to 1...</text:p>
      <text:p text:style-name="Source_20_code">Thread 2: counted to 1...</text:p>
      <text:p text:style-name="Source_20_code">Thread 1: counted to 2...</text:p>
      <text:p text:style-name="Source_20_code">Thread 3: counted to 1...</text:p>
      <text:p text:style-name="Source_20_code">Thread 1: counted to 3...</text:p>
      <text:p text:style-name="Source_20_code">Thread 2: counted to 2...</text:p>
      <text:p text:style-name="Source_20_code">Thread 1: counted to 4...</text:p>
      <text:p text:style-name="Source_20_code">Thread 1: counted to 5...</text:p>
      <text:p text:style-name="Source_20_code">^CReceived interruption signal (Ctrl+C) in thread 14971</text:p>
      <text:p text:style-name="Source_20_code">Thread 2: counted to 3...</text:p>
      <text:p text:style-name="Source_20_code">Thread 3: counted to 2...</text:p>
      <text:p text:style-name="Source_20_code">Thread 1: counted to 6...</text:p>
      <text:p text:style-name="Source_20_code">Thread 1: counted to 7...</text:p>
      <text:p text:style-name="Source_20_code">^C</text:p>
      <text:p text:style-name="P84"><text:tab/>Видим, что сигнал был перехвачен однократно, второй сигнал CTRL C программой перехвачен не был, что привело к завершению выполнения программы.</text:p>
      <text:p text:style-name="P37"><text:span text:style-name="T41"><text:tab/></text:span><text:span text:style-name="T42">Теперь напишем программу перехвата сигнала для определенной нити:</text:span></text:p>
      <text:p text:style-name="P37"><text:span text:style-name="T42"><text:tab/></text:span><text:span text:style-name="T52">threadTargeting.c:</text:span></text:p>
      <text:p text:style-name="Source_20_code">#include "stdlib.h"</text:p>
      <text:p text:style-name="Source_20_code">#include "stdio.h"</text:p>
      <text:p text:style-name="Source_20_code">#include "signal.h"</text:p>
      <text:p text:style-name="Source_20_code">#include "unistd.h"</text:p>
      <text:p text:style-name="Source_20_code">#include "pthread.h"</text:p>
      <text:p text:style-name="Source_20_code">#include "sys/syscall.h"</text:p>
      <text:p text:style-name="Source_20_code"><text:s/></text:p>
      <text:p text:style-name="Source_20_code">const int STOP_AT = 10;</text:p>
      <text:p text:style-name="Source_20_code">const int THREADS_COUNT = 3;</text:p>
      <text:p text:style-name="Source_20_code"><text:s/></text:p>
      <text:p text:style-name="Source_20_code">void blockSignal(int sig) {</text:p>
      <text:p text:style-name="Source_20_code"><text:s text:c="2"/>sigset_t set;</text:p>
      <text:p text:style-name="Source_20_code"><text:s text:c="2"/></text:p>
      <text:p text:style-name="Source_20_code"><text:s text:c="2"/>sigemptyset(&amp;set);</text:p>
      <text:p text:style-name="Source_20_code"><text:s text:c="2"/>sigaddset(&amp;set, sig);</text:p>
      <text:p text:style-name="Source_20_code"><text:s text:c="2"/>sigprocmask(SIG_BLOCK, &amp;set, NULL);</text:p>
      <text:p text:style-name="Source_20_code">}</text:p>
      <text:p text:style-name="Source_20_code"><text:s/></text:p>
      <text:p text:style-name="Source_20_code">void unblockSignal(int sig) {</text:p>
      <text:p text:style-name="Source_20_code"><text:s text:c="2"/>sigset_t set;</text:p>
      <text:p text:style-name="Source_20_code"><text:s text:c="2"/></text:p>
      <text:p text:style-name="Source_20_code"><text:s text:c="2"/>sigemptyset(&amp;set);</text:p>
      <text:p text:style-name="Source_20_code"><text:s text:c="2"/>sigaddset(&amp;set, sig);</text:p>
      <text:p text:style-name="Source_20_code"><text:s text:c="2"/>sigprocmask(SIG_UNBLOCK, &amp;set, NULL);</text:p>
      <text:p text:style-name="Source_20_code">}</text:p>
      <text:p text:style-name="Source_20_code"><text:s/></text:p>
      <text:p text:style-name="Source_20_code">void handleCtrlC(int sig) {</text:p>
      <text:p text:style-name="Source_20_code"><text:s text:c="2"/>if (sig == SIGINT) {</text:p>
      <text:p text:style-name="Source_20_code"><text:s text:c="6"/>int tid = syscall(SYS_gettid);</text:p>
      <text:p text:style-name="Source_20_code"><text:s text:c="4"/>printf("Received interruption signal (Ctrl+C) in thread %d\n", tid);</text:p>
      <text:p text:style-name="Source_20_code"><text:soft-page-break/><text:s text:c="4"/>signal(SIGINT, SIG_DFL); // Recover default handler</text:p>
      <text:p text:style-name="Source_20_code"><text:s text:c="2"/>}</text:p>
      <text:p text:style-name="Source_20_code">}</text:p>
      <text:p text:style-name="Source_20_code"><text:s/></text:p>
      <text:p text:style-name="Source_20_code">void* thread(void* args) {</text:p>
      <text:p text:style-name="Source_20_code"><text:s text:c="2"/>int n = *(int*)args;</text:p>
      <text:p text:style-name="Source_20_code"><text:s text:c="2"/>char ps_cmd1[128];</text:p>
      <text:p text:style-name="Source_20_code"><text:s text:c="2"/>char ps_cmd2[128];</text:p>
      <text:p text:style-name="Source_20_code"><text:s text:c="2"/></text:p>
      <text:p text:style-name="Source_20_code"><text:s text:c="2"/>// We want to handle the interruption in the first thread.</text:p>
      <text:p text:style-name="Source_20_code"><text:s text:c="2"/>if (n == 1) {</text:p>
      <text:p text:style-name="Source_20_code"><text:s text:c="4"/>unblockSignal(SIGINT);</text:p>
      <text:p text:style-name="Source_20_code"><text:s text:c="4"/>signal(SIGINT, handleCtrlC);</text:p>
      <text:p text:style-name="Source_20_code"><text:s text:c="2"/>}</text:p>
      <text:p text:style-name="Source_20_code"><text:s text:c="2"/></text:p>
      <text:p text:style-name="Source_20_code"><text:s text:c="2"/>int pid = getpid();</text:p>
      <text:p text:style-name="Source_20_code"><text:s text:c="2"/>int tid = syscall(SYS_gettid);</text:p>
      <text:p text:style-name="Source_20_code"><text:s text:c="2"/></text:p>
      <text:p text:style-name="Source_20_code"><text:s text:c="2"/>printf("Started thread with pause %d; process id: %d, thread id: %d\n", n, pid, tid);</text:p>
      <text:p text:style-name="Source_20_code"><text:s text:c="2"/></text:p>
      <text:p text:style-name="Source_20_code"><text:s text:c="2"/>for (int i = 0; i &lt; STOP_AT; i++) {</text:p>
      <text:p text:style-name="Source_20_code"><text:s text:c="4"/>printf("Thread %d: counted to %d...\n", n, i);</text:p>
      <text:p text:style-name="Source_20_code"><text:s text:c="4"/>sleep(n);</text:p>
      <text:p text:style-name="Source_20_code"><text:s text:c="2"/>}</text:p>
      <text:p text:style-name="Source_20_code"><text:s text:c="2"/></text:p>
      <text:p text:style-name="Source_20_code"><text:s text:c="2"/>printf("Finished thread with pause %d\n", n);</text:p>
      <text:p text:style-name="Source_20_code"><text:s text:c="2"/></text:p>
      <text:p text:style-name="Source_20_code"><text:s text:c="2"/>// Trying to kill the thread</text:p>
      <text:p text:style-name="Source_20_code"><text:s text:c="2"/>// kill(tid, SIGKILL);</text:p>
      <text:p text:style-name="Source_20_code"><text:s text:c="2"/></text:p>
      <text:p text:style-name="Source_20_code"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blockSignal(SIGINT)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2"/>}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return 0;</text:p>
      <text:p text:style-name="Source_20_code">}</text:p>
      <text:p text:style-name="P37"><text:span text:style-name="T52"><text:tab/></text:span><text:span text:style-name="T53">Результат:</text:span></text:p>
      <text:p text:style-name="Source_20_code">b4ll3r1um@b4ll3r1um-MaiBook-X-series:~/Labs_OS/LR3-4/22$ ./targeting </text:p>
      <text:p text:style-name="Source_20_code"><text:soft-page-break/>Started thread with pause 1; process id: 15242, thread id: 15243</text:p>
      <text:p text:style-name="Source_20_code">Thread 1: counted to 0...</text:p>
      <text:p text:style-name="Source_20_code">Started thread with pause 2; process id: 15242, thread id: 15244</text:p>
      <text:p text:style-name="Source_20_code">Thread 2: counted to 0...</text:p>
      <text:p text:style-name="Source_20_code">Started thread with pause 3; process id: 15242, thread id: 15245</text:p>
      <text:p text:style-name="Source_20_code">Thread 3: counted to 0...</text:p>
      <text:p text:style-name="Source_20_code">Thread 1: counted to 1...</text:p>
      <text:p text:style-name="Source_20_code">Thread 2: counted to 1...</text:p>
      <text:p text:style-name="Source_20_code">Thread 1: counted to 2...</text:p>
      <text:p text:style-name="Source_20_code">Thread 3: counted to 1...</text:p>
      <text:p text:style-name="Source_20_code">Thread 1: counted to 3...</text:p>
      <text:p text:style-name="Source_20_code">^CReceived interruption signal (Ctrl+C) in thread 15243</text:p>
      <text:p text:style-name="Source_20_code">Thread 1: counted to 4...</text:p>
      <text:p text:style-name="Source_20_code">Thread 2: counted to 2...</text:p>
      <text:p text:style-name="Source_20_code">Thread 1: counted to 5...</text:p>
      <text:p text:style-name="Source_20_code">^C</text:p>
      <text:p text:style-name="P85"><text:tab/>Видим, что сигнал был перехвачен однократно, второй сигнал CTRL C программой перехвачен не был, что привело к завершению выполнения программы. В отличие от первого пункта, перехватывание сигнала произошло в конкретной нити (первой), а не в процессе в целом.</text:p>
      <text:p text:style-name="P38"><text:span text:style-name="T41"><text:tab/></text:span><text:span text:style-name="T43">Программа для многократного перехвата сигнала:</text:span></text:p>
      <text:p text:style-name="P38"><text:span text:style-name="T43"><text:tab/></text:span><text:span text:style-name="T51">multipleT</text:span><text:span text:style-name="T50">hreadTargeting.c:</text:span></text:p>
      <text:p text:style-name="Source_20_code">#include "stdlib.h"</text:p>
      <text:p text:style-name="Source_20_code">#include "stdio.h"</text:p>
      <text:p text:style-name="Source_20_code">#include "signal.h"</text:p>
      <text:p text:style-name="Source_20_code">#include "unistd.h"</text:p>
      <text:p text:style-name="Source_20_code">#include "pthread.h"</text:p>
      <text:p text:style-name="Source_20_code">#include "sys/syscall.h"</text:p>
      <text:p text:style-name="Source_20_code"><text:s/></text:p>
      <text:p text:style-name="Source_20_code">const int STOP_AT = 10;</text:p>
      <text:p text:style-name="Source_20_code">const int THREADS_COUNT = 3;</text:p>
      <text:p text:style-name="Source_20_code">const int NUMBER_OF_INTS_TO_HANDLE = 3;</text:p>
      <text:p text:style-name="Source_20_code"><text:s/></text:p>
      <text:p text:style-name="Source_20_code">void handleCtrlC(int sig) {</text:p>
      <text:p text:style-name="Source_20_code"><text:s text:c="2"/>if (sig == SIGINT) {</text:p>
      <text:p text:style-name="Source_20_code"><text:s text:c="4"/>static int intCounter = 0;</text:p>
      <text:p text:style-name="Source_20_code"><text:s text:c="4"/></text:p>
      <text:p text:style-name="Source_20_code"><text:s text:c="4"/>int tid = syscall(SYS_gettid);</text:p>
      <text:p text:style-name="Source_20_code"><text:s text:c="4"/>printf("Received interruption signal (Ctrl+C) number %d in thread %d\n", ++intCounter, tid);</text:p>
      <text:p text:style-name="Source_20_code"><text:s text:c="4"/></text:p>
      <text:p text:style-name="Source_20_code"><text:s text:c="4"/>if (intCounter &lt; NUMBER_OF_INTS_TO_HANDLE) {</text:p>
      <text:p text:style-name="Source_20_code"><text:s text:c="6"/>signal(SIGINT, handleCtrlC); // Recover default handler</text:p>
      <text:p text:style-name="Source_20_code"><text:s text:c="4"/>} else {</text:p>
      <text:p text:style-name="Source_20_code"><text:s text:c="6"/>signal(SIGINT, SIG_DFL); // Recover default handler</text:p>
      <text:p text:style-name="Source_20_code"><text:s text:c="4"/>}</text:p>
      <text:p text:style-name="Source_20_code"><text:s text:c="2"/>}</text:p>
      <text:p text:style-name="Source_20_code">}</text:p>
      <text:p text:style-name="Source_20_code"><text:s/></text:p>
      <text:p text:style-name="Source_20_code">void* thread(void* args) {</text:p>
      <text:p text:style-name="Source_20_code"><text:soft-page-break/><text:s text:c="2"/>int n = *(int*)args;</text:p>
      <text:p text:style-name="Source_20_code"><text:s text:c="2"/>char ps_cmd1[128];</text:p>
      <text:p text:style-name="Source_20_code"><text:s text:c="2"/>char ps_cmd2[128];</text:p>
      <text:p text:style-name="Source_20_code"><text:s text:c="2"/></text:p>
      <text:p text:style-name="Source_20_code"><text:s text:c="2"/>int pid = getpid();</text:p>
      <text:p text:style-name="Source_20_code"><text:s text:c="2"/>int tid = syscall(SYS_gettid);</text:p>
      <text:p text:style-name="Source_20_code"><text:s text:c="2"/></text:p>
      <text:p text:style-name="Source_20_code"><text:s text:c="2"/>printf("Started thread with pause %d; process id: %d, thread id: %d\n", n, pid, tid);</text:p>
      <text:p text:style-name="Source_20_code"><text:s text:c="2"/></text:p>
      <text:p text:style-name="Source_20_code"><text:s text:c="2"/>for (int i = 0; i &lt; STOP_AT; i++) {</text:p>
      <text:p text:style-name="Source_20_code"><text:s text:c="4"/>printf("Thread %d: counted to %d...\n", n, i);</text:p>
      <text:p text:style-name="Source_20_code"><text:s text:c="4"/>sleep(n);</text:p>
      <text:p text:style-name="Source_20_code"><text:s text:c="2"/>}</text:p>
      <text:p text:style-name="Source_20_code"><text:s text:c="2"/></text:p>
      <text:p text:style-name="Source_20_code"><text:s text:c="2"/>printf("Finished thread with pause %d\n", n);</text:p>
      <text:p text:style-name="Source_20_code"><text:s text:c="4"/></text:p>
      <text:p text:style-name="Source_20_code"><text:s text:c="2"/>// Trying to kill the thread</text:p>
      <text:p text:style-name="Source_20_code"><text:s text:c="2"/>// kill(tid, SIGKILL);</text:p>
      <text:p text:style-name="Source_20_code"><text:s text:c="4"/></text:p>
      <text:p text:style-name="Source_20_code"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signal(SIGINT, handleCtrlC)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2"/>}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return 0;</text:p>
      <text:p text:style-name="Source_20_code">}</text:p>
      <text:p text:style-name="P38"><text:span text:style-name="T43"><text:tab/></text:span><text:span text:style-name="T44">Результат:</text:span></text:p>
      <text:p text:style-name="Source_20_code">b4ll3r1um@b4ll3r1um-MaiBook-X-series:~/Labs_OS/LR3-4/22$ ./multargeting </text:p>
      <text:p text:style-name="Source_20_code">Started thread with pause 1; process id: 15431, thread id: 15432</text:p>
      <text:p text:style-name="Source_20_code">Started thread with pause 3; process id: 15431, thread id: 15434</text:p>
      <text:p text:style-name="Source_20_code">Thread 3: counted to 0...</text:p>
      <text:p text:style-name="Source_20_code">Thread 1: counted to 0...</text:p>
      <text:p text:style-name="Source_20_code">Started thread with pause 2; process id: 15431, thread id: 15433</text:p>
      <text:p text:style-name="Source_20_code">Thread 2: counted to 0...</text:p>
      <text:p text:style-name="Source_20_code">Thread 1: counted to 1...</text:p>
      <text:p text:style-name="Source_20_code">Thread 2: counted to 1...</text:p>
      <text:p text:style-name="Source_20_code">Thread 1: counted to 2...</text:p>
      <text:p text:style-name="Source_20_code">Thread 3: counted to 1...</text:p>
      <text:p text:style-name="Source_20_code">Thread 1: counted to 3...</text:p>
      <text:p text:style-name="Source_20_code"><text:soft-page-break/>^CReceived interruption signal (Ctrl+C) number 1 in thread 15431</text:p>
      <text:p text:style-name="Source_20_code">Thread 2: counted to 2...</text:p>
      <text:p text:style-name="Source_20_code">Thread 1: counted to 4...</text:p>
      <text:p text:style-name="Source_20_code">Thread 1: counted to 5...</text:p>
      <text:p text:style-name="Source_20_code">^CReceived interruption signal (Ctrl+C) number 2 in thread 15431</text:p>
      <text:p text:style-name="Source_20_code">Thread 3: counted to 2...</text:p>
      <text:p text:style-name="Source_20_code">Thread 2: counted to 3...</text:p>
      <text:p text:style-name="Source_20_code">Thread 1: counted to 6...</text:p>
      <text:p text:style-name="Source_20_code">Thread 1: counted to 7...</text:p>
      <text:p text:style-name="Source_20_code">Thread 2: counted to 4...</text:p>
      <text:p text:style-name="Source_20_code">Thread 1: counted to 8...</text:p>
      <text:p text:style-name="Source_20_code">^CReceived interruption signal (Ctrl+C) number 3 in thread 15431</text:p>
      <text:p text:style-name="Source_20_code">Thread 3: counted to 3...</text:p>
      <text:p text:style-name="Source_20_code">Thread 1: counted to 9...</text:p>
      <text:p text:style-name="Source_20_code">Thread 2: counted to 5...</text:p>
      <text:p text:style-name="Source_20_code">Finished thread with pause 1</text:p>
      <text:p text:style-name="Source_20_code">^C</text:p>
      <text:p text:style-name="P89"><text:tab/>Видим, что сигнал был перехвачен трижды, четвёртый сигнал CTRL C программой перехвачен не был, что привело к завершению выполнения программы. Перехватывание произошло в процессе.</text:p>
      <text:p text:style-name="P40"><text:span text:style-name="T44"><text:tab/></text:span><text:span text:style-name="T45">Программа с реализацией переназначения комбинации клавиш:</text:span></text:p>
      <text:p text:style-name="P40"><text:span text:style-name="T45"><text:tab/></text:span><text:span text:style-name="T54">keyChange.c:</text:span></text:p>
      <text:p text:style-name="Source_20_code">#include "stdlib.h"</text:p>
      <text:p text:style-name="Source_20_code">#include "stdio.h"</text:p>
      <text:p text:style-name="Source_20_code">#include "signal.h"</text:p>
      <text:p text:style-name="Source_20_code">#include "unistd.h"</text:p>
      <text:p text:style-name="Source_20_code">#include "pthread.h"</text:p>
      <text:p text:style-name="Source_20_code">#include "sys/syscall.h"</text:p>
      <text:p text:style-name="Source_20_code"><text:s/></text:p>
      <text:p text:style-name="Source_20_code">const int STOP_AT = 10;</text:p>
      <text:p text:style-name="Source_20_code">const int THREADS_COUNT = 3;</text:p>
      <text:p text:style-name="Source_20_code">const int NUMBER_OF_STOPS_TO_HANDLE = 3;</text:p>
      <text:p text:style-name="Source_20_code"><text:s/></text:p>
      <text:p text:style-name="Source_20_code">void blockSignal(int sig) {</text:p>
      <text:p text:style-name="Source_20_code"><text:s text:c="2"/>sigset_t set;</text:p>
      <text:p text:style-name="Source_20_code"><text:s text:c="2"/></text:p>
      <text:p text:style-name="Source_20_code"><text:s text:c="2"/>sigemptyset(&amp;set);</text:p>
      <text:p text:style-name="Source_20_code"><text:s text:c="2"/>sigaddset(&amp;set, sig);</text:p>
      <text:p text:style-name="Source_20_code"><text:s text:c="2"/>sigprocmask(SIG_BLOCK, &amp;set, NULL);</text:p>
      <text:p text:style-name="Source_20_code">}</text:p>
      <text:p text:style-name="Source_20_code"><text:s/></text:p>
      <text:p text:style-name="Source_20_code">void unblockSignal(int sig) {</text:p>
      <text:p text:style-name="Source_20_code"><text:s text:c="2"/>sigset_t set;</text:p>
      <text:p text:style-name="Source_20_code"><text:s text:c="2"/></text:p>
      <text:p text:style-name="Source_20_code"><text:s text:c="2"/>sigemptyset(&amp;set);</text:p>
      <text:p text:style-name="Source_20_code"><text:s text:c="2"/>sigaddset(&amp;set, sig);</text:p>
      <text:p text:style-name="Source_20_code"><text:s text:c="2"/>sigprocmask(SIG_UNBLOCK, &amp;set, NULL);</text:p>
      <text:p text:style-name="Source_20_code">}</text:p>
      <text:p text:style-name="Source_20_code"><text:s/></text:p>
      <text:p text:style-name="Source_20_code">void handleCtrlZ(int sig) {</text:p>
      <text:p text:style-name="Source_20_code"><text:s text:c="2"/>if (sig == SIGTSTP) {</text:p>
      <text:p text:style-name="Source_20_code"><text:soft-page-break/><text:s text:c="4"/>static int stopCounter = 0;</text:p>
      <text:p text:style-name="Source_20_code"><text:s text:c="4"/></text:p>
      <text:p text:style-name="Source_20_code"><text:s text:c="4"/>int tid = syscall(SYS_gettid);</text:p>
      <text:p text:style-name="Source_20_code"><text:s text:c="4"/>printf("Received stop signal (Ctrl+Z) number %d in thread %d\n", ++stopCounter, tid);</text:p>
      <text:p text:style-name="Source_20_code"><text:s text:c="4"/></text:p>
      <text:p text:style-name="Source_20_code"><text:s text:c="4"/>if (stopCounter &lt; NUMBER_OF_STOPS_TO_HANDLE) {</text:p>
      <text:p text:style-name="Source_20_code"><text:s text:c="6"/>signal(SIGTSTP, handleCtrlZ); // Recover default handler</text:p>
      <text:p text:style-name="Source_20_code"><text:s text:c="4"/>} else {</text:p>
      <text:p text:style-name="Source_20_code"><text:s text:c="6"/>signal(SIGTSTP, SIG_DFL); // Recover default handler</text:p>
      <text:p text:style-name="Source_20_code"><text:s text:c="4"/>}</text:p>
      <text:p text:style-name="Source_20_code"><text:s text:c="2"/>}</text:p>
      <text:p text:style-name="Source_20_code">}</text:p>
      <text:p text:style-name="Source_20_code"><text:s/></text:p>
      <text:p text:style-name="Source_20_code">void* thread(void* args) {</text:p>
      <text:p text:style-name="Source_20_code"><text:s text:c="2"/>int n = *(int*)args;</text:p>
      <text:p text:style-name="Source_20_code"><text:s text:c="2"/>char ps_cmd1[128];</text:p>
      <text:p text:style-name="Source_20_code"><text:s text:c="2"/>char ps_cmd2[128];</text:p>
      <text:p text:style-name="Source_20_code"><text:s text:c="2"/></text:p>
      <text:p text:style-name="Source_20_code"><text:s text:c="2"/>// We want to handle the interruption in the first thread.</text:p>
      <text:p text:style-name="Source_20_code"><text:s text:c="2"/>if (n == 1) {</text:p>
      <text:p text:style-name="Source_20_code"><text:s text:c="4"/>unblockSignal(SIGTSTP);</text:p>
      <text:p text:style-name="Source_20_code"><text:s text:c="4"/>signal(SIGTSTP, handleCtrlZ);</text:p>
      <text:p text:style-name="Source_20_code"><text:s text:c="2"/>}</text:p>
      <text:p text:style-name="Source_20_code"><text:s text:c="2"/></text:p>
      <text:p text:style-name="Source_20_code"><text:s text:c="2"/>int pid = getpid();</text:p>
      <text:p text:style-name="Source_20_code"><text:s text:c="2"/>int tid = syscall(SYS_gettid);</text:p>
      <text:p text:style-name="Source_20_code"><text:s text:c="2"/></text:p>
      <text:p text:style-name="Source_20_code"><text:s text:c="2"/>printf("Started thread with pause %d; process id: %d, thread id: %d\n", n, pid, tid);</text:p>
      <text:p text:style-name="Source_20_code"><text:s text:c="2"/></text:p>
      <text:p text:style-name="Source_20_code"><text:s text:c="2"/>for (int i = 0; i &lt; STOP_AT; i++) {</text:p>
      <text:p text:style-name="Source_20_code"><text:s text:c="4"/>printf("Thread %d: counted to %d...\n", n, i);</text:p>
      <text:p text:style-name="Source_20_code"><text:s text:c="4"/>sleep(n);</text:p>
      <text:p text:style-name="Source_20_code"><text:s text:c="2"/>}</text:p>
      <text:p text:style-name="Source_20_code"><text:s text:c="2"/></text:p>
      <text:p text:style-name="Source_20_code"><text:s text:c="2"/>printf("Finished thread with pause %d\n", n);</text:p>
      <text:p text:style-name="Source_20_code"><text:s text:c="4"/></text:p>
      <text:p text:style-name="Source_20_code"><text:s text:c="2"/>// Trying to kill the thread</text:p>
      <text:p text:style-name="Source_20_code"><text:s text:c="2"/>// kill(tid, SIGKILL);</text:p>
      <text:p text:style-name="Source_20_code"><text:s text:c="4"/></text:p>
      <text:p text:style-name="Source_20_code"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blockSignal(SIGTSTP)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2"/>}</text:p>
      <text:p text:style-name="Source_20_code"><text:s text:c="2"/></text:p>
      <text:p text:style-name="Source_20_code"><text:soft-page-break/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return 0;</text:p>
      <text:p text:style-name="Source_20_code">}</text:p>
      <text:p text:style-name="P39"><text:span text:style-name="T45"><text:tab/></text:span><text:span text:style-name="T46">Результат:</text:span></text:p>
      <text:p text:style-name="Source_20_code">b4ll3r1um@b4ll3r1um-MaiBook-X-series:~/Labs_OS/LR3-4/22$ ./key</text:p>
      <text:p text:style-name="Source_20_code">Started thread with pause 2; process id: 16171, thread id: 16173</text:p>
      <text:p text:style-name="Source_20_code">Thread 2: counted to 0...</text:p>
      <text:p text:style-name="Source_20_code">Started thread with pause 1; process id: 16171, thread id: 16172</text:p>
      <text:p text:style-name="Source_20_code">Thread 1: counted to 0...</text:p>
      <text:p text:style-name="Source_20_code">Started thread with pause 3; process id: 16171, thread id: 16174</text:p>
      <text:p text:style-name="Source_20_code">Thread 3: counted to 0...</text:p>
      <text:p text:style-name="Source_20_code">Thread 1: counted to 1...</text:p>
      <text:p text:style-name="Source_20_code">Thread 2: counted to 1...</text:p>
      <text:p text:style-name="Source_20_code">Thread 1: counted to 2...</text:p>
      <text:p text:style-name="Source_20_code">^ZReceived stop signal (Ctrl+Z) number 1 in thread 16172</text:p>
      <text:p text:style-name="Source_20_code">Thread 1: counted to 3...</text:p>
      <text:p text:style-name="Source_20_code">^ZReceived stop signal (Ctrl+Z) number 2 in thread 16172</text:p>
      <text:p text:style-name="Source_20_code">Thread 1: counted to 4...</text:p>
      <text:p text:style-name="Source_20_code">Thread 3: counted to 1...</text:p>
      <text:p text:style-name="Source_20_code">^ZReceived stop signal (Ctrl+Z) number 3 in thread 16172</text:p>
      <text:p text:style-name="Source_20_code">Thread 1: counted to 5...</text:p>
      <text:p text:style-name="Source_20_code">^Z</text:p>
      <text:p text:style-name="Source_20_code">[2]+ <text:s/>Остановлен <text:s text:c="3"/>./key</text:p>
      <text:p text:style-name="P86"><text:tab/>Видим, что переназначение другой комбинации клавиш успешно работает.</text:p>
      <text:p text:style-name="P86"/>
      <text:p text:style-name="P11"><text:span text:style-name="T56"><text:tab/>23) </text:span><text:span text:style-name="T57">С помощью утилиты kill выведите список всех сигналов и дайте их краткую характеристику на основе документации ОС. Для чего предназначены сигналы с 32 по 64-й. Приведите пример их применения.</text:span></text:p>
      <text:p text:style-name="P91"><text:tab/></text:p>
      <text:p text:style-name="P12"><text:span text:style-name="T55"><text:tab/></text:span><text:span text:style-name="T47">Выполнение команды kill -l:</text:span></text:p>
      <text:p text:style-name="Source_20_code">b4ll3r1um@b4ll3r1um-MaiBook-X-series:~/Labs_OS/LR3-4/23$ kill -l</text:p>
      <text:p text:style-name="Source_20_code"><text:s/>1) SIGHUP<text:tab/> 2) SIGINT<text:tab/> 3) SIGQUIT<text:tab/> 4) SIGILL<text:tab/> 5) SIGTRAP</text:p>
      <text:p text:style-name="Source_20_code"><text:s/>6) SIGABRT<text:tab/> 7) SIGBUS<text:tab/> 8) SIGFPE<text:tab/> 9) SIGKILL<text:tab/>10) SIGUSR1</text:p>
      <text:p text:style-name="Source_20_code">11) SIGSEGV<text:tab/>12) SIGUSR2<text:tab/>13) SIGPIPE<text:tab/>14) SIGALRM<text:tab/>15) SIGTERM</text:p>
      <text:p text:style-name="Source_20_code">16) SIGSTKFLT<text:tab/>17) SIGCHLD<text:tab/>18) SIGCONT<text:tab/>19) SIGSTOP<text:tab/>20) SIGTSTP</text:p>
      <text:p text:style-name="Source_20_code">21) SIGTTIN<text:tab/>22) SIGTTOU<text:tab/>23) SIGURG<text:tab/>24) SIGXCPU<text:tab/>25) SIGXFSZ</text:p>
      <text:p text:style-name="Source_20_code">26) SIGVTALRM<text:tab/>27) SIGPROF<text:tab/>28) SIGWINCH<text:tab/>29) SIGIO<text:tab/>30) SIGPWR</text:p>
      <text:p text:style-name="Source_20_code">31) SIGSYS<text:tab/>34) SIGRTMIN<text:tab/>35) SIGRTMIN+1<text:tab/>36) SIGRTMIN+2<text:tab/>37) SIGRTMIN+3</text:p>
      <text:p text:style-name="Source_20_code"><text:soft-page-break/>38) SIGRTMIN+4<text:tab/>39) SIGRTMIN+5<text:tab/>40) SIGRTMIN+6<text:tab/>41) SIGRTMIN+7<text:tab/>42) SIGRTMIN+8</text:p>
      <text:p text:style-name="Source_20_code">43) SIGRTMIN+9<text:tab/>44) SIGRTMIN+10<text:tab/>45) SIGRTMIN+11<text:tab/>46) SIGRTMIN+12<text:tab/>47) SIGRTMIN+13</text:p>
      <text:p text:style-name="Source_20_code">48) SIGRTMIN+14<text:tab/>49) SIGRTMIN+15<text:tab/>50) SIGRTMAX-14<text:tab/>51) SIGRTMAX-13<text:tab/>52) SIGRTMAX-12</text:p>
      <text:p text:style-name="Source_20_code">53) SIGRTMAX-11<text:tab/>54) SIGRTMAX-10<text:tab/>55) SIGRTMAX-9<text:tab/>56) SIGRTMAX-8<text:tab/>57) SIGRTMAX-7</text:p>
      <text:p text:style-name="Source_20_code">58) SIGRTMAX-6<text:tab/>59) SIGRTMAX-5<text:tab/>60) SIGRTMAX-4<text:tab/>61) SIGRTMAX-3<text:tab/>62) SIGRTMAX-2</text:p>
      <text:p text:style-name="Source_20_code">63) SIGRTMAX-1<text:tab/>64) SIGRTMAX</text:p>
      <text:p text:style-name="P87"><text:tab/>Краткая характеристика сигналов:</text:p>
      <text:p text:style-name="P87"><text:tab/>1) SIGHUP - Сигнал завершения управляющего терминала или процесса родительского процесса.</text:p>
      <text:p text:style-name="P88"><text:tab/>2) SIGINT - Сигнал прерывания, обычно инициируемый пользователем с клавиатуры для прерывания процесса.</text:p>
      <text:p text:style-name="P88"><text:tab/>3) SIGQUIT - Сигнал завершения с корейцей, инициируемый пользователем с клавиатуры для завершения процесса с возможностью создания дампа памяти.</text:p>
      <text:p text:style-name="P88"><text:tab/>4) SIGILL - Сигнал недопустимой инструкции, возникающий при попытке выполнить недопустимую машинную инструкцию.</text:p>
      <text:p text:style-name="P88"><text:tab/>5) SIGTRAP - Сигнал отладки, используемый отладчиками для отслеживания выполнения программы и отладочных точек.</text:p>
      <text:p text:style-name="P88"><text:tab/>6) SIGABRT - Сигнал аварийного завершения, обычно вызываемый функцией abort() при обнаружении критической ошибки.</text:p>
      <text:p text:style-name="P88"><text:tab/>7) SIGBUS - Сигнал аварийного завершения из-за ошибки в системной шине.</text:p>
      <text:p text:style-name="P88"><text:tab/>8) SIGFPE - Сигнал арифметической ошибки, возникающий при выполнении недопустимых арифметических операций.</text:p>
      <text:p text:style-name="P88"><text:tab/>9) SIGKILL - Сигнал немедленного завершения, используемый для принудительной остановки процесса.</text:p>
      <text:p text:style-name="P88"><text:soft-page-break/><text:tab/>10) SIGUSR1 - Пользовательский сигнал 1, который может быть использован для специфических целей приложения.</text:p>
      <text:p text:style-name="P88"><text:tab/>11) SIGSEGV - Сигнал нарушения сегментации, возникающий при попытке доступа к памяти, которая не принадлежит процессу.</text:p>
      <text:p text:style-name="P88"><text:tab/>12) SIGUSR2 - Пользовательский сигнал 2, который может быть использован для специфических целей приложения.</text:p>
      <text:p text:style-name="P88"><text:tab/>13) SIGPIPE - Сигнал нарушения канала, возникающий при попытке записи в канал без активного получателя.</text:p>
      <text:p text:style-name="P88"><text:tab/>14) SIGALRM - Сигнал истечения времени, используемый для отправки уведомлений о том, что истекло указанное время.</text:p>
      <text:p text:style-name="P88"><text:tab/>15) SIGTERM - Сигнал завершения, обычно используемый для запроса остановки процесса.</text:p>
      <text:p text:style-name="P88"><text:tab/>16) SIGSTKFLT - Сигнал нарушения стека сопроцессора, возникающий при обнаружении ошибки в работе сопроцессора.</text:p>
      <text:p text:style-name="P88"><text:tab/>17) SIGCHLD - Сигнал изменения состояния дочернего процесса, отправляемый родительскому процессу при изменении состояния дочернего процесса.</text:p>
      <text:p text:style-name="P88"><text:tab/>18) SIGCONT - Сигнал продолжения, используемый для возобновления приостановленного процесса.</text:p>
      <text:p text:style-name="P88"><text:tab/>19) SIGSTOP - Сигнал остановки, используемый для приостановки процесса.</text:p>
      <text:p text:style-name="P88"><text:tab/>20) SIGTSTP - Сигнал остановки с терминала, обычно инициируемый пользователем с клавиатуры для приостановки процесса.</text:p>
      <text:p text:style-name="P88"><text:tab/>21) SIGTTIN - Сигнал остановки при чтении с терминала в фоновом процессе.</text:p>
      <text:p text:style-name="P88"><text:soft-page-break/><text:tab/>22) SIGTTOU - Сигнал остановки при записи на терминал из фонового процесса.</text:p>
      <text:p text:style-name="P88"><text:tab/>23) SIGURG - Сигнал внешнего уведомления, используемый для указания на приоритетное внешнее событие на сокете.</text:p>
      <text:p text:style-name="P88"><text:tab/>24) SIGXCPU - Сигнал превышения процессорного времени, возникающий при превышении процессом установленного лимита на использование процессорного времени.</text:p>
      <text:p text:style-name="P88"><text:tab/>25) SIGXFSZ - Сигнал превышения максимального размера файла, возникающий при попытке записи файла, размер которого превышает установленный лимит.</text:p>
      <text:p text:style-name="P88"><text:tab/>26) SIGVTALRM - Сигнал виртуального таймера, используемый для отправки уведомлений о завершении виртуального таймера.</text:p>
      <text:p text:style-name="P88"><text:tab/>27) SIGPROF - Сигнал профилирования, используемый для отправки уведомлений о завершении профилирования.</text:p>
      <text:p text:style-name="P88"><text:tab/>28) SIGWINCH - Сигнал изменения размеров окна терминала, отправляемый процессу при изменении размеров окна терминала.</text:p>
      <text:p text:style-name="P88"><text:tab/>29) SIGIO - Сигнал ввода-вывода, используемый для уведомления процесса о готовности ввода-вывода.</text:p>
      <text:p text:style-name="P88"><text:tab/>30) SIGPWR - Сигнал потери электропитания, отправляемый при обнаружении потери электропитания.</text:p>
      <text:p text:style-name="P88"><text:tab/>31) SIGSYS - Сигнал неправильной системного вызова, возникающий при попытке выполнить системный вызов, который не поддерживается или не разрешен.</text:p>
      <text:p text:style-name="P41"><text:span text:style-name="T41"><text:tab/>Сигналы с 32 по 64 могут быть использован</text:span><text:span text:style-name="T48">ы</text:span><text:span text:style-name="T41"> для межпроцессных коммуникаций в реальном времени. Приведём пример использования </text:span><text:span text:style-name="T49">на программах sender.c и receiver.c:</text:span></text:p>
      <text:p text:style-name="P90"><text:soft-page-break/><text:tab/>sender.c:</text:p>
      <text:p text:style-name="Source_20_code">#include &lt;stdio.h&gt;</text:p>
      <text:p text:style-name="Source_20_code">#include &lt;signal.h&gt;</text:p>
      <text:p text:style-name="Source_20_code">#include &lt;stdlib.h&gt;</text:p>
      <text:p text:style-name="Source_20_code">#include &lt;unistd.h&gt;</text:p>
      <text:p text:style-name="Source_20_code"><text:s/></text:p>
      <text:p text:style-name="Source_20_code">int main() {</text:p>
      <text:p text:style-name="Source_20_code"><text:s text:c="4"/>pid_t target_pid;</text:p>
      <text:p text:style-name="Source_20_code"><text:s text:c="4"/>printf("Enter PID of the target process: ");</text:p>
      <text:p text:style-name="Source_20_code"><text:s text:c="4"/>scanf("%d", &amp;target_pid);</text:p>
      <text:p text:style-name="Source_20_code"><text:s text:c="4"/></text:p>
      <text:p text:style-name="Source_20_code"><text:s text:c="4"/>printf("Sending signal to process with PID %d\n", target_pid);</text:p>
      <text:p text:style-name="Source_20_code"><text:s text:c="4"/>kill(target_pid, SIGRTMIN);</text:p>
      <text:p text:style-name="Source_20_code"><text:s text:c="4"/></text:p>
      <text:p text:style-name="Source_20_code"><text:s text:c="4"/>return 0;</text:p>
      <text:p text:style-name="Source_20_code">}</text:p>
      <text:p text:style-name="P97">receiver.c:</text:p>
      <text:p text:style-name="Source_20_code">#include &lt;stdio.h&gt;</text:p>
      <text:p text:style-name="Source_20_code">#include &lt;signal.h&gt;</text:p>
      <text:p text:style-name="Source_20_code">#include &lt;unistd.h&gt;</text:p>
      <text:p text:style-name="Source_20_code">#include &lt;stdlib.h&gt;</text:p>
      <text:p text:style-name="Source_20_code"><text:s/></text:p>
      <text:p text:style-name="Source_20_code">void handle_signal(int sig) {</text:p>
      <text:p text:style-name="Source_20_code"><text:s text:c="4"/>printf("Received signal %d\n", sig);</text:p>
      <text:p text:style-name="Source_20_code"><text:s text:c="4"/>exit(EXIT_SUCCESS); // Завершаем работу программы после получения сигнала</text:p>
      <text:p text:style-name="Source_20_code">}</text:p>
      <text:p text:style-name="Source_20_code"><text:s/></text:p>
      <text:p text:style-name="Source_20_code">int main() {</text:p>
      <text:p text:style-name="Source_20_code"><text:s text:c="4"/>printf("My PID is %d\n", getpid());</text:p>
      <text:p text:style-name="Source_20_code"><text:s text:c="4"/></text:p>
      <text:p text:style-name="Source_20_code"><text:s text:c="4"/>signal(SIGRTMIN, handle_signal);</text:p>
      <text:p text:style-name="Source_20_code"><text:s text:c="4"/></text:p>
      <text:p text:style-name="Source_20_code"><text:s text:c="4"/>while(1) {</text:p>
      <text:p text:style-name="Source_20_code"><text:s text:c="8"/>printf("Waiting for signal...\n");</text:p>
      <text:p text:style-name="Source_20_code"><text:s text:c="8"/>sleep(1);</text:p>
      <text:p text:style-name="Source_20_code"><text:s text:c="4"/>}</text:p>
      <text:p text:style-name="Source_20_code"><text:s text:c="4"/></text:p>
      <text:p text:style-name="Source_20_code"><text:s text:c="4"/>return 0;</text:p>
      <text:p text:style-name="Source_20_code">}</text:p>
      <text:p text:style-name="P98">Результат работы делится на несколько частей.</text:p>
      <text:p text:style-name="P98">Вызов receiver:</text:p>
      <text:p text:style-name="Source_20_code">b4ll3r1um@b4ll3r1um-MaiBook-X-series:~/Labs_OS/LR3-4/23$ ./receiver</text:p>
      <text:p text:style-name="Source_20_code">My PID is 16970</text:p>
      <text:p text:style-name="Source_20_code">Waiting for signal...</text:p>
      <text:p text:style-name="Source_20_code">Waiting for signal...</text:p>
      <text:p text:style-name="Source_20_code">Waiting for signal...</text:p>
      <text:p text:style-name="Source_20_code">Waiting for signal…</text:p>
      <text:p text:style-name="P99">Затем вызов sender в другом терминале <text:span text:style-name="T104">и ввод PID процесса-получателя</text:span>:</text:p>
      <text:p text:style-name="Source_20_code">b4ll3r1um@b4ll3r1um-MaiBook-X-series:~/Labs_OS/LR3-4/23$ ./sender</text:p>
      <text:p text:style-name="Source_20_code">Enter PID of the target process: 16970</text:p>
      <text:p text:style-name="Source_20_code">Sending signal to process with PID 16970</text:p>
      <text:p text:style-name="P100"><text:soft-page-break/>В конечном итоге receiver получает сигнал от sender:</text:p>
      <text:p text:style-name="Source_20_code">Waiting for signal...</text:p>
      <text:p text:style-name="Source_20_code">Waiting for signal...</text:p>
      <text:p text:style-name="Source_20_code">Waiting for signal...</text:p>
      <text:p text:style-name="Source_20_code">Waiting for signal...</text:p>
      <text:p text:style-name="Source_20_code">Received signal 34</text:p>
      <text:p text:style-name="Based_20_style"/>
      <text:p text:style-name="P9">24) <text:span text:style-name="T110">Проанализируйте процедуру планирования для процессов и потоков одного процесса.</text:span></text:p>
      <text:p text:style-name="P8"><text:span text:style-name="T3">Программа </text:span><text:span text:style-name="T4">mulThreadingFIFO</text:span><text:span text:style-name="T3">.</text:span><text:span text:style-name="T6">c</text:span><text:span text:style-name="T3"> запускает несколько потоков и выводит приоритет каждого из них, используя при этом планировщик </text:span><text:span text:style-name="T6">FIFO</text:span><text:span text:style-name="T3">:</text:span></text:p>
      <text:p text:style-name="P8"><text:span text:style-name="T3">mulThreadingFIFO.</text:span><text:span text:style-name="T5">c</text:span></text:p>
      <text:p text:style-name="Source_20_code">#include "stdio.h"</text:p>
      <text:p text:style-name="Source_20_code">#include "unistd.h"</text:p>
      <text:p text:style-name="Source_20_code">#include "pthread.h"</text:p>
      <text:p text:style-name="Source_20_code">#include "stdlib.h"</text:p>
      <text:p text:style-name="Source_20_code">#include "sched.h"</text:p>
      <text:p text:style-name="Source_20_code">#include "time.h"</text:p>
      <text:p text:style-name="Source_20_code"><text:s/></text:p>
      <text:p text:style-name="Source_20_code">const int STOP_AT = 1000;</text:p>
      <text:p text:style-name="Source_20_code">const int THREADS_COUNT = 10;</text:p>
      <text:p text:style-name="Source_20_code"><text:s/></text:p>
      <text:p text:style-name="Source_20_code">void mill(){</text:p>
      <text:p text:style-name="Source_20_code"><text:s text:c="2"/>int ind = 0;</text:p>
      <text:p text:style-name="Source_20_code"><text:s text:c="2"/>while (ind != 1000000){</text:p>
      <text:p text:style-name="Source_20_code"><text:s text:c="4"/>ind += 1;</text:p>
      <text:p text:style-name="Source_20_code"><text:s text:c="2"/>}</text:p>
      <text:p text:style-name="Source_20_code">}</text:p>
      <text:p text:style-name="Source_20_code"><text:s/></text:p>
      <text:p text:style-name="Source_20_code">void* thread(void* args) {</text:p>
      <text:p text:style-name="Source_20_code"><text:s text:c="2"/>int n = *(int*)args;</text:p>
      <text:p text:style-name="Source_20_code"><text:s text:c="2"/></text:p>
      <text:p text:style-name="Source_20_code"><text:s text:c="2"/>int time_used = 0;</text:p>
      <text:p text:style-name="Source_20_code"><text:s text:c="2"/>clock_t temp_time_start = 0;</text:p>
      <text:p text:style-name="Source_20_code"><text:s text:c="2"/>clock_t temp_time_stop = 0;</text:p>
      <text:p text:style-name="Source_20_code"><text:s text:c="2"/></text:p>
      <text:p text:style-name="Source_20_code"><text:s text:c="2"/>int policy;</text:p>
      <text:p text:style-name="Source_20_code"><text:s text:c="2"/>struct sched_param param;</text:p>
      <text:p text:style-name="Source_20_code"><text:s text:c="2"/>pthread_getschedparam(pthread_self(), &amp;policy, &amp;param);</text:p>
      <text:p text:style-name="Source_20_code"><text:s text:c="2"/>printf("Started thread with pause %d; it has priority %d\n", n, param.sched_priority);</text:p>
      <text:p text:style-name="Source_20_code"><text:s text:c="2"/></text:p>
      <text:p text:style-name="Source_20_code"><text:s text:c="2"/>temp_time_start = clock();</text:p>
      <text:p text:style-name="Source_20_code"><text:s text:c="2"/>for (int i = 0; i &lt; STOP_AT; i++) {</text:p>
      <text:p text:style-name="Source_20_code"><text:s text:c="4"/>mill();</text:p>
      <text:p text:style-name="Source_20_code"><text:s text:c="2"/>}</text:p>
      <text:p text:style-name="Source_20_code"><text:s text:c="2"/>temp_time_stop = clock();</text:p>
      <text:p text:style-name="Source_20_code"><text:s text:c="2"/>time_used = temp_time_stop - temp_time_start;</text:p>
      <text:p text:style-name="Source_20_code"><text:s text:c="2"/></text:p>
      <text:p text:style-name="Source_20_code"><text:s text:c="2"/>printf("Finished thread with pause %d; time %d\n", n, time_used);</text:p>
      <text:p text:style-name="Source_20_code"><text:s text:c="2"/></text:p>
      <text:p text:style-name="Source_20_code"><text:soft-page-break/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char command[100];</text:p>
      <text:p text:style-name="Source_20_code"><text:s text:c="2"/>sprintf(command, "taskset -p 0x1 %d &gt;/dev/null", getpid());</text:p>
      <text:p text:style-name="Source_20_code"><text:s text:c="2"/>system(command);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int policy;</text:p>
      <text:p text:style-name="Source_20_code"><text:s text:c="2"/>struct sched_param param;</text:p>
      <text:p text:style-name="Source_20_code"><text:s text:c="2"/>sched_setscheduler(0, SCHED_FIFO, &amp;param);</text:p>
      <text:p text:style-name="Source_20_code"><text:s text:c="2"/>sched_getparam(0, &amp;param);</text:p>
      <text:p text:style-name="Source_20_code"><text:s text:c="2"/>printf("Process has priority %d\n", param.sched_priority)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2"/>}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return 0;</text:p>
      <text:p text:style-name="Source_20_code">}</text:p>
      <text:p text:style-name="P101">Вывод:</text:p>
      <text:p text:style-name="Source_20_code">b4ll3r1um@Linex:~/Labs_OS/LR4/24$ sudo ./FIFO</text:p>
      <text:p text:style-name="Source_20_code">sudo: /etc/sudoers: Not a directory</text:p>
      <text:p text:style-name="Source_20_code">Process has priority 2</text:p>
      <text:p text:style-name="Source_20_code">Started thread with pause 1; it has priority 2</text:p>
      <text:p text:style-name="Source_20_code">Finished thread with pause 1; time 1079558</text:p>
      <text:p text:style-name="Source_20_code">Started thread with pause 2; it has priority 2</text:p>
      <text:p text:style-name="Source_20_code">Finished thread with pause 2; time 1080535</text:p>
      <text:p text:style-name="Source_20_code">Started thread with pause 3; it has priority 2</text:p>
      <text:p text:style-name="Source_20_code">Finished thread with pause 3; time 1051151</text:p>
      <text:p text:style-name="Source_20_code">Started thread with pause 4; it has priority 2</text:p>
      <text:p text:style-name="Source_20_code">Finished thread with pause 4; time 1054524</text:p>
      <text:p text:style-name="Source_20_code">Started thread with pause 5; it has priority 2</text:p>
      <text:p text:style-name="Source_20_code">Finished thread with pause 5; time 1064322</text:p>
      <text:p text:style-name="Source_20_code">Started thread with pause 6; it has priority 2</text:p>
      <text:p text:style-name="Source_20_code">Finished thread with pause 6; time 1037873</text:p>
      <text:p text:style-name="Source_20_code">Started thread with pause 7; it has priority 2</text:p>
      <text:p text:style-name="Source_20_code">Finished thread with pause 7; time 1071328</text:p>
      <text:p text:style-name="Source_20_code">Started thread with pause 8; it has priority 2</text:p>
      <text:p text:style-name="Source_20_code">Finished thread with pause 8; time 1041790</text:p>
      <text:p text:style-name="Source_20_code">Started thread with pause 9; it has priority 2</text:p>
      <text:p text:style-name="Source_20_code">Finished thread with pause 9; time 1115939</text:p>
      <text:p text:style-name="Source_20_code">Started thread with pause 10; it has priority 2</text:p>
      <text:p text:style-name="Source_20_code">Finished thread with pause 10; time 1055655</text:p>
      <text:p text:style-name="Source_20_code">b4ll3r1um@Linex:~/Labs_OS/LR4/24$ </text:p>
      <text:p text:style-name="P126"><text:soft-page-break/>Порядок такой, каким он и должен быть при FIFO: поочередная полная обработка каждого процесса в очереди.</text:p>
      <text:p text:style-name="P108">Теперь заменим FIFO на RR. </text:p>
      <text:p text:style-name="P108"><text:span text:style-name="T105">mulThreadingRR.</text:span><text:span text:style-name="T106">c</text:span>:</text:p>
      <text:p text:style-name="Source_20_code">#include "stdio.h"</text:p>
      <text:p text:style-name="Source_20_code">#include "unistd.h"</text:p>
      <text:p text:style-name="Source_20_code">#include "pthread.h"</text:p>
      <text:p text:style-name="Source_20_code">#include "stdlib.h"</text:p>
      <text:p text:style-name="Source_20_code">#include "sched.h"</text:p>
      <text:p text:style-name="Source_20_code">#include "time.h"</text:p>
      <text:p text:style-name="Source_20_code"><text:s/></text:p>
      <text:p text:style-name="Source_20_code">const int STOP_AT = 1000;</text:p>
      <text:p text:style-name="Source_20_code">const int THREADS_COUNT = 10;</text:p>
      <text:p text:style-name="Source_20_code"><text:s/></text:p>
      <text:p text:style-name="Source_20_code">void mill(){</text:p>
      <text:p text:style-name="Source_20_code"><text:s text:c="2"/>int ind = 0;</text:p>
      <text:p text:style-name="Source_20_code"><text:s text:c="2"/>while (ind != 1000000){</text:p>
      <text:p text:style-name="Source_20_code"><text:s text:c="4"/>ind += 1;</text:p>
      <text:p text:style-name="Source_20_code"><text:s text:c="2"/>}</text:p>
      <text:p text:style-name="Source_20_code">}</text:p>
      <text:p text:style-name="Source_20_code"><text:s/></text:p>
      <text:p text:style-name="Source_20_code">void* thread(void* args) {</text:p>
      <text:p text:style-name="Source_20_code"><text:s text:c="2"/>int n = *(int*)args;</text:p>
      <text:p text:style-name="Source_20_code"><text:s text:c="2"/></text:p>
      <text:p text:style-name="Source_20_code"><text:s text:c="2"/>int time_used = 0;</text:p>
      <text:p text:style-name="Source_20_code"><text:s text:c="2"/>clock_t temp_time_start = 0;</text:p>
      <text:p text:style-name="Source_20_code"><text:s text:c="2"/>clock_t temp_time_stop = 0;</text:p>
      <text:p text:style-name="Source_20_code"><text:s text:c="2"/></text:p>
      <text:p text:style-name="Source_20_code"><text:s text:c="2"/>int policy;</text:p>
      <text:p text:style-name="Source_20_code"><text:s text:c="2"/>struct sched_param param;</text:p>
      <text:p text:style-name="Source_20_code"><text:s text:c="2"/>pthread_getschedparam(pthread_self(), &amp;policy, &amp;param);</text:p>
      <text:p text:style-name="Source_20_code"><text:s text:c="2"/>printf("Started thread with pause %d; it has priority %d\n", n, param.sched_priority);</text:p>
      <text:p text:style-name="Source_20_code"><text:s text:c="2"/></text:p>
      <text:p text:style-name="Source_20_code"><text:s text:c="2"/>temp_time_start = clock();</text:p>
      <text:p text:style-name="Source_20_code"><text:s text:c="2"/>for (int i = 0; i &lt; STOP_AT; i++) {</text:p>
      <text:p text:style-name="Source_20_code"><text:s text:c="4"/>mill();</text:p>
      <text:p text:style-name="Source_20_code"><text:s text:c="2"/>}</text:p>
      <text:p text:style-name="Source_20_code"><text:s text:c="2"/>temp_time_stop = clock();</text:p>
      <text:p text:style-name="Source_20_code"><text:s text:c="2"/>time_used = temp_time_stop - temp_time_start;</text:p>
      <text:p text:style-name="Source_20_code"><text:s text:c="2"/></text:p>
      <text:p text:style-name="Source_20_code"><text:s text:c="2"/>printf("Finished thread with pause %d; time %d\n", n, time_used);</text:p>
      <text:p text:style-name="Source_20_code"><text:s text:c="2"/></text:p>
      <text:p text:style-name="Source_20_code"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char command[100];</text:p>
      <text:p text:style-name="Source_20_code"><text:s text:c="2"/>sprintf(command, "taskset -p 0x1 %d &gt;/dev/null", getpid());</text:p>
      <text:p text:style-name="Source_20_code"><text:s text:c="2"/>system(command);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oft-page-break/><text:s text:c="2"/>int policy;</text:p>
      <text:p text:style-name="Source_20_code"><text:s text:c="2"/>struct sched_param param;</text:p>
      <text:p text:style-name="Source_20_code"><text:s text:c="2"/>sched_setscheduler(0, SCHED_RR, &amp;param);</text:p>
      <text:p text:style-name="Source_20_code"><text:s text:c="2"/>sched_getparam(0, &amp;param);</text:p>
      <text:p text:style-name="Source_20_code"><text:s text:c="2"/>printf("Process has priority %d\n", param.sched_priority);</text:p>
      <text:p text:style-name="Source_20_code"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2"/>}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return 0;</text:p>
      <text:p text:style-name="Source_20_code">}</text:p>
      <text:p text:style-name="P102">Вывод:</text:p>
      <text:p text:style-name="Source_20_code">b4ll3r1um@Linex:~/Labs_OS/LR4/24$ sudo ./RR </text:p>
      <text:p text:style-name="Source_20_code">sudo: /etc/sudoers: Not a directory</text:p>
      <text:p text:style-name="Source_20_code">pid 9213's current affinity mask: ff</text:p>
      <text:p text:style-name="Source_20_code">pid 9213's new affinity mask: 1</text:p>
      <text:p text:style-name="Source_20_code">Process has priority 2</text:p>
      <text:p text:style-name="Source_20_code">Started thread with pause 1; it has priority 2</text:p>
      <text:p text:style-name="Source_20_code">Started thread with pause 2; it has priority 2</text:p>
      <text:p text:style-name="Source_20_code">Started thread with pause 3; it has priority 2</text:p>
      <text:p text:style-name="Source_20_code">Started thread with pause 4; it has priority 2</text:p>
      <text:p text:style-name="Source_20_code">Started thread with pause 5; it has priority 2</text:p>
      <text:p text:style-name="Source_20_code">Started thread with pause 6; it has priority 2</text:p>
      <text:p text:style-name="Source_20_code">Started thread with pause 7; it has priority 2</text:p>
      <text:p text:style-name="Source_20_code">Started thread with pause 8; it has priority 2</text:p>
      <text:p text:style-name="Source_20_code">Started thread with pause 9; it has priority 2</text:p>
      <text:p text:style-name="Source_20_code">Started thread with pause 10; it has priority 2</text:p>
      <text:p text:style-name="Source_20_code">Finished thread with pause 1; time 10396962</text:p>
      <text:p text:style-name="Source_20_code">Finished thread with pause 2; time 10351338</text:p>
      <text:p text:style-name="Source_20_code">Finished thread with pause 3; time 10279720</text:p>
      <text:p text:style-name="Source_20_code">Finished thread with pause 4; time 10196135</text:p>
      <text:p text:style-name="Source_20_code">Finished thread with pause 5; time 10102287</text:p>
      <text:p text:style-name="Source_20_code">Finished thread with pause 6; time 10035564</text:p>
      <text:p text:style-name="Source_20_code">Finished thread with pause 7; time 9975181</text:p>
      <text:p text:style-name="Source_20_code">Finished thread with pause 8; time 9930568</text:p>
      <text:p text:style-name="Source_20_code">Finished thread with pause 9; time 9890909</text:p>
      <text:p text:style-name="Source_20_code">Finished thread with pause 10; time 9835474</text:p>
      <text:p text:style-name="Source_20_code">b4ll3r1um@Linex:~/Labs_OS/LR4/24$ </text:p>
      <text:p text:style-name="P128">Выполнение каждого последующего потока началось спустя один квант после запускапредыдущего потока. <text:span text:style-name="T114">Соответственно, обладая одним и тем же временем работы, они и завершатся по порядку.</text:span></text:p>
      <text:p text:style-name="P109"/>
      <text:p text:style-name="P109"/>
      <text:p text:style-name="P109"/>
      <text:p text:style-name="P109"><text:soft-page-break/>Теперь попробуем изменить приоритет программно:</text:p>
      <text:p text:style-name="P110">priorityChanging.c</text:p>
      <text:p text:style-name="Source_20_code">#include "stdio.h"</text:p>
      <text:p text:style-name="Source_20_code">#include "unistd.h"</text:p>
      <text:p text:style-name="Source_20_code">#include "pthread.h"</text:p>
      <text:p text:style-name="Source_20_code">#include "stdlib.h"</text:p>
      <text:p text:style-name="Source_20_code">#include "sched.h"</text:p>
      <text:p text:style-name="Source_20_code">#include "time.h"</text:p>
      <text:p text:style-name="Source_20_code"><text:s/></text:p>
      <text:p text:style-name="Source_20_code">const int STOP_AT = 1000;</text:p>
      <text:p text:style-name="Source_20_code">const int THREADS_COUNT = 10;</text:p>
      <text:p text:style-name="Source_20_code"><text:s/></text:p>
      <text:p text:style-name="Source_20_code">void mill(){</text:p>
      <text:p text:style-name="Source_20_code"><text:s text:c="2"/>int ind = 0;</text:p>
      <text:p text:style-name="Source_20_code"><text:s text:c="2"/>while (ind != 1000000){</text:p>
      <text:p text:style-name="Source_20_code"><text:s text:c="4"/>ind += 1;</text:p>
      <text:p text:style-name="Source_20_code"><text:s text:c="2"/>}</text:p>
      <text:p text:style-name="Source_20_code">}</text:p>
      <text:p text:style-name="Source_20_code"><text:s/></text:p>
      <text:p text:style-name="Source_20_code">void* thread(void* args) {</text:p>
      <text:p text:style-name="Source_20_code"><text:s text:c="2"/>int n = *(int*)args;</text:p>
      <text:p text:style-name="Source_20_code"><text:s text:c="2"/></text:p>
      <text:p text:style-name="Source_20_code"><text:s text:c="2"/>int time_used = 0;</text:p>
      <text:p text:style-name="Source_20_code"><text:s text:c="2"/>clock_t temp_time_start = 0;</text:p>
      <text:p text:style-name="Source_20_code"><text:s text:c="2"/>clock_t temp_time_stop = 0;</text:p>
      <text:p text:style-name="Source_20_code"><text:s text:c="2"/></text:p>
      <text:p text:style-name="Source_20_code"><text:s text:c="2"/>int policy;</text:p>
      <text:p text:style-name="Source_20_code"><text:s text:c="2"/>struct sched_param param;</text:p>
      <text:p text:style-name="Source_20_code"><text:s text:c="2"/>pthread_getschedparam(pthread_self(), &amp;policy, &amp;param);</text:p>
      <text:p text:style-name="Source_20_code"><text:s text:c="2"/>param.sched_priority = n;</text:p>
      <text:p text:style-name="Source_20_code"><text:s text:c="2"/>sched_setscheduler(0, SCHED_FIFO, &amp;param);</text:p>
      <text:p text:style-name="Source_20_code"><text:s text:c="2"/>printf("Started thread with pause %d; it has priority %d\n", n, param.sched_priority);</text:p>
      <text:p text:style-name="Source_20_code"><text:s text:c="2"/></text:p>
      <text:p text:style-name="Source_20_code"><text:s text:c="2"/>temp_time_start = clock();</text:p>
      <text:p text:style-name="Source_20_code"><text:s text:c="2"/>for (int i = 0; i &lt; STOP_AT; i++) {</text:p>
      <text:p text:style-name="Source_20_code"><text:s text:c="4"/>mill();</text:p>
      <text:p text:style-name="Source_20_code"><text:s text:c="2"/>}</text:p>
      <text:p text:style-name="Source_20_code"><text:s text:c="2"/>temp_time_stop = clock();</text:p>
      <text:p text:style-name="Source_20_code"><text:s text:c="2"/>time_used = temp_time_stop - temp_time_start;</text:p>
      <text:p text:style-name="Source_20_code"><text:s text:c="2"/></text:p>
      <text:p text:style-name="Source_20_code"><text:s text:c="2"/>printf("Finished thread with pause %d; time %d\n", n, time_used);</text:p>
      <text:p text:style-name="Source_20_code"><text:s text:c="2"/></text:p>
      <text:p text:style-name="Source_20_code"><text:s text:c="2"/>pthread_exit(0);</text:p>
      <text:p text:style-name="Source_20_code">}</text:p>
      <text:p text:style-name="Source_20_code"><text:s/></text:p>
      <text:p text:style-name="Source_20_code">int main() {</text:p>
      <text:p text:style-name="Source_20_code"><text:s text:c="2"/>pthread_t tid[THREADS_COUNT];</text:p>
      <text:p text:style-name="Source_20_code"><text:s text:c="2"/>pthread_attr_t tattr[THREADS_COUNT];</text:p>
      <text:p text:style-name="Source_20_code"><text:s text:c="2"/>int data[THREADS_COUNT];</text:p>
      <text:p text:style-name="Source_20_code"><text:s text:c="2"/></text:p>
      <text:p text:style-name="Source_20_code"><text:s text:c="2"/>int policy;</text:p>
      <text:p text:style-name="Source_20_code"><text:s text:c="2"/>struct sched_param param;</text:p>
      <text:p text:style-name="Source_20_code"><text:s text:c="2"/>sched_setscheduler(0, SCHED_FIFO, &amp;param);</text:p>
      <text:p text:style-name="Source_20_code"><text:s text:c="2"/>sched_getparam(0, &amp;param);</text:p>
      <text:p text:style-name="Source_20_code"><text:s text:c="2"/>printf("Process has priority %d\n", param.sched_priority);</text:p>
      <text:p text:style-name="Source_20_code"><text:soft-page-break/><text:s text:c="2"/></text:p>
      <text:p text:style-name="Source_20_code"><text:s text:c="2"/>for (int n = 0; n &lt; THREADS_COUNT; n++) {</text:p>
      <text:p text:style-name="Source_20_code"><text:s text:c="4"/>data[n] = n + 1;</text:p>
      <text:p text:style-name="Source_20_code"><text:s text:c="4"/></text:p>
      <text:p text:style-name="Source_20_code"><text:s text:c="4"/>pthread_attr_init(&amp;tattr[n]);</text:p>
      <text:p text:style-name="Source_20_code"><text:s text:c="4"/>int r = pthread_create(&amp;tid[n], &amp;tattr[n], thread, (void*)&amp;data[n]);</text:p>
      <text:p text:style-name="Source_20_code"><text:s text:c="2"/>}</text:p>
      <text:p text:style-name="Source_20_code"><text:s text:c="2"/></text:p>
      <text:p text:style-name="Source_20_code"><text:s text:c="2"/>for (int n = 0; n &lt; THREADS_COUNT; n++) {</text:p>
      <text:p text:style-name="Source_20_code"><text:s text:c="4"/>pthread_join(tid[n], NULL);</text:p>
      <text:p text:style-name="Source_20_code"><text:s text:c="2"/>}</text:p>
      <text:p text:style-name="Source_20_code"><text:s text:c="2"/></text:p>
      <text:p text:style-name="Source_20_code"><text:s text:c="2"/>return 0;</text:p>
      <text:p text:style-name="Source_20_code">}</text:p>
      <text:p text:style-name="P103"/>
      <text:p text:style-name="P103">Результат:</text:p>
      <text:p text:style-name="Source_20_code">b4ll3r1um@Linex:~/Labs_OS/LR4/24$ sudo ./change</text:p>
      <text:p text:style-name="Source_20_code">sudo: /etc/sudoers: Not a directory</text:p>
      <text:p text:style-name="Source_20_code">Process has priority 2</text:p>
      <text:p text:style-name="Source_20_code">Started thread with pause 2; it has priority 2</text:p>
      <text:p text:style-name="Source_20_code">Started thread with pause 3; it has priority 3</text:p>
      <text:p text:style-name="Source_20_code">Started thread with pause 4; it has priority 4</text:p>
      <text:p text:style-name="Source_20_code">Started thread with pause 5; it has priority 5</text:p>
      <text:p text:style-name="Source_20_code">Started thread with pause 6; it has priority 6</text:p>
      <text:p text:style-name="Source_20_code">Started thread with pause 7; it has priority 7</text:p>
      <text:p text:style-name="Source_20_code">Started thread with pause 8; it has priority 8</text:p>
      <text:p text:style-name="Source_20_code">Started thread with pause 9; it has priority 9</text:p>
      <text:p text:style-name="Source_20_code">Started thread with pause 10; it has priority 10</text:p>
      <text:p text:style-name="Source_20_code">Started thread with pause 1; it has priority 1</text:p>
      <text:p text:style-name="Source_20_code">Finished thread with pause 10; time 1188049</text:p>
      <text:p text:style-name="Source_20_code">Finished thread with pause 9; time 1050888</text:p>
      <text:p text:style-name="Source_20_code">Finished thread with pause 8; time 1120654</text:p>
      <text:p text:style-name="Source_20_code">Finished thread with pause 7; time 1067109</text:p>
      <text:p text:style-name="Source_20_code">Finished thread with pause 6; time 1130143</text:p>
      <text:p text:style-name="Source_20_code">Finished thread with pause 5; time 1200938</text:p>
      <text:p text:style-name="Source_20_code">Finished thread with pause 4; time 1092949</text:p>
      <text:p text:style-name="Source_20_code">Finished thread with pause 3; time 1103831</text:p>
      <text:p text:style-name="Source_20_code">Finished thread with pause 2; time 1099425</text:p>
      <text:p text:style-name="Source_20_code">Finished thread with pause 1; time 1253982</text:p>
      <text:p text:style-name="Source_20_code">b4ll3r1um@Linex:~/Labs_OS/LR4/24$ </text:p>
      <text:p text:style-name="P62">Как можно заметить, скорость работы потока зависит от приоритета. В данном случае работа, проделанная каждым из потоков, одинакова – 1000 раз посчитать до миллиона. <text:span text:style-name="T115">По итогу вышел обратный порядок.</text:span></text:p>
      <text:p text:style-name="P104">И наконец <text:s/>изменение приоритета извне. <text:span text:style-name="T107">Добавим задержку после создания каждого потока и проверим. </text:span><text:span text:style-name="T108">Следующей командой посмотрим активные потоки:</text:span></text:p>
      <text:p text:style-name="Source_20_code">ps -eLo pid,tid,rtprio,ni,comm | grep <text:span text:style-name="T108">outerChange</text:span></text:p>
      <text:p text:style-name="P105">Процессы:</text:p>
      <text:p text:style-name="Source_20_code"><text:soft-page-break/>b4ll3r1um@b4ll3r1um-MaiBook-X-series:~/Labs_OS/LR3-4/23$ ps -eLo pid,tid,rtprio,ni,comm | grep outerChange</text:p>
      <text:p text:style-name="Source_20_code"><text:s text:c="2"/>21813 <text:s text:c="2"/>21813 <text:s text:c="5"/>- <text:s text:c="2"/>0 outerChange</text:p>
      <text:p text:style-name="Source_20_code"><text:s text:c="2"/>21813 <text:s text:c="2"/>21814 <text:s text:c="5"/>- <text:s text:c="2"/>0 outerChange</text:p>
      <text:p text:style-name="Source_20_code"><text:s text:c="2"/>21813 <text:s text:c="2"/>21815 <text:s text:c="5"/>- <text:s text:c="2"/>0 outerChange</text:p>
      <text:p text:style-name="Source_20_code"><text:s text:c="2"/>21813 <text:s text:c="2"/>21816 <text:s text:c="5"/>- <text:s text:c="2"/>0 outerChange</text:p>
      <text:p text:style-name="Source_20_code"><text:s text:c="2"/>21813 <text:s text:c="2"/>21817 <text:s text:c="5"/>- <text:s text:c="2"/>0 outerChange</text:p>
      <text:p text:style-name="Source_20_code"><text:s text:c="2"/>21813 <text:s text:c="2"/>21818 <text:s text:c="5"/>- <text:s text:c="2"/>0 outerChange</text:p>
      <text:p text:style-name="Source_20_code"><text:s text:c="2"/>21813 <text:s text:c="2"/>21819 <text:s text:c="5"/>- <text:s text:c="2"/>0 outerChange</text:p>
      <text:p text:style-name="Source_20_code"><text:s text:c="2"/>21813 <text:s text:c="2"/>21820 <text:s text:c="5"/>- <text:s text:c="2"/>0 outerChange</text:p>
      <text:p text:style-name="Source_20_code"><text:s text:c="2"/>21813 <text:s text:c="2"/>21821 <text:s text:c="5"/>- <text:s text:c="2"/>0 outerChange</text:p>
      <text:p text:style-name="Source_20_code"><text:s text:c="2"/>21813 <text:s text:c="2"/>21822 <text:s text:c="5"/>- <text:s text:c="2"/>0 outerChange</text:p>
      <text:p text:style-name="Source_20_code"><text:s text:c="2"/>21813 <text:s text:c="2"/>21823 <text:s text:c="5"/>- <text:s text:c="2"/>0 outerChange</text:p>
      <text:p text:style-name="Based_20_style">Теперь поменяем приоритет нескольких потоков командой <text:span text:style-name="T7">sudo chrt -r -p 40 </text:span><text:span text:style-name="T8">&lt;TID&gt;</text:span><text:span text:style-name="T9">, где TID – идентификатор потока:</text:span></text:p>
      <text:p text:style-name="Source_20_code">b4ll3r1um@b4ll3r1um-MaiBook-X-series:~/Labs_OS/LR3-4/23$ sudo chrt -r -p 40 21814</text:p>
      <text:p text:style-name="Source_20_code">b4ll3r1um@b4ll3r1um-MaiBook-X-series:~/Labs_OS/LR3-4/23$ sudo chrt -r -p 40 21815</text:p>
      <text:p text:style-name="Source_20_code">b4ll3r1um@b4ll3r1um-MaiBook-X-series:~/Labs_OS/LR3-4/23$ sudo chrt -r -p 40 21816</text:p>
      <text:p text:style-name="Source_20_code">b4ll3r1um@b4ll3r1um-MaiBook-X-series:~/Labs_OS/LR3-4/23$ sudo chrt -r -p 40 21817</text:p>
      <text:p text:style-name="Source_20_code">b4ll3r1um@b4ll3r1um-MaiBook-X-series:~/Labs_OS/LR3-4/23$ ps -eLo pid,tid,rtprio,ni,comm | grep outerChange</text:p>
      <text:p text:style-name="Source_20_code"><text:s text:c="2"/>21813 <text:s text:c="2"/>21813 <text:s text:c="4"/>40 <text:s text:c="2"/>- outerChange</text:p>
      <text:p text:style-name="Source_20_code"><text:s text:c="2"/>21813 <text:s text:c="2"/>21814 <text:s text:c="4"/>40 <text:s text:c="2"/>- outerChange</text:p>
      <text:p text:style-name="Source_20_code"><text:s text:c="2"/>21813 <text:s text:c="2"/>21815 <text:s text:c="4"/>40 <text:s text:c="2"/>- outerChange</text:p>
      <text:p text:style-name="Source_20_code"><text:s text:c="2"/>21813 <text:s text:c="2"/>21816 <text:s text:c="4"/>40 <text:s text:c="2"/>- outerChange</text:p>
      <text:p text:style-name="Source_20_code"><text:s text:c="2"/>21813 <text:s text:c="2"/>21817 <text:s text:c="4"/>40 <text:s text:c="2"/>- outerChange</text:p>
      <text:p text:style-name="Source_20_code"><text:s text:c="2"/>21813 <text:s text:c="2"/>21818 <text:s text:c="5"/>- <text:s text:c="2"/>0 outerChange</text:p>
      <text:p text:style-name="Source_20_code"><text:s text:c="2"/>21813 <text:s text:c="2"/>21819 <text:s text:c="5"/>- <text:s text:c="2"/>0 outerChange</text:p>
      <text:p text:style-name="Source_20_code"><text:s text:c="2"/>21813 <text:s text:c="2"/>21820 <text:s text:c="5"/>- <text:s text:c="2"/>0 outerChange</text:p>
      <text:p text:style-name="Source_20_code"><text:s text:c="2"/>21813 <text:s text:c="2"/>21821 <text:s text:c="5"/>- <text:s text:c="2"/>0 outerChange</text:p>
      <text:p text:style-name="Source_20_code"><text:s text:c="2"/>21813 <text:s text:c="2"/>21822 <text:s text:c="5"/>- <text:s text:c="2"/>0 outerChange</text:p>
      <text:p text:style-name="Source_20_code"><text:s text:c="2"/>21813 <text:s text:c="2"/>21823 <text:s text:c="5"/>- <text:s text:c="2"/>0 outerChange</text:p>
      <text:p text:style-name="P63"><text:tab/>Как видим, время выполнения некоторых потоков значительно снизилось после установки им нового приоритета.</text:p>
      <text:p text:style-name="P135">СПИСОК ИСПОЛЬЗОВАНЫХ ИСТОЧНИКОВ</text:p>
      <text:p text:style-name="P136"><text:tab/><text:span text:style-name="T62">1) Losst - Linux Open Source Software Technologies: https://losst.pro/</text:span></text:p>
      <text:p text:style-name="P137"><text:tab/>2) http://linux.bolden.ru/</text:p>
      <text:p text:style-name="P137"><text:tab/>3) https://andreyex.ru/</text:p>
      <text:p text:style-name="P137"><text:tab/>4) Информация, выводимая командой man для каждой утилиты</text:p>
      <text:p text:style-name="P137"><text:tab/>5) https://900913.ru/</text:p>
      <text:p text:style-name="P137"><text:tab/>6) linuxFAQ: https://linux-faq.ru/</text:p>
      <text:p text:style-name="P137"><text:tab/>7) OpenNet: https://www.opennet.ru/</text:p>
      <text:p text:style-name="P137"><text:tab/>8) StackOverflow: https://stackoverflow.com/</text:p>
      <text:p text:style-name="P63"/>
      <text:p text:style-name="P6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Source_20_code" style:display-name="Source code" style:family="paragraph" style:parent-style-name="Standard_20__28_user_29_">
      <style:paragraph-properties fo:margin-left="0cm" fo:margin-right="0cm" fo:line-height="100%" fo:text-align="justify" style:justify-single-word="false" fo:text-indent="0cm" style:auto-text-indent="false" fo:padding="0.049cm" fo:border="0.06pt solid #000000"/>
      <style:text-properties style:font-name="Courier New2" fo:font-family="'Courier New'" style:font-style-name="Обычный" style:font-family-generic="modern" style:font-pitch="fixed" fo:font-size="11pt" fo:font-weight="normal" style:font-weight-asian="normal" style:font-weight-complex="normal"/>
    </style:style>
    <style:style style:name="Based_20_style" style:display-name="Based style" style:family="paragraph" style:parent-style-name="Standard_20__28_user_29_">
      <style:paragraph-properties fo:line-height="150%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1:08:45.916499877</meta:creation-date>
    <meta:generator>LibreOffice/7.3.7.2$Linux_X86_64 LibreOffice_project/30$Build-2</meta:generator>
    <dc:date>2024-05-04T21:54:21.759368772</dc:date>
    <meta:editing-duration>PT21H54M2S</meta:editing-duration>
    <meta:editing-cycles>643</meta:editing-cycles>
    <meta:document-statistic meta:table-count="1" meta:image-count="0" meta:object-count="0" meta:page-count="50" meta:paragraph-count="1809" meta:word-count="9492" meta:character-count="69208" meta:non-whitespace-character-count="57774"/>
  </office:meta>
</office:document-meta>
</file>